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cm"/>
    </style:style>
    <style:style style:name="co3" style:family="table-column">
      <style:table-column-properties fo:break-before="auto" style:column-width="0.441cm"/>
    </style:style>
    <style:style style:name="co4" style:family="table-column">
      <style:table-column-properties fo:break-before="auto" style:column-width="1.543cm"/>
    </style:style>
    <style:style style:name="co5" style:family="table-column">
      <style:table-column-properties fo:break-before="auto" style:column-width="1.134cm"/>
    </style:style>
    <style:style style:name="co6" style:family="table-column">
      <style:table-column-properties fo:break-before="auto" style:column-width="0.51cm"/>
    </style:style>
    <style:style style:name="co7" style:family="table-column">
      <style:table-column-properties fo:break-before="auto" style:column-width="0.538cm"/>
    </style:style>
    <style:style style:name="co8" style:family="table-column">
      <style:table-column-properties fo:break-before="auto" style:column-width="0.459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0.402cm"/>
    </style:style>
    <style:style style:name="co11" style:family="table-column">
      <style:table-column-properties fo:break-before="auto" style:column-width="0.494cm"/>
    </style:style>
    <style:style style:name="co12" style:family="table-column">
      <style:table-column-properties fo:break-before="auto" style:column-width="1.039cm"/>
    </style:style>
    <style:style style:name="co13" style:family="table-column">
      <style:table-column-properties fo:break-before="auto" style:column-width="1.265cm"/>
    </style:style>
    <style:style style:name="co1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/>
    <style:style style:name="ce4" style:family="table-cell" style:parent-style-name="Default" style:data-style-name="N119"/>
    <style:style style:name="ce5" style:family="table-cell" style:parent-style-name="Default" style:data-style-name="N12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20"/>
    <style:style style:name="ce7" style:family="table-cell" style:parent-style-name="Default" style:data-style-name="N119"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682cm" svg:height="10.544cm" svg:x="15.494cm" svg:y="37.748cm">
            <draw:object draw:notify-on-update-of-ranges="Sheet1.A60:Sheet1.A60 Sheet1.D60:Sheet1.AB60 Sheet1.D47:Sheet1.AB47 Sheet1.A61:Sheet1.A61 Sheet1.D61:Sheet1.AB61 Sheet1.D47:Sheet1.AB47 Sheet1.A62:Sheet1.A62 Sheet1.D62:Sheet1.AB62 Sheet1.D47:Sheet1.AB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4" table:default-cell-style-name="ce1"/>
        <table:table-column table:style-name="co5" table:default-cell-style-name="ce1"/>
        <table:table-column table:style-name="co7" table:default-cell-style-name="Default"/>
        <table:table-column table:style-name="co4" table:default-cell-style-name="ce1"/>
        <table:table-column table:style-name="co5" table:default-cell-style-name="ce1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76"/>
        </table:table-row>
        <table:table-row table:style-name="ro1">
          <table:table-cell table:number-columns-repeated="3"/>
          <table:table-cell table:style-name="ce2" office:value-type="float" office:value="500" calcext:value-type="float" table:number-columns-spanned="2" table:number-rows-spanned="1">
            <text:p>500</text:p>
          </table:table-cell>
          <table:covered-table-cell/>
          <table:table-cell/>
          <table:table-cell table:style-name="ce2" table:formula="of:=[.D2]+500" office:value-type="float" office:value="1000" calcext:value-type="float" table:number-columns-spanned="2" table:number-rows-spanned="1">
            <text:p>1000</text:p>
          </table:table-cell>
          <table:covered-table-cell/>
          <table:table-cell/>
          <table:table-cell table:style-name="ce2" table:formula="of:=[.G2]+500" office:value-type="float" office:value="1500" calcext:value-type="float" table:number-columns-spanned="2" table:number-rows-spanned="1">
            <text:p>1500</text:p>
          </table:table-cell>
          <table:covered-table-cell/>
          <table:table-cell/>
          <table:table-cell table:style-name="ce2" table:formula="of:=[.J2]+500" office:value-type="float" office:value="2000" calcext:value-type="float" table:number-columns-spanned="2" table:number-rows-spanned="1">
            <text:p>2000</text:p>
          </table:table-cell>
          <table:covered-table-cell/>
          <table:table-cell/>
          <table:table-cell table:style-name="ce2" table:formula="of:=[.M2]+500" office:value-type="float" office:value="2500" calcext:value-type="float" table:number-columns-spanned="2" table:number-rows-spanned="1">
            <text:p>2500</text:p>
          </table:table-cell>
          <table:covered-table-cell/>
          <table:table-cell/>
          <table:table-cell table:style-name="ce2" table:formula="of:=[.P2]+500" office:value-type="float" office:value="3000" calcext:value-type="float" table:number-columns-spanned="2" table:number-rows-spanned="1">
            <text:p>3000</text:p>
          </table:table-cell>
          <table:covered-table-cell/>
          <table:table-cell/>
          <table:table-cell table:style-name="ce2" table:formula="of:=[.S2]+500" office:value-type="float" office:value="3500" calcext:value-type="float" table:number-columns-spanned="2" table:number-rows-spanned="1">
            <text:p>3500</text:p>
          </table:table-cell>
          <table:covered-table-cell/>
          <table:table-cell/>
          <table:table-cell table:style-name="ce2" table:formula="of:=[.V2]+500" office:value-type="float" office:value="4000" calcext:value-type="float" table:number-columns-spanned="2" table:number-rows-spanned="1">
            <text:p>4000</text:p>
          </table:table-cell>
          <table:covered-table-cell/>
          <table:table-cell/>
          <table:table-cell table:style-name="ce2" table:formula="of:=[.Y2]+500" office:value-type="float" office:value="4500" calcext:value-type="float" table:number-columns-spanned="2" table:number-rows-spanned="1">
            <text:p>4500</text:p>
          </table:table-cell>
          <table:covered-table-cell/>
          <table:table-cell table:number-columns-repeated="47"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\rdp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48580" calcext:value-type="float">
            <text:p>48580</text:p>
          </table:table-cell>
          <table:table-cell table:style-name="ce3" table:formula="of:=SQRT([.D3])" office:value-type="float" office:value="220.408711261601" calcext:value-type="float">
            <text:p>22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48714" calcext:value-type="float">
            <text:p>48714</text:p>
          </table:table-cell>
          <table:table-cell table:style-name="ce3" table:formula="of:=SQRT([.G3])" office:value-type="float" office:value="220.712482655603" calcext:value-type="float">
            <text:p>22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48912" calcext:value-type="float">
            <text:p>48912</text:p>
          </table:table-cell>
          <table:table-cell table:style-name="ce3" table:formula="of:=SQRT([.J3])" office:value-type="float" office:value="221.160575148465" calcext:value-type="float">
            <text:p>22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48847" calcext:value-type="float">
            <text:p>48847</text:p>
          </table:table-cell>
          <table:table-cell table:style-name="ce3" table:formula="of:=SQRT([.M3])" office:value-type="float" office:value="221.013574243755" calcext:value-type="float">
            <text:p>22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48937" calcext:value-type="float">
            <text:p>48937</text:p>
          </table:table-cell>
          <table:table-cell table:style-name="ce3" table:formula="of:=SQRT([.P3])" office:value-type="float" office:value="221.217087947563" calcext:value-type="float">
            <text:p>22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49167" calcext:value-type="float">
            <text:p>49167</text:p>
          </table:table-cell>
          <table:table-cell table:style-name="ce3" table:formula="of:=SQRT([.S3])" office:value-type="float" office:value="221.736329905589" calcext:value-type="float">
            <text:p>22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49266" calcext:value-type="float">
            <text:p>49266</text:p>
          </table:table-cell>
          <table:table-cell table:style-name="ce3" table:formula="of:=SQRT([.V3])" office:value-type="float" office:value="221.959455757127" calcext:value-type="float">
            <text:p>22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49545" calcext:value-type="float">
            <text:p>49545</text:p>
          </table:table-cell>
          <table:table-cell table:style-name="ce3" table:formula="of:=SQRT([.Y3])" office:value-type="float" office:value="222.587061618595" calcext:value-type="float">
            <text:p>22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49468" calcext:value-type="float">
            <text:p>49468</text:p>
          </table:table-cell>
          <table:table-cell table:style-name="ce3" table:formula="of:=SQRT([.AB3])" office:value-type="float" office:value="222.414028334546" calcext:value-type="float">
            <text:p>222</text:p>
          </table:table-cell>
          <table:table-cell/>
          <table:table-cell office:value-type="float" office:value="53816" calcext:value-type="float">
            <text:p>5381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94Kr</text:p>
          </table:table-cell>
          <table:table-cell office:value-type="string" calcext:value-type="string">
            <text:p>\rdp</text:p>
          </table:table-cell>
          <table:table-cell office:value-type="string" calcext:value-type="string">
            <text:p>&amp;</text:p>
          </table:table-cell>
          <table:table-cell table:style-name="Default" office:value-type="float" office:value="38695" calcext:value-type="float">
            <text:p>38695</text:p>
          </table:table-cell>
          <table:table-cell table:style-name="ce3" table:formula="of:=SQRT([.D4])" office:value-type="float" office:value="196.710447104367" calcext:value-type="float">
            <text:p>197</text:p>
          </table:table-cell>
          <table:table-cell table:style-name="ce3" office:value-type="string" calcext:value-type="string">
            <text:p>&amp;</text:p>
          </table:table-cell>
          <table:table-cell table:style-name="Default" office:value-type="float" office:value="38977" calcext:value-type="float">
            <text:p>38977</text:p>
          </table:table-cell>
          <table:table-cell table:style-name="ce3" table:formula="of:=SQRT([.G4])" office:value-type="float" office:value="197.425935479612" calcext:value-type="float">
            <text:p>197</text:p>
          </table:table-cell>
          <table:table-cell table:style-name="ce3" office:value-type="string" calcext:value-type="string">
            <text:p>&amp;</text:p>
          </table:table-cell>
          <table:table-cell table:style-name="Default" office:value-type="float" office:value="39251" calcext:value-type="float">
            <text:p>39251</text:p>
          </table:table-cell>
          <table:table-cell table:style-name="ce3" table:formula="of:=SQRT([.J4])" office:value-type="float" office:value="198.11865131784" calcext:value-type="float">
            <text:p>198</text:p>
          </table:table-cell>
          <table:table-cell table:style-name="ce3" office:value-type="string" calcext:value-type="string">
            <text:p>&amp;</text:p>
          </table:table-cell>
          <table:table-cell table:style-name="Default" office:value-type="float" office:value="38975" calcext:value-type="float">
            <text:p>38975</text:p>
          </table:table-cell>
          <table:table-cell table:style-name="ce3" table:formula="of:=SQRT([.M4])" office:value-type="float" office:value="197.420870223996" calcext:value-type="float">
            <text:p>197</text:p>
          </table:table-cell>
          <table:table-cell table:style-name="ce3" office:value-type="string" calcext:value-type="string">
            <text:p>&amp;</text:p>
          </table:table-cell>
          <table:table-cell table:style-name="Default" office:value-type="float" office:value="39290" calcext:value-type="float">
            <text:p>39290</text:p>
          </table:table-cell>
          <table:table-cell table:style-name="ce3" table:formula="of:=SQRT([.P4])" office:value-type="float" office:value="198.217052747739" calcext:value-type="float">
            <text:p>198</text:p>
          </table:table-cell>
          <table:table-cell table:style-name="ce3" office:value-type="string" calcext:value-type="string">
            <text:p>&amp;</text:p>
          </table:table-cell>
          <table:table-cell table:style-name="Default" office:value-type="float" office:value="39345" calcext:value-type="float">
            <text:p>39345</text:p>
          </table:table-cell>
          <table:table-cell table:style-name="ce3" table:formula="of:=SQRT([.S4])" office:value-type="float" office:value="198.355741031108" calcext:value-type="float">
            <text:p>198</text:p>
          </table:table-cell>
          <table:table-cell table:style-name="ce3" office:value-type="string" calcext:value-type="string">
            <text:p>&amp;</text:p>
          </table:table-cell>
          <table:table-cell table:style-name="Default" office:value-type="float" office:value="39480" calcext:value-type="float">
            <text:p>39480</text:p>
          </table:table-cell>
          <table:table-cell table:style-name="ce3" table:formula="of:=SQRT([.V4])" office:value-type="float" office:value="198.695747312317" calcext:value-type="float">
            <text:p>199</text:p>
          </table:table-cell>
          <table:table-cell table:style-name="ce3" office:value-type="string" calcext:value-type="string">
            <text:p>&amp;</text:p>
          </table:table-cell>
          <table:table-cell table:style-name="Default" office:value-type="float" office:value="39550" calcext:value-type="float">
            <text:p>39550</text:p>
          </table:table-cell>
          <table:table-cell table:style-name="ce3" table:formula="of:=SQRT([.Y4])" office:value-type="float" office:value="198.871818013513" calcext:value-type="float">
            <text:p>199</text:p>
          </table:table-cell>
          <table:table-cell table:style-name="ce3" office:value-type="string" calcext:value-type="string">
            <text:p>&amp;</text:p>
          </table:table-cell>
          <table:table-cell table:style-name="Default" office:value-type="float" office:value="39570" calcext:value-type="float">
            <text:p>39570</text:p>
          </table:table-cell>
          <table:table-cell table:style-name="ce3" table:formula="of:=SQRT([.AB4])" office:value-type="float" office:value="198.922095303664" calcext:value-type="float">
            <text:p>199</text:p>
          </table:table-cell>
          <table:table-cell/>
          <table:table-cell office:value-type="float" office:value="43635" calcext:value-type="float">
            <text:p>4363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132Sn</text:p>
          </table:table-cell>
          <table:table-cell office:value-type="string" calcext:value-type="string">
            <text:p>\rdp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20160" calcext:value-type="float">
            <text:p>20160</text:p>
          </table:table-cell>
          <table:table-cell table:style-name="ce3" table:formula="of:=SQRT([.D5])" office:value-type="float" office:value="141.985914794391" calcext:value-type="float">
            <text:p>14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0185" calcext:value-type="float">
            <text:p>20185</text:p>
          </table:table-cell>
          <table:table-cell table:style-name="ce3" table:formula="of:=SQRT([.G5])" office:value-type="float" office:value="142.073924419649" calcext:value-type="float">
            <text:p>14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0355" calcext:value-type="float">
            <text:p>20355</text:p>
          </table:table-cell>
          <table:table-cell table:style-name="ce3" table:formula="of:=SQRT([.J5])" office:value-type="float" office:value="142.67095009146" calcext:value-type="float">
            <text:p>14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0356" calcext:value-type="float">
            <text:p>20356</text:p>
          </table:table-cell>
          <table:table-cell table:style-name="ce3" table:formula="of:=SQRT([.M5])" office:value-type="float" office:value="142.674454616094" calcext:value-type="float">
            <text:p>14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0508" calcext:value-type="float">
            <text:p>20508</text:p>
          </table:table-cell>
          <table:table-cell table:style-name="ce3" table:formula="of:=SQRT([.P5])" office:value-type="float" office:value="143.206145119544" calcext:value-type="float">
            <text:p>14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0513" calcext:value-type="float">
            <text:p>20513</text:p>
          </table:table-cell>
          <table:table-cell table:style-name="ce3" table:formula="of:=SQRT([.S5])" office:value-type="float" office:value="143.223601407031" calcext:value-type="float">
            <text:p>14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0591" calcext:value-type="float">
            <text:p>20591</text:p>
          </table:table-cell>
          <table:table-cell table:style-name="ce3" table:formula="of:=SQRT([.V5])" office:value-type="float" office:value="143.495644533205" calcext:value-type="float">
            <text:p>14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0517" calcext:value-type="float">
            <text:p>20517</text:p>
          </table:table-cell>
          <table:table-cell table:style-name="ce3" table:formula="of:=SQRT([.Y5])" office:value-type="float" office:value="143.2375649053" calcext:value-type="float">
            <text:p>14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0670" calcext:value-type="float">
            <text:p>20670</text:p>
          </table:table-cell>
          <table:table-cell table:style-name="ce3" table:formula="of:=SQRT([.AB5])" office:value-type="float" office:value="143.770650690605" calcext:value-type="float">
            <text:p>144</text:p>
          </table:table-cell>
          <table:table-cell/>
          <table:table-cell office:value-type="float" office:value="22500" calcext:value-type="float">
            <text:p>22500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47"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\rdt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05336" calcext:value-type="float">
            <text:p>105336</text:p>
          </table:table-cell>
          <table:table-cell table:style-name="ce3" table:formula="of:=SQRT([.D7])" office:value-type="float" office:value="324.555080071165" calcext:value-type="float">
            <text:p>32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05425" calcext:value-type="float">
            <text:p>105425</text:p>
          </table:table-cell>
          <table:table-cell table:style-name="ce3" table:formula="of:=SQRT([.G7])" office:value-type="float" office:value="324.692161901084" calcext:value-type="float">
            <text:p>32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05745" calcext:value-type="float">
            <text:p>105745</text:p>
          </table:table-cell>
          <table:table-cell table:style-name="ce3" table:formula="of:=SQRT([.J7])" office:value-type="float" office:value="325.184562979241" calcext:value-type="float">
            <text:p>32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05920" calcext:value-type="float">
            <text:p>105920</text:p>
          </table:table-cell>
          <table:table-cell table:style-name="ce3" table:formula="of:=SQRT([.M7])" office:value-type="float" office:value="325.453529708928" calcext:value-type="float">
            <text:p>32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06420" calcext:value-type="float">
            <text:p>106420</text:p>
          </table:table-cell>
          <table:table-cell table:style-name="ce3" table:formula="of:=SQRT([.P7])" office:value-type="float" office:value="326.220784132465" calcext:value-type="float">
            <text:p>32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06485" calcext:value-type="float">
            <text:p>106485</text:p>
          </table:table-cell>
          <table:table-cell table:style-name="ce3" table:formula="of:=SQRT([.S7])" office:value-type="float" office:value="326.320394704346" calcext:value-type="float">
            <text:p>32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07105" calcext:value-type="float">
            <text:p>107105</text:p>
          </table:table-cell>
          <table:table-cell table:style-name="ce3" table:formula="of:=SQRT([.V7])" office:value-type="float" office:value="327.269002504056" calcext:value-type="float">
            <text:p>32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06968" calcext:value-type="float">
            <text:p>106968</text:p>
          </table:table-cell>
          <table:table-cell table:style-name="ce3" table:formula="of:=SQRT([.Y7])" office:value-type="float" office:value="327.059627591056" calcext:value-type="float">
            <text:p>32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07305" calcext:value-type="float">
            <text:p>107305</text:p>
          </table:table-cell>
          <table:table-cell table:style-name="ce3" table:formula="of:=SQRT([.AB7])" office:value-type="float" office:value="327.574419025662" calcext:value-type="float">
            <text:p>328</text:p>
          </table:table-cell>
          <table:table-cell/>
          <table:table-cell office:value-type="float" office:value="116490" calcext:value-type="float">
            <text:p>11649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94Kr</text:p>
          </table:table-cell>
          <table:table-cell office:value-type="string" calcext:value-type="string">
            <text:p>\rdt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5640" calcext:value-type="float">
            <text:p>35640</text:p>
          </table:table-cell>
          <table:table-cell table:style-name="ce3" table:formula="of:=SQRT([.D8])" office:value-type="float" office:value="188.785592670627" calcext:value-type="float">
            <text:p>18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5963" calcext:value-type="float">
            <text:p>35963</text:p>
          </table:table-cell>
          <table:table-cell table:style-name="ce3" table:formula="of:=SQRT([.G8])" office:value-type="float" office:value="189.639130983033" calcext:value-type="float">
            <text:p>19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5730" calcext:value-type="float">
            <text:p>35730</text:p>
          </table:table-cell>
          <table:table-cell table:style-name="ce3" table:formula="of:=SQRT([.J8])" office:value-type="float" office:value="189.02380802428" calcext:value-type="float">
            <text:p>18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5785" calcext:value-type="float">
            <text:p>35785</text:p>
          </table:table-cell>
          <table:table-cell table:style-name="ce3" table:formula="of:=SQRT([.M8])" office:value-type="float" office:value="189.16923639958" calcext:value-type="float">
            <text:p>18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5985" calcext:value-type="float">
            <text:p>35985</text:p>
          </table:table-cell>
          <table:table-cell table:style-name="ce3" table:formula="of:=SQRT([.P8])" office:value-type="float" office:value="189.697127020944" calcext:value-type="float">
            <text:p>19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6124" calcext:value-type="float">
            <text:p>36124</text:p>
          </table:table-cell>
          <table:table-cell table:style-name="ce3" table:formula="of:=SQRT([.S8])" office:value-type="float" office:value="190.063147401068" calcext:value-type="float">
            <text:p>19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6310" calcext:value-type="float">
            <text:p>36310</text:p>
          </table:table-cell>
          <table:table-cell table:style-name="ce3" table:formula="of:=SQRT([.V8])" office:value-type="float" office:value="190.551830219497" calcext:value-type="float">
            <text:p>19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6238" calcext:value-type="float">
            <text:p>36238</text:p>
          </table:table-cell>
          <table:table-cell table:style-name="ce3" table:formula="of:=SQRT([.Y8])" office:value-type="float" office:value="190.362811494262" calcext:value-type="float">
            <text:p>19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6365" calcext:value-type="float">
            <text:p>36365</text:p>
          </table:table-cell>
          <table:table-cell table:style-name="ce3" table:formula="of:=SQRT([.AB8])" office:value-type="float" office:value="190.696093300309" calcext:value-type="float">
            <text:p>191</text:p>
          </table:table-cell>
          <table:table-cell/>
          <table:table-cell office:value-type="float" office:value="40015" calcext:value-type="float">
            <text:p>4001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132Sn</text:p>
          </table:table-cell>
          <table:table-cell office:value-type="string" calcext:value-type="string">
            <text:p>\rdt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4385" calcext:value-type="float">
            <text:p>34385</text:p>
          </table:table-cell>
          <table:table-cell table:style-name="ce3" table:formula="of:=SQRT([.D9])" office:value-type="float" office:value="185.431928210867" calcext:value-type="float">
            <text:p>18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4540" calcext:value-type="float">
            <text:p>34540</text:p>
          </table:table-cell>
          <table:table-cell table:style-name="ce3" table:formula="of:=SQRT([.G9])" office:value-type="float" office:value="185.849401398014" calcext:value-type="float">
            <text:p>18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4625" calcext:value-type="float">
            <text:p>34625</text:p>
          </table:table-cell>
          <table:table-cell table:style-name="ce3" table:formula="of:=SQRT([.J9])" office:value-type="float" office:value="186.077940659284" calcext:value-type="float">
            <text:p>18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4685" calcext:value-type="float">
            <text:p>34685</text:p>
          </table:table-cell>
          <table:table-cell table:style-name="ce3" table:formula="of:=SQRT([.M9])" office:value-type="float" office:value="186.239093640406" calcext:value-type="float">
            <text:p>18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4735" calcext:value-type="float">
            <text:p>34735</text:p>
          </table:table-cell>
          <table:table-cell table:style-name="ce3" table:formula="of:=SQRT([.P9])" office:value-type="float" office:value="186.373281346871" calcext:value-type="float">
            <text:p>18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4775" calcext:value-type="float">
            <text:p>34775</text:p>
          </table:table-cell>
          <table:table-cell table:style-name="ce3" table:formula="of:=SQRT([.S9])" office:value-type="float" office:value="186.480561989715" calcext:value-type="float">
            <text:p>18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4965" calcext:value-type="float">
            <text:p>34965</text:p>
          </table:table-cell>
          <table:table-cell table:style-name="ce3" table:formula="of:=SQRT([.V9])" office:value-type="float" office:value="186.989304506969" calcext:value-type="float">
            <text:p>18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5150" calcext:value-type="float">
            <text:p>35150</text:p>
          </table:table-cell>
          <table:table-cell table:style-name="ce3" table:formula="of:=SQRT([.Y9])" office:value-type="float" office:value="187.483332592527" calcext:value-type="float">
            <text:p>18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5235" calcext:value-type="float">
            <text:p>35235</text:p>
          </table:table-cell>
          <table:table-cell table:style-name="ce3" table:formula="of:=SQRT([.AB9])" office:value-type="float" office:value="187.709882531528" calcext:value-type="float">
            <text:p>188</text:p>
          </table:table-cell>
          <table:table-cell/>
          <table:table-cell office:value-type="float" office:value="38350" calcext:value-type="float">
            <text:p>38350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47"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\rpd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1465" calcext:value-type="float">
            <text:p>11465</text:p>
          </table:table-cell>
          <table:table-cell table:style-name="ce3" table:formula="of:=SQRT([.D11])" office:value-type="float" office:value="107.074740251845" calcext:value-type="float">
            <text:p>10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1355" calcext:value-type="float">
            <text:p>11355</text:p>
          </table:table-cell>
          <table:table-cell table:style-name="ce3" table:formula="of:=SQRT([.G11])" office:value-type="float" office:value="106.559842342226" calcext:value-type="float">
            <text:p>10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1879" calcext:value-type="float">
            <text:p>11879</text:p>
          </table:table-cell>
          <table:table-cell table:style-name="ce3" table:formula="of:=SQRT([.J11])" office:value-type="float" office:value="108.990825301949" calcext:value-type="float">
            <text:p>10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1790" calcext:value-type="float">
            <text:p>11790</text:p>
          </table:table-cell>
          <table:table-cell table:style-name="ce3" table:formula="of:=SQRT([.M11])" office:value-type="float" office:value="108.581766425123" calcext:value-type="float">
            <text:p>10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1710" calcext:value-type="float">
            <text:p>11710</text:p>
          </table:table-cell>
          <table:table-cell table:style-name="ce3" table:formula="of:=SQRT([.P11])" office:value-type="float" office:value="108.21275340735" calcext:value-type="float">
            <text:p>10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9552" calcext:value-type="float">
            <text:p>19552</text:p>
          </table:table-cell>
          <table:table-cell table:style-name="ce3" table:formula="of:=SQRT([.S11])" office:value-type="float" office:value="139.828466343588" calcext:value-type="float">
            <text:p>14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40365" calcext:value-type="float">
            <text:p>40365</text:p>
          </table:table-cell>
          <table:table-cell table:style-name="ce3" table:formula="of:=SQRT([.V11])" office:value-type="float" office:value="200.910427803039" calcext:value-type="float">
            <text:p>20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54285" calcext:value-type="float">
            <text:p>54285</text:p>
          </table:table-cell>
          <table:table-cell table:style-name="ce3" table:formula="of:=SQRT([.Y11])" office:value-type="float" office:value="232.991416150896" calcext:value-type="float">
            <text:p>23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61814" calcext:value-type="float">
            <text:p>61814</text:p>
          </table:table-cell>
          <table:table-cell table:style-name="ce3" table:formula="of:=SQRT([.AB11])" office:value-type="float" office:value="248.62421442812" calcext:value-type="float">
            <text:p>249</text:p>
          </table:table-cell>
          <table:table-cell/>
          <table:table-cell office:value-type="float" office:value="74477" calcext:value-type="float">
            <text:p>7447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94Kr</text:p>
          </table:table-cell>
          <table:table-cell office:value-type="string" calcext:value-type="string">
            <text:p>\rpd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18695" calcext:value-type="float">
            <text:p>18695</text:p>
          </table:table-cell>
          <table:table-cell table:style-name="ce3" table:formula="of:=SQRT([.D12])" office:value-type="float" office:value="136.729660278961" calcext:value-type="float">
            <text:p>13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8896" calcext:value-type="float">
            <text:p>18896</text:p>
          </table:table-cell>
          <table:table-cell table:style-name="ce3" table:formula="of:=SQRT([.G12])" office:value-type="float" office:value="137.462722219517" calcext:value-type="float">
            <text:p>13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8895" calcext:value-type="float">
            <text:p>18895</text:p>
          </table:table-cell>
          <table:table-cell table:style-name="ce3" table:formula="of:=SQRT([.J12])" office:value-type="float" office:value="137.45908482163" calcext:value-type="float">
            <text:p>13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8815" calcext:value-type="float">
            <text:p>18815</text:p>
          </table:table-cell>
          <table:table-cell table:style-name="ce3" table:formula="of:=SQRT([.M12])" office:value-type="float" office:value="137.167780473404" calcext:value-type="float">
            <text:p>13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9050" calcext:value-type="float">
            <text:p>19050</text:p>
          </table:table-cell>
          <table:table-cell table:style-name="ce3" table:formula="of:=SQRT([.P12])" office:value-type="float" office:value="138.021737418423" calcext:value-type="float">
            <text:p>13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9035" calcext:value-type="float">
            <text:p>19035</text:p>
          </table:table-cell>
          <table:table-cell table:style-name="ce3" table:formula="of:=SQRT([.S12])" office:value-type="float" office:value="137.967387450803" calcext:value-type="float">
            <text:p>13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9135" calcext:value-type="float">
            <text:p>19135</text:p>
          </table:table-cell>
          <table:table-cell table:style-name="ce3" table:formula="of:=SQRT([.V12])" office:value-type="float" office:value="138.329317210778" calcext:value-type="float">
            <text:p>13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9186" calcext:value-type="float">
            <text:p>19186</text:p>
          </table:table-cell>
          <table:table-cell table:style-name="ce3" table:formula="of:=SQRT([.Y12])" office:value-type="float" office:value="138.51353724456" calcext:value-type="float">
            <text:p>13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9255" calcext:value-type="float">
            <text:p>19255</text:p>
          </table:table-cell>
          <table:table-cell table:style-name="ce3" table:formula="of:=SQRT([.AB12])" office:value-type="float" office:value="138.762386834473" calcext:value-type="float">
            <text:p>139</text:p>
          </table:table-cell>
          <table:table-cell/>
          <table:table-cell office:value-type="float" office:value="36125" calcext:value-type="float">
            <text:p>3612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132Sn</text:p>
          </table:table-cell>
          <table:table-cell office:value-type="string" calcext:value-type="string">
            <text:p>\rpd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26780" calcext:value-type="float">
            <text:p>26780</text:p>
          </table:table-cell>
          <table:table-cell table:style-name="ce3" table:formula="of:=SQRT([.D13])" office:value-type="float" office:value="163.645959314613" calcext:value-type="float">
            <text:p>16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2527" calcext:value-type="float">
            <text:p>32527</text:p>
          </table:table-cell>
          <table:table-cell table:style-name="ce3" table:formula="of:=SQRT([.G13])" office:value-type="float" office:value="180.352432753207" calcext:value-type="float">
            <text:p>18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7280" calcext:value-type="float">
            <text:p>27280</text:p>
          </table:table-cell>
          <table:table-cell table:style-name="ce3" table:formula="of:=SQRT([.J13])" office:value-type="float" office:value="165.166582576501" calcext:value-type="float">
            <text:p>16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7420" calcext:value-type="float">
            <text:p>27420</text:p>
          </table:table-cell>
          <table:table-cell table:style-name="ce3" table:formula="of:=SQRT([.M13])" office:value-type="float" office:value="165.589854761697" calcext:value-type="float">
            <text:p>16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7460" calcext:value-type="float">
            <text:p>27460</text:p>
          </table:table-cell>
          <table:table-cell table:style-name="ce3" table:formula="of:=SQRT([.P13])" office:value-type="float" office:value="165.710591091819" calcext:value-type="float">
            <text:p>16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7765" calcext:value-type="float">
            <text:p>27765</text:p>
          </table:table-cell>
          <table:table-cell table:style-name="ce3" table:formula="of:=SQRT([.S13])" office:value-type="float" office:value="166.628328923986" calcext:value-type="float">
            <text:p>16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7875" calcext:value-type="float">
            <text:p>27875</text:p>
          </table:table-cell>
          <table:table-cell table:style-name="ce3" table:formula="of:=SQRT([.V13])" office:value-type="float" office:value="166.95807857064" calcext:value-type="float">
            <text:p>16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5575" calcext:value-type="float">
            <text:p>35575</text:p>
          </table:table-cell>
          <table:table-cell table:style-name="ce3" table:formula="of:=SQRT([.Y13])" office:value-type="float" office:value="188.6133611386" calcext:value-type="float">
            <text:p>18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51597" calcext:value-type="float">
            <text:p>51597</text:p>
          </table:table-cell>
          <table:table-cell table:style-name="ce3" table:formula="of:=SQRT([.AB13])" office:value-type="float" office:value="227.149730354231" calcext:value-type="float">
            <text:p>227</text:p>
          </table:table-cell>
          <table:table-cell/>
          <table:table-cell office:value-type="float" office:value="95555" calcext:value-type="float">
            <text:p>95555</text:p>
          </table:table-cell>
          <table:table-cell table:number-columns-repeated="45"/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\rpt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SQRT([.D15])" office:value-type="float" office:value="2.23606797749979" calcext:value-type="float">
            <text:p>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98752" calcext:value-type="float">
            <text:p>98752</text:p>
          </table:table-cell>
          <table:table-cell table:style-name="ce3" table:formula="of:=SQRT([.G15])" office:value-type="float" office:value="314.248309462438" calcext:value-type="float">
            <text:p>31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14907" calcext:value-type="float">
            <text:p>114907</text:p>
          </table:table-cell>
          <table:table-cell table:style-name="ce3" table:formula="of:=SQRT([.J15])" office:value-type="float" office:value="338.979350403531" calcext:value-type="float">
            <text:p>33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43136" calcext:value-type="float">
            <text:p>143136</text:p>
          </table:table-cell>
          <table:table-cell table:style-name="ce3" table:formula="of:=SQRT([.M15])" office:value-type="float" office:value="378.333186490427" calcext:value-type="float">
            <text:p>378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27534" calcext:value-type="float">
            <text:p>127534</text:p>
          </table:table-cell>
          <table:table-cell table:style-name="ce3" table:formula="of:=SQRT([.P15])" office:value-type="float" office:value="357.119027776454" calcext:value-type="float">
            <text:p>35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35984" calcext:value-type="float">
            <text:p>135984</text:p>
          </table:table-cell>
          <table:table-cell table:style-name="ce3" table:formula="of:=SQRT([.S15])" office:value-type="float" office:value="368.760084607865" calcext:value-type="float">
            <text:p>369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63155" calcext:value-type="float">
            <text:p>163155</text:p>
          </table:table-cell>
          <table:table-cell table:style-name="ce3" table:formula="of:=SQRT([.V15])" office:value-type="float" office:value="403.924497895337" calcext:value-type="float">
            <text:p>404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86786" calcext:value-type="float">
            <text:p>186786</text:p>
          </table:table-cell>
          <table:table-cell table:style-name="ce3" table:formula="of:=SQRT([.Y15])" office:value-type="float" office:value="432.187459327547" calcext:value-type="float">
            <text:p>43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205528" calcext:value-type="float">
            <text:p>205528</text:p>
          </table:table-cell>
          <table:table-cell table:style-name="ce3" table:formula="of:=SQRT([.AB15])" office:value-type="float" office:value="453.351960401629" calcext:value-type="float">
            <text:p>453</text:p>
          </table:table-cell>
          <table:table-cell/>
          <table:table-cell office:value-type="float" office:value="294409" calcext:value-type="float">
            <text:p>29440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94Kr</text:p>
          </table:table-cell>
          <table:table-cell office:value-type="string" calcext:value-type="string">
            <text:p>\rpt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015" calcext:value-type="float">
            <text:p>3015</text:p>
          </table:table-cell>
          <table:table-cell table:style-name="ce3" table:formula="of:=SQRT([.D16])" office:value-type="float" office:value="54.9090156531694" calcext:value-type="float">
            <text:p>5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030" calcext:value-type="float">
            <text:p>3030</text:p>
          </table:table-cell>
          <table:table-cell table:style-name="ce3" table:formula="of:=SQRT([.G16])" office:value-type="float" office:value="55.0454357780915" calcext:value-type="float">
            <text:p>55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0068" calcext:value-type="float">
            <text:p>10068</text:p>
          </table:table-cell>
          <table:table-cell table:style-name="ce3" table:formula="of:=SQRT([.J16])" office:value-type="float" office:value="100.339423956887" calcext:value-type="float">
            <text:p>10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214" calcext:value-type="float">
            <text:p>3214</text:p>
          </table:table-cell>
          <table:table-cell table:style-name="ce3" table:formula="of:=SQRT([.M16])" office:value-type="float" office:value="56.6921511322335" calcext:value-type="float">
            <text:p>5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140" calcext:value-type="float">
            <text:p>3140</text:p>
          </table:table-cell>
          <table:table-cell table:style-name="ce3" table:formula="of:=SQRT([.P16])" office:value-type="float" office:value="56.0357029044876" calcext:value-type="float">
            <text:p>56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195" calcext:value-type="float">
            <text:p>3195</text:p>
          </table:table-cell>
          <table:table-cell table:style-name="ce3" table:formula="of:=SQRT([.S16])" office:value-type="float" office:value="56.5243310442503" calcext:value-type="float">
            <text:p>5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211" calcext:value-type="float">
            <text:p>3211</text:p>
          </table:table-cell>
          <table:table-cell table:style-name="ce3" table:formula="of:=SQRT([.V16])" office:value-type="float" office:value="56.6656862660288" calcext:value-type="float">
            <text:p>5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200" calcext:value-type="float">
            <text:p>3200</text:p>
          </table:table-cell>
          <table:table-cell table:style-name="ce3" table:formula="of:=SQRT([.Y16])" office:value-type="float" office:value="56.5685424949238" calcext:value-type="float">
            <text:p>57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216" calcext:value-type="float">
            <text:p>3216</text:p>
          </table:table-cell>
          <table:table-cell table:style-name="ce3" table:formula="of:=SQRT([.AB16])" office:value-type="float" office:value="56.7097875150313" calcext:value-type="float">
            <text:p>57</text:p>
          </table:table-cell>
          <table:table-cell/>
          <table:table-cell office:value-type="float" office:value="12900" calcext:value-type="float">
            <text:p>12900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132Sn</text:p>
          </table:table-cell>
          <table:table-cell office:value-type="string" calcext:value-type="string">
            <text:p>\rpt</text:p>
          </table:table-cell>
          <table:table-cell office:value-type="string" calcext:value-type="string">
            <text:p>&amp;</text:p>
          </table:table-cell>
          <table:table-cell table:style-name="ce3" office:value-type="float" office:value="32560" calcext:value-type="float">
            <text:p>32560</text:p>
          </table:table-cell>
          <table:table-cell table:style-name="ce3" table:formula="of:=SQRT([.D17])" office:value-type="float" office:value="180.443897098239" calcext:value-type="float">
            <text:p>180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2745" calcext:value-type="float">
            <text:p>32745</text:p>
          </table:table-cell>
          <table:table-cell table:style-name="ce3" table:formula="of:=SQRT([.G17])" office:value-type="float" office:value="180.955795707128" calcext:value-type="float">
            <text:p>18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2795" calcext:value-type="float">
            <text:p>32795</text:p>
          </table:table-cell>
          <table:table-cell table:style-name="ce3" table:formula="of:=SQRT([.J17])" office:value-type="float" office:value="181.093898295884" calcext:value-type="float">
            <text:p>18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116358" calcext:value-type="float">
            <text:p>116358</text:p>
          </table:table-cell>
          <table:table-cell table:style-name="ce3" table:formula="of:=SQRT([.M17])" office:value-type="float" office:value="341.112884541174" calcext:value-type="float">
            <text:p>341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3332" calcext:value-type="float">
            <text:p>33332</text:p>
          </table:table-cell>
          <table:table-cell table:style-name="ce3" table:formula="of:=SQRT([.P17])" office:value-type="float" office:value="182.570534314823" calcext:value-type="float">
            <text:p>18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3280" calcext:value-type="float">
            <text:p>33280</text:p>
          </table:table-cell>
          <table:table-cell table:style-name="ce3" table:formula="of:=SQRT([.S17])" office:value-type="float" office:value="182.428068015862" calcext:value-type="float">
            <text:p>182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3435" calcext:value-type="float">
            <text:p>33435</text:p>
          </table:table-cell>
          <table:table-cell table:style-name="ce3" table:formula="of:=SQRT([.V17])" office:value-type="float" office:value="182.852399492049" calcext:value-type="float">
            <text:p>18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3504" calcext:value-type="float">
            <text:p>33504</text:p>
          </table:table-cell>
          <table:table-cell table:style-name="ce3" table:formula="of:=SQRT([.Y17])" office:value-type="float" office:value="183.040979018361" calcext:value-type="float">
            <text:p>183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float" office:value="33770" calcext:value-type="float">
            <text:p>33770</text:p>
          </table:table-cell>
          <table:table-cell table:style-name="ce3" table:formula="of:=SQRT([.AB17])" office:value-type="float" office:value="183.766155752358" calcext:value-type="float">
            <text:p>184</text:p>
          </table:table-cell>
          <table:table-cell/>
          <table:table-cell office:value-type="float" office:value="111465" calcext:value-type="float">
            <text:p>111465</text:p>
          </table:table-cell>
          <table:table-cell table:number-columns-repeated="45"/>
        </table:table-row>
        <table:table-row table:style-name="ro1" table:number-rows-repeated="7">
          <table:table-cell table:number-columns-repeated="76"/>
        </table:table-row>
        <table:table-row table:style-name="ro1">
          <table:table-cell table:number-columns-repeated="3"/>
          <table:table-cell table:style-name="ce2" office:value-type="float" office:value="500" calcext:value-type="float" table:number-columns-spanned="2" table:number-rows-spanned="1">
            <text:p>500</text:p>
          </table:table-cell>
          <table:covered-table-cell/>
          <table:table-cell/>
          <table:table-cell table:style-name="ce2" table:formula="of:=[.D25]+500" office:value-type="float" office:value="1000" calcext:value-type="float" table:number-columns-spanned="2" table:number-rows-spanned="1">
            <text:p>1000</text:p>
          </table:table-cell>
          <table:covered-table-cell/>
          <table:table-cell/>
          <table:table-cell table:style-name="ce2" table:formula="of:=[.G25]+500" office:value-type="float" office:value="1500" calcext:value-type="float" table:number-columns-spanned="2" table:number-rows-spanned="1">
            <text:p>1500</text:p>
          </table:table-cell>
          <table:covered-table-cell/>
          <table:table-cell/>
          <table:table-cell table:style-name="ce2" table:formula="of:=[.J25]+500" office:value-type="float" office:value="2000" calcext:value-type="float" table:number-columns-spanned="2" table:number-rows-spanned="1">
            <text:p>2000</text:p>
          </table:table-cell>
          <table:covered-table-cell/>
          <table:table-cell/>
          <table:table-cell table:style-name="ce2" table:formula="of:=[.M25]+500" office:value-type="float" office:value="2500" calcext:value-type="float" table:number-columns-spanned="2" table:number-rows-spanned="1">
            <text:p>2500</text:p>
          </table:table-cell>
          <table:covered-table-cell/>
          <table:table-cell/>
          <table:table-cell table:style-name="ce2" table:formula="of:=[.P25]+500" office:value-type="float" office:value="3000" calcext:value-type="float" table:number-columns-spanned="2" table:number-rows-spanned="1">
            <text:p>3000</text:p>
          </table:table-cell>
          <table:covered-table-cell/>
          <table:table-cell/>
          <table:table-cell table:style-name="ce2" table:formula="of:=[.S25]+500" office:value-type="float" office:value="3500" calcext:value-type="float" table:number-columns-spanned="2" table:number-rows-spanned="1">
            <text:p>3500</text:p>
          </table:table-cell>
          <table:covered-table-cell/>
          <table:table-cell/>
          <table:table-cell table:style-name="ce2" table:formula="of:=[.V25]+500" office:value-type="float" office:value="4000" calcext:value-type="float" table:number-columns-spanned="2" table:number-rows-spanned="1">
            <text:p>4000</text:p>
          </table:table-cell>
          <table:covered-table-cell/>
          <table:table-cell/>
          <table:table-cell table:style-name="ce2" table:formula="of:=[.Y25]+500" office:value-type="float" office:value="4500" calcext:value-type="float" table:number-columns-spanned="2" table:number-rows-spanned="1">
            <text:p>4500</text:p>
          </table:table-cell>
          <table:covered-table-cell/>
          <table:table-cell table:number-columns-repeated="10"/>
          <table:table-cell table:style-name="ce2" office:value-type="float" office:value="500" calcext:value-type="float" table:number-columns-spanned="3" table:number-rows-spanned="1">
            <text:p>500</text:p>
          </table:table-cell>
          <table:covered-table-cell table:style-name="ce2"/>
          <table:covered-table-cell table:style-name="ce1"/>
          <table:table-cell/>
          <table:table-cell table:style-name="ce2" table:formula="of:=[.AN25]+500" office:value-type="float" office:value="1000" calcext:value-type="float" table:number-columns-spanned="3" table:number-rows-spanned="1">
            <text:p>1000</text:p>
          </table:table-cell>
          <table:covered-table-cell table:style-name="ce2"/>
          <table:covered-table-cell table:style-name="ce1"/>
          <table:table-cell/>
          <table:table-cell table:style-name="ce2" table:formula="of:=[.AR25]+500" office:value-type="float" office:value="1500" calcext:value-type="float" table:number-columns-spanned="3" table:number-rows-spanned="1">
            <text:p>1500</text:p>
          </table:table-cell>
          <table:covered-table-cell table:style-name="ce2"/>
          <table:covered-table-cell table:style-name="ce1"/>
          <table:table-cell/>
          <table:table-cell table:style-name="ce2" table:formula="of:=[.AV25]+500" office:value-type="float" office:value="2000" calcext:value-type="float" table:number-columns-spanned="3" table:number-rows-spanned="1">
            <text:p>2000</text:p>
          </table:table-cell>
          <table:covered-table-cell table:style-name="ce2"/>
          <table:covered-table-cell table:style-name="ce1"/>
          <table:table-cell/>
          <table:table-cell table:style-name="ce2" table:formula="of:=[.AZ25]+500" office:value-type="float" office:value="2500" calcext:value-type="float" table:number-columns-spanned="3" table:number-rows-spanned="1">
            <text:p>2500</text:p>
          </table:table-cell>
          <table:covered-table-cell table:style-name="ce2"/>
          <table:covered-table-cell table:style-name="ce1"/>
          <table:table-cell/>
          <table:table-cell table:style-name="ce2" table:formula="of:=[.BD25]+500" office:value-type="float" office:value="3000" calcext:value-type="float" table:number-columns-spanned="3" table:number-rows-spanned="1">
            <text:p>3000</text:p>
          </table:table-cell>
          <table:covered-table-cell table:style-name="ce2"/>
          <table:covered-table-cell table:style-name="ce1"/>
          <table:table-cell/>
          <table:table-cell table:style-name="ce2" table:formula="of:=[.BH25]+500" office:value-type="float" office:value="3500" calcext:value-type="float" table:number-columns-spanned="3" table:number-rows-spanned="1">
            <text:p>3500</text:p>
          </table:table-cell>
          <table:covered-table-cell table:style-name="ce2"/>
          <table:covered-table-cell table:style-name="ce1"/>
          <table:table-cell/>
          <table:table-cell table:style-name="ce2" table:formula="of:=[.BL25]+500" office:value-type="float" office:value="4000" calcext:value-type="float" table:number-columns-spanned="3" table:number-rows-spanned="1">
            <text:p>4000</text:p>
          </table:table-cell>
          <table:covered-table-cell table:style-name="ce2"/>
          <table:covered-table-cell table:style-name="ce1"/>
          <table:table-cell/>
          <table:table-cell table:style-name="ce2" table:formula="of:=[.BP25]+500" office:value-type="float" office:value="4500" calcext:value-type="float" table:number-columns-spanned="3" table:number-rows-spanned="1">
            <text:p>4500</text:p>
          </table:table-cell>
          <table:covered-table-cell table:style-name="ce2"/>
          <table:covered-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\rdp</text:p>
          </table:table-cell>
          <table:table-cell office:value-type="string" calcext:value-type="string">
            <text:p>&amp;</text:p>
          </table:table-cell>
          <table:table-cell table:style-name="ce4" table:formula="of:=[.$D3]/[.$AE3]" office:value-type="percentage" office:value="0.90270551508845" calcext:value-type="percentage">
            <text:p>90.3%</text:p>
          </table:table-cell>
          <table:table-cell table:style-name="ce4" table:formula="of:=[.$E3]/[.$AE3]" office:value-type="percentage" office:value="0.00409559817269216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3]/[.$AE3]" office:value-type="percentage" office:value="0.905195480897874" calcext:value-type="percentage">
            <text:p>90.5%</text:p>
          </table:table-cell>
          <table:table-cell table:style-name="ce4" table:formula="of:=[.H3]/[.$AE3]" office:value-type="percentage" office:value="0.00410124280243057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3]/[.$AE3]" office:value-type="percentage" office:value="0.908874684108815" calcext:value-type="percentage">
            <text:p>90.9%</text:p>
          </table:table-cell>
          <table:table-cell table:style-name="ce4" table:formula="of:=[.K3]/[.$AE3]" office:value-type="percentage" office:value="0.00410956918292823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3]/[.$AE3]" office:value-type="percentage" office:value="0.9076668648729" calcext:value-type="percentage">
            <text:p>90.8%</text:p>
          </table:table-cell>
          <table:table-cell table:style-name="ce4" table:formula="of:=[.N3]/[.$AE3]" office:value-type="percentage" office:value="0.00410683763646045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3]/[.$AE3]" office:value-type="percentage" office:value="0.909339229968783" calcext:value-type="percentage">
            <text:p>90.9%</text:p>
          </table:table-cell>
          <table:table-cell table:style-name="ce4" table:formula="of:=[.Q3]/[.$AE3]" office:value-type="percentage" office:value="0.00411061929440247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3]/[.$AE3]" office:value-type="percentage" office:value="0.913613051880482" calcext:value-type="percentage">
            <text:p>91.4%</text:p>
          </table:table-cell>
          <table:table-cell table:style-name="ce4" table:formula="of:=[.T3]/[.$AE3]" office:value-type="percentage" office:value="0.00412026776247935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3]/[.$AE3]" office:value-type="percentage" office:value="0.915452653485952" calcext:value-type="percentage">
            <text:p>91.5%</text:p>
          </table:table-cell>
          <table:table-cell table:style-name="ce4" table:formula="of:=[.W3]/[.$AE3]" office:value-type="percentage" office:value="0.0041244138501027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3]/[.$AE3]" office:value-type="percentage" office:value="0.920636985283187" calcext:value-type="percentage">
            <text:p>92.1%</text:p>
          </table:table-cell>
          <table:table-cell table:style-name="ce4" table:formula="of:=[.Z3]/[.$AE3]" office:value-type="percentage" office:value="0.00413607591828814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3]/[.$AE3]" office:value-type="percentage" office:value="0.919206184034488" calcext:value-type="percentage">
            <text:p>91.9%</text:p>
          </table:table-cell>
          <table:table-cell table:style-name="ce4" table:formula="of:=[.AC3]/[.$AE3]" office:value-type="percentage" office:value="0.00413286064245848" calcext:value-type="percentage">
            <text:p>0.4%</text:p>
          </table:table-cell>
          <table:table-cell office:value-type="string" calcext:value-type="string">
            <text:p>\\</text:p>
          </table:table-cell>
          <table:table-cell table:number-columns-repeated="6"/>
          <table:table-cell office:value-type="string" calcext:value-type="string">
            <text:p>47K</text:p>
          </table:table-cell>
          <table:table-cell office:value-type="string" calcext:value-type="string">
            <text:p>\rdp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26]*100" office:value-type="float" office:value="90.270551508845" calcext:value-type="float">
            <text:p>90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26]*100*10" office:value-type="float" office:value="4.09559817269216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26]*100" office:value-type="float" office:value="90.5195480897874" calcext:value-type="float">
            <text:p>90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26]*100*10" office:value-type="float" office:value="4.10124280243057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26]*100" office:value-type="float" office:value="90.8874684108815" calcext:value-type="float">
            <text:p>90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26]*100*10" office:value-type="float" office:value="4.10956918292823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26]*100" office:value-type="float" office:value="90.76668648729" calcext:value-type="float">
            <text:p>90.8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26]*100*10" office:value-type="float" office:value="4.10683763646045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26]*100" office:value-type="float" office:value="90.9339229968783" calcext:value-type="float">
            <text:p>90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26]*100*10" office:value-type="float" office:value="4.11061929440247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26]*100" office:value-type="float" office:value="91.3613051880482" calcext:value-type="float">
            <text:p>91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26]*100*10" office:value-type="float" office:value="4.12026776247935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26]*100" office:value-type="float" office:value="91.5452653485952" calcext:value-type="float">
            <text:p>91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26]*100*10" office:value-type="float" office:value="4.1244138501027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26]*100" office:value-type="float" office:value="92.0636985283187" calcext:value-type="float">
            <text:p>92.1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26]*100*10" office:value-type="float" office:value="4.13607591828814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26]*100" office:value-type="float" office:value="91.9206184034488" calcext:value-type="float">
            <text:p>91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26]*100*10" office:value-type="float" office:value="4.13286064245848" calcext:value-type="float">
            <text:p>4</text:p>
          </table:table-cell>
          <table:table-cell table:style-name="ce6" office:value-type="string" calcext:value-type="string">
            <text:p>)\\</text:p>
          </table:table-cell>
          <table:table-cell/>
        </table:table-row>
        <table:table-row table:style-name="ro1">
          <table:table-cell office:value-type="string" calcext:value-type="string">
            <text:p>94Kr</text:p>
          </table:table-cell>
          <table:table-cell office:value-type="string" calcext:value-type="string">
            <text:p>\rdp</text:p>
          </table:table-cell>
          <table:table-cell office:value-type="string" calcext:value-type="string">
            <text:p>&amp;</text:p>
          </table:table-cell>
          <table:table-cell table:style-name="ce4" table:formula="of:=[.$D4]/[.$AE4]" office:value-type="percentage" office:value="0.886788128795692" calcext:value-type="percentage">
            <text:p>88.7%</text:p>
          </table:table-cell>
          <table:table-cell table:style-name="ce4" table:formula="of:=[.$E4]/[.$AE4]" office:value-type="percentage" office:value="0.00450808862391124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4]/[.$AE4]" office:value-type="percentage" office:value="0.893250830755128" calcext:value-type="percentage">
            <text:p>89.3%</text:p>
          </table:table-cell>
          <table:table-cell table:style-name="ce4" table:formula="of:=[.H4]/[.$AE4]" office:value-type="percentage" office:value="0.00452448574492064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4]/[.$AE4]" office:value-type="percentage" office:value="0.899530193651885" calcext:value-type="percentage">
            <text:p>90.0%</text:p>
          </table:table-cell>
          <table:table-cell table:style-name="ce4" table:formula="of:=[.K4]/[.$AE4]" office:value-type="percentage" office:value="0.0045403609789811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4]/[.$AE4]" office:value-type="percentage" office:value="0.893204995989458" calcext:value-type="percentage">
            <text:p>89.3%</text:p>
          </table:table-cell>
          <table:table-cell table:style-name="ce4" table:formula="of:=[.N4]/[.$AE4]" office:value-type="percentage" office:value="0.00452436966251854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4]/[.$AE4]" office:value-type="percentage" office:value="0.900423971582445" calcext:value-type="percentage">
            <text:p>90.0%</text:p>
          </table:table-cell>
          <table:table-cell table:style-name="ce4" table:formula="of:=[.Q4]/[.$AE4]" office:value-type="percentage" office:value="0.00454261608222159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4]/[.$AE4]" office:value-type="percentage" office:value="0.901684427638364" calcext:value-type="percentage">
            <text:p>90.2%</text:p>
          </table:table-cell>
          <table:table-cell table:style-name="ce4" table:formula="of:=[.T4]/[.$AE4]" office:value-type="percentage" office:value="0.00454579445470627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4]/[.$AE4]" office:value-type="percentage" office:value="0.904778274321073" calcext:value-type="percentage">
            <text:p>90.5%</text:p>
          </table:table-cell>
          <table:table-cell table:style-name="ce4" table:formula="of:=[.W4]/[.$AE4]" office:value-type="percentage" office:value="0.00455358650881899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4]/[.$AE4]" office:value-type="percentage" office:value="0.906382491119514" calcext:value-type="percentage">
            <text:p>90.6%</text:p>
          </table:table-cell>
          <table:table-cell table:style-name="ce4" table:formula="of:=[.Z4]/[.$AE4]" office:value-type="percentage" office:value="0.00455762158848432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4]/[.$AE4]" office:value-type="percentage" office:value="0.906840838776212" calcext:value-type="percentage">
            <text:p>90.7%</text:p>
          </table:table-cell>
          <table:table-cell table:style-name="ce4" table:formula="of:=[.AC4]/[.$AE4]" office:value-type="percentage" office:value="0.00455877381239061" calcext:value-type="percentage">
            <text:p>0.5%</text:p>
          </table:table-cell>
          <table:table-cell office:value-type="string" calcext:value-type="string">
            <text:p>\\</text:p>
          </table:table-cell>
          <table:table-cell table:number-columns-repeated="6"/>
          <table:table-cell office:value-type="string" calcext:value-type="string">
            <text:p>94Kr</text:p>
          </table:table-cell>
          <table:table-cell office:value-type="string" calcext:value-type="string">
            <text:p>\rdp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27]*100" office:value-type="float" office:value="88.6788128795692" calcext:value-type="float">
            <text:p>88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27]*100*10" office:value-type="float" office:value="4.50808862391124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27]*100" office:value-type="float" office:value="89.3250830755128" calcext:value-type="float">
            <text:p>89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27]*100*10" office:value-type="float" office:value="4.52448574492064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27]*100" office:value-type="float" office:value="89.9530193651885" calcext:value-type="float">
            <text:p>90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27]*100*10" office:value-type="float" office:value="4.5403609789811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27]*100" office:value-type="float" office:value="89.3204995989458" calcext:value-type="float">
            <text:p>89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27]*100*10" office:value-type="float" office:value="4.52436966251854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27]*100" office:value-type="float" office:value="90.0423971582445" calcext:value-type="float">
            <text:p>90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27]*100*10" office:value-type="float" office:value="4.54261608222159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27]*100" office:value-type="float" office:value="90.1684427638364" calcext:value-type="float">
            <text:p>90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27]*100*10" office:value-type="float" office:value="4.54579445470627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27]*100" office:value-type="float" office:value="90.4778274321073" calcext:value-type="float">
            <text:p>90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27]*100*10" office:value-type="float" office:value="4.55358650881899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27]*100" office:value-type="float" office:value="90.6382491119514" calcext:value-type="float">
            <text:p>90.6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27]*100*10" office:value-type="float" office:value="4.55762158848432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27]*100" office:value-type="float" office:value="90.6840838776212" calcext:value-type="float">
            <text:p>90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27]*100*10" office:value-type="float" office:value="4.55877381239061" calcext:value-type="float">
            <text:p>5</text:p>
          </table:table-cell>
          <table:table-cell table:style-name="ce6" office:value-type="string" calcext:value-type="string">
            <text:p>)\\</text:p>
          </table:table-cell>
          <table:table-cell/>
        </table:table-row>
        <table:table-row table:style-name="ro1">
          <table:table-cell office:value-type="string" calcext:value-type="string">
            <text:p>132Sn</text:p>
          </table:table-cell>
          <table:table-cell office:value-type="string" calcext:value-type="string">
            <text:p>\rdp</text:p>
          </table:table-cell>
          <table:table-cell office:value-type="string" calcext:value-type="string">
            <text:p>&amp;</text:p>
          </table:table-cell>
          <table:table-cell table:style-name="ce4" table:formula="of:=[.$D5]/[.$AE5]" office:value-type="percentage" office:value="0.896" calcext:value-type="percentage">
            <text:p>89.6%</text:p>
          </table:table-cell>
          <table:table-cell table:style-name="ce4" table:formula="of:=[.$E5]/[.$AE5]" office:value-type="percentage" office:value="0.00631048510197292" calcext:value-type="percentage">
            <text:p>0.6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5]/[.$AE5]" office:value-type="percentage" office:value="0.897111111111111" calcext:value-type="percentage">
            <text:p>89.7%</text:p>
          </table:table-cell>
          <table:table-cell table:style-name="ce4" table:formula="of:=[.H5]/[.$AE5]" office:value-type="percentage" office:value="0.00631439664087327" calcext:value-type="percentage">
            <text:p>0.6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5]/[.$AE5]" office:value-type="percentage" office:value="0.904666666666667" calcext:value-type="percentage">
            <text:p>90.5%</text:p>
          </table:table-cell>
          <table:table-cell table:style-name="ce4" table:formula="of:=[.K5]/[.$AE5]" office:value-type="percentage" office:value="0.00634093111517602" calcext:value-type="percentage">
            <text:p>0.6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5]/[.$AE5]" office:value-type="percentage" office:value="0.904711111111111" calcext:value-type="percentage">
            <text:p>90.5%</text:p>
          </table:table-cell>
          <table:table-cell table:style-name="ce4" table:formula="of:=[.N5]/[.$AE5]" office:value-type="percentage" office:value="0.00634108687182642" calcext:value-type="percentage">
            <text:p>0.6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5]/[.$AE5]" office:value-type="percentage" office:value="0.911466666666667" calcext:value-type="percentage">
            <text:p>91.1%</text:p>
          </table:table-cell>
          <table:table-cell table:style-name="ce4" table:formula="of:=[.Q5]/[.$AE5]" office:value-type="percentage" office:value="0.00636471756086864" calcext:value-type="percentage">
            <text:p>0.6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5]/[.$AE5]" office:value-type="percentage" office:value="0.911688888888889" calcext:value-type="percentage">
            <text:p>91.2%</text:p>
          </table:table-cell>
          <table:table-cell table:style-name="ce4" table:formula="of:=[.T5]/[.$AE5]" office:value-type="percentage" office:value="0.00636549339586803" calcext:value-type="percentage">
            <text:p>0.6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5]/[.$AE5]" office:value-type="percentage" office:value="0.915155555555556" calcext:value-type="percentage">
            <text:p>91.5%</text:p>
          </table:table-cell>
          <table:table-cell table:style-name="ce4" table:formula="of:=[.W5]/[.$AE5]" office:value-type="percentage" office:value="0.00637758420147579" calcext:value-type="percentage">
            <text:p>0.6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5]/[.$AE5]" office:value-type="percentage" office:value="0.911866666666667" calcext:value-type="percentage">
            <text:p>91.2%</text:p>
          </table:table-cell>
          <table:table-cell table:style-name="ce4" table:formula="of:=[.Z5]/[.$AE5]" office:value-type="percentage" office:value="0.00636611399579111" calcext:value-type="percentage">
            <text:p>0.6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5]/[.$AE5]" office:value-type="percentage" office:value="0.918666666666667" calcext:value-type="percentage">
            <text:p>91.9%</text:p>
          </table:table-cell>
          <table:table-cell table:style-name="ce4" table:formula="of:=[.AC5]/[.$AE5]" office:value-type="percentage" office:value="0.00638980669736023" calcext:value-type="percentage">
            <text:p>0.6%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\hline</text:p>
          </table:table-cell>
          <table:table-cell table:number-columns-repeated="5"/>
          <table:table-cell office:value-type="string" calcext:value-type="string">
            <text:p>132Sn</text:p>
          </table:table-cell>
          <table:table-cell office:value-type="string" calcext:value-type="string">
            <text:p>\rdp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28]*100" office:value-type="float" office:value="89.6" calcext:value-type="float">
            <text:p>89.6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28]*100*10" office:value-type="float" office:value="6.31048510197292" calcext:value-type="float">
            <text:p>6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28]*100" office:value-type="float" office:value="89.7111111111111" calcext:value-type="float">
            <text:p>89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28]*100*10" office:value-type="float" office:value="6.31439664087327" calcext:value-type="float">
            <text:p>6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28]*100" office:value-type="float" office:value="90.4666666666667" calcext:value-type="float">
            <text:p>90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28]*100*10" office:value-type="float" office:value="6.34093111517602" calcext:value-type="float">
            <text:p>6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28]*100" office:value-type="float" office:value="90.4711111111111" calcext:value-type="float">
            <text:p>90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28]*100*10" office:value-type="float" office:value="6.34108687182642" calcext:value-type="float">
            <text:p>6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28]*100" office:value-type="float" office:value="91.1466666666667" calcext:value-type="float">
            <text:p>91.1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28]*100*10" office:value-type="float" office:value="6.36471756086864" calcext:value-type="float">
            <text:p>6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28]*100" office:value-type="float" office:value="91.1688888888889" calcext:value-type="float">
            <text:p>91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28]*100*10" office:value-type="float" office:value="6.36549339586803" calcext:value-type="float">
            <text:p>6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28]*100" office:value-type="float" office:value="91.5155555555556" calcext:value-type="float">
            <text:p>91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28]*100*10" office:value-type="float" office:value="6.37758420147579" calcext:value-type="float">
            <text:p>6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28]*100" office:value-type="float" office:value="91.1866666666667" calcext:value-type="float">
            <text:p>91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28]*100*10" office:value-type="float" office:value="6.36611399579111" calcext:value-type="float">
            <text:p>6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28]*100" office:value-type="float" office:value="91.8666666666667" calcext:value-type="float">
            <text:p>91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28]*100*10" office:value-type="float" office:value="6.38980669736023" calcext:value-type="float">
            <text:p>6</text:p>
          </table:table-cell>
          <table:table-cell table:style-name="ce6" office:value-type="string" calcext:value-type="string">
            <text:p>)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7"/>
          <table:table-cell office:value-type="string" calcext:value-type="string">
            <text:p>47K</text:p>
          </table:table-cell>
          <table:table-cell office:value-type="string" calcext:value-type="string">
            <text:p>\rdt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30]*100" office:value-type="float" office:value="90.4249291784703" calcext:value-type="float">
            <text:p>90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29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30]*100" office:value-type="float" office:value="90.5013305863164" calcext:value-type="float">
            <text:p>90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29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30]*100" office:value-type="float" office:value="90.7760322774487" calcext:value-type="float">
            <text:p>90.8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29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30]*100" office:value-type="float" office:value="90.9262597647867" calcext:value-type="float">
            <text:p>90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29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30]*100" office:value-type="float" office:value="91.3554811571809" calcext:value-type="float">
            <text:p>91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29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30]*100" office:value-type="float" office:value="91.4112799381921" calcext:value-type="float">
            <text:p>91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29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30]*100" office:value-type="float" office:value="91.9435144647609" calcext:value-type="float">
            <text:p>91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29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30]*100" office:value-type="float" office:value="91.8259078032449" calcext:value-type="float">
            <text:p>91.8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29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30]*100" office:value-type="float" office:value="92.1152030217186" calcext:value-type="float">
            <text:p>92.1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29]*100*10" office:value-type="float" office:value="0" calcext:value-type="float">
            <text:p>0</text:p>
          </table:table-cell>
          <table:table-cell table:style-name="ce6" office:value-type="string" calcext:value-type="string">
            <text:p>)\\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\rdt</text:p>
          </table:table-cell>
          <table:table-cell office:value-type="string" calcext:value-type="string">
            <text:p>&amp;</text:p>
          </table:table-cell>
          <table:table-cell table:style-name="ce4" table:formula="of:=[.$D7]/[.$AE7]" office:value-type="percentage" office:value="0.904249291784703" calcext:value-type="percentage">
            <text:p>90.4%</text:p>
          </table:table-cell>
          <table:table-cell table:style-name="ce4" table:formula="of:=[.$E7]/[.$AE7]" office:value-type="percentage" office:value="0.00278611966753511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7]/[.$AE7]" office:value-type="percentage" office:value="0.905013305863164" calcext:value-type="percentage">
            <text:p>90.5%</text:p>
          </table:table-cell>
          <table:table-cell table:style-name="ce4" table:formula="of:=[.H7]/[.$AE7]" office:value-type="percentage" office:value="0.00278729643661331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7]/[.$AE7]" office:value-type="percentage" office:value="0.907760322774487" calcext:value-type="percentage">
            <text:p>90.8%</text:p>
          </table:table-cell>
          <table:table-cell table:style-name="ce4" table:formula="of:=[.K7]/[.$AE7]" office:value-type="percentage" office:value="0.00279152341814097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7]/[.$AE7]" office:value-type="percentage" office:value="0.909262597647867" calcext:value-type="percentage">
            <text:p>90.9%</text:p>
          </table:table-cell>
          <table:table-cell table:style-name="ce4" table:formula="of:=[.N7]/[.$AE7]" office:value-type="percentage" office:value="0.00279383234362544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7]/[.$AE7]" office:value-type="percentage" office:value="0.913554811571809" calcext:value-type="percentage">
            <text:p>91.4%</text:p>
          </table:table-cell>
          <table:table-cell table:style-name="ce4" table:formula="of:=[.Q7]/[.$AE7]" office:value-type="percentage" office:value="0.00280041878386526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7]/[.$AE7]" office:value-type="percentage" office:value="0.914112799381921" calcext:value-type="percentage">
            <text:p>91.4%</text:p>
          </table:table-cell>
          <table:table-cell table:style-name="ce4" table:formula="of:=[.T7]/[.$AE7]" office:value-type="percentage" office:value="0.00280127388363246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7]/[.$AE7]" office:value-type="percentage" office:value="0.919435144647609" calcext:value-type="percentage">
            <text:p>91.9%</text:p>
          </table:table-cell>
          <table:table-cell table:style-name="ce4" table:formula="of:=[.W7]/[.$AE7]" office:value-type="percentage" office:value="0.00280941713884502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7]/[.$AE7]" office:value-type="percentage" office:value="0.918259078032449" calcext:value-type="percentage">
            <text:p>91.8%</text:p>
          </table:table-cell>
          <table:table-cell table:style-name="ce4" table:formula="of:=[.Z7]/[.$AE7]" office:value-type="percentage" office:value="0.00280761977501121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7]/[.$AE7]" office:value-type="percentage" office:value="0.921152030217186" calcext:value-type="percentage">
            <text:p>92.1%</text:p>
          </table:table-cell>
          <table:table-cell table:style-name="ce4" table:formula="of:=[.AC7]/[.$AE7]" office:value-type="percentage" office:value="0.0028120389649383" calcext:value-type="percentage">
            <text:p>0.3%</text:p>
          </table:table-cell>
          <table:table-cell office:value-type="string" calcext:value-type="string">
            <text:p>\\</text:p>
          </table:table-cell>
          <table:table-cell table:number-columns-repeated="6"/>
          <table:table-cell office:value-type="string" calcext:value-type="string">
            <text:p>94Kr</text:p>
          </table:table-cell>
          <table:table-cell office:value-type="string" calcext:value-type="string">
            <text:p>\rdt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31]*100" office:value-type="float" office:value="89.0666000249906" calcext:value-type="float">
            <text:p>89.1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30]*100*10" office:value-type="float" office:value="2.78611966753511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31]*100" office:value-type="float" office:value="89.8737973260027" calcext:value-type="float">
            <text:p>89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30]*100*10" office:value-type="float" office:value="2.78729643661331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31]*100" office:value-type="float" office:value="89.2915156816194" calcext:value-type="float">
            <text:p>89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30]*100*10" office:value-type="float" office:value="2.79152341814097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31]*100" office:value-type="float" office:value="89.4289641384481" calcext:value-type="float">
            <text:p>89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30]*100*10" office:value-type="float" office:value="2.79383234362544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31]*100" office:value-type="float" office:value="89.9287767087342" calcext:value-type="float">
            <text:p>89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30]*100*10" office:value-type="float" office:value="2.80041878386526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31]*100" office:value-type="float" office:value="90.2761464450831" calcext:value-type="float">
            <text:p>90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30]*100*10" office:value-type="float" office:value="2.80127388363246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31]*100" office:value-type="float" office:value="90.7409721354492" calcext:value-type="float">
            <text:p>90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30]*100*10" office:value-type="float" office:value="2.80941713884502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31]*100" office:value-type="float" office:value="90.5610396101462" calcext:value-type="float">
            <text:p>90.6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30]*100*10" office:value-type="float" office:value="2.80761977501121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31]*100" office:value-type="float" office:value="90.8784205922779" calcext:value-type="float">
            <text:p>90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30]*100*10" office:value-type="float" office:value="2.8120389649383" calcext:value-type="float">
            <text:p>3</text:p>
          </table:table-cell>
          <table:table-cell table:style-name="ce6" office:value-type="string" calcext:value-type="string">
            <text:p>)\\</text:p>
          </table:table-cell>
          <table:table-cell/>
        </table:table-row>
        <table:table-row table:style-name="ro1">
          <table:table-cell office:value-type="string" calcext:value-type="string">
            <text:p>94Kr</text:p>
          </table:table-cell>
          <table:table-cell office:value-type="string" calcext:value-type="string">
            <text:p>\rdt</text:p>
          </table:table-cell>
          <table:table-cell office:value-type="string" calcext:value-type="string">
            <text:p>&amp;</text:p>
          </table:table-cell>
          <table:table-cell table:style-name="ce4" table:formula="of:=[.$D8]/[.$AE8]" office:value-type="percentage" office:value="0.890666000249906" calcext:value-type="percentage">
            <text:p>89.1%</text:p>
          </table:table-cell>
          <table:table-cell table:style-name="ce4" table:formula="of:=[.$E8]/[.$AE8]" office:value-type="percentage" office:value="0.00471787061528495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8]/[.$AE8]" office:value-type="percentage" office:value="0.898737973260028" calcext:value-type="percentage">
            <text:p>89.9%</text:p>
          </table:table-cell>
          <table:table-cell table:style-name="ce4" table:formula="of:=[.H8]/[.$AE8]" office:value-type="percentage" office:value="0.00473920107417301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8]/[.$AE8]" office:value-type="percentage" office:value="0.892915156816194" calcext:value-type="percentage">
            <text:p>89.3%</text:p>
          </table:table-cell>
          <table:table-cell table:style-name="ce4" table:formula="of:=[.K8]/[.$AE8]" office:value-type="percentage" office:value="0.0047238237666945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8]/[.$AE8]" office:value-type="percentage" office:value="0.894289641384481" calcext:value-type="percentage">
            <text:p>89.4%</text:p>
          </table:table-cell>
          <table:table-cell table:style-name="ce4" table:formula="of:=[.N8]/[.$AE8]" office:value-type="percentage" office:value="0.00472745811319704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8]/[.$AE8]" office:value-type="percentage" office:value="0.899287767087342" calcext:value-type="percentage">
            <text:p>89.9%</text:p>
          </table:table-cell>
          <table:table-cell table:style-name="ce4" table:formula="of:=[.Q8]/[.$AE8]" office:value-type="percentage" office:value="0.00474065043161174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8]/[.$AE8]" office:value-type="percentage" office:value="0.902761464450831" calcext:value-type="percentage">
            <text:p>90.3%</text:p>
          </table:table-cell>
          <table:table-cell table:style-name="ce4" table:formula="of:=[.T8]/[.$AE8]" office:value-type="percentage" office:value="0.00474979751096008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8]/[.$AE8]" office:value-type="percentage" office:value="0.907409721354492" calcext:value-type="percentage">
            <text:p>90.7%</text:p>
          </table:table-cell>
          <table:table-cell table:style-name="ce4" table:formula="of:=[.W8]/[.$AE8]" office:value-type="percentage" office:value="0.00476201000173677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8]/[.$AE8]" office:value-type="percentage" office:value="0.905610396101462" calcext:value-type="percentage">
            <text:p>90.6%</text:p>
          </table:table-cell>
          <table:table-cell table:style-name="ce4" table:formula="of:=[.Z8]/[.$AE8]" office:value-type="percentage" office:value="0.00475728630499218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8]/[.$AE8]" office:value-type="percentage" office:value="0.908784205922779" calcext:value-type="percentage">
            <text:p>90.9%</text:p>
          </table:table-cell>
          <table:table-cell table:style-name="ce4" table:formula="of:=[.AC8]/[.$AE8]" office:value-type="percentage" office:value="0.00476561522679767" calcext:value-type="percentage">
            <text:p>0.5%</text:p>
          </table:table-cell>
          <table:table-cell office:value-type="string" calcext:value-type="string">
            <text:p>\\</text:p>
          </table:table-cell>
          <table:table-cell table:number-columns-repeated="6"/>
          <table:table-cell office:value-type="string" calcext:value-type="string">
            <text:p>132Sn</text:p>
          </table:table-cell>
          <table:table-cell office:value-type="string" calcext:value-type="string">
            <text:p>\rdt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32]*100" office:value-type="float" office:value="89.6610169491525" calcext:value-type="float">
            <text:p>89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31]*100*10" office:value-type="float" office:value="4.71787061528495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32]*100" office:value-type="float" office:value="90.0651890482399" calcext:value-type="float">
            <text:p>90.1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31]*100*10" office:value-type="float" office:value="4.73920107417301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32]*100" office:value-type="float" office:value="90.2868318122555" calcext:value-type="float">
            <text:p>90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31]*100*10" office:value-type="float" office:value="4.7238237666945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32]*100" office:value-type="float" office:value="90.4432855280313" calcext:value-type="float">
            <text:p>90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31]*100*10" office:value-type="float" office:value="4.72745811319704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32]*100" office:value-type="float" office:value="90.5736636245111" calcext:value-type="float">
            <text:p>90.6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31]*100*10" office:value-type="float" office:value="4.74065043161174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32]*100" office:value-type="float" office:value="90.6779661016949" calcext:value-type="float">
            <text:p>90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31]*100*10" office:value-type="float" office:value="4.74979751096008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32]*100" office:value-type="float" office:value="91.1734028683181" calcext:value-type="float">
            <text:p>91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31]*100*10" office:value-type="float" office:value="4.76201000173677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32]*100" office:value-type="float" office:value="91.6558018252934" calcext:value-type="float">
            <text:p>91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31]*100*10" office:value-type="float" office:value="4.75728630499218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32]*100" office:value-type="float" office:value="91.877444589309" calcext:value-type="float">
            <text:p>91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31]*100*10" office:value-type="float" office:value="4.76561522679767" calcext:value-type="float">
            <text:p>5</text:p>
          </table:table-cell>
          <table:table-cell table:style-name="ce6" office:value-type="string" calcext:value-type="string">
            <text:p>)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string" calcext:value-type="string">
            <text:p>132Sn</text:p>
          </table:table-cell>
          <table:table-cell office:value-type="string" calcext:value-type="string">
            <text:p>\rdt</text:p>
          </table:table-cell>
          <table:table-cell office:value-type="string" calcext:value-type="string">
            <text:p>&amp;</text:p>
          </table:table-cell>
          <table:table-cell table:style-name="ce4" table:formula="of:=[.$D9]/[.$AE9]" office:value-type="percentage" office:value="0.896610169491525" calcext:value-type="percentage">
            <text:p>89.7%</text:p>
          </table:table-cell>
          <table:table-cell table:style-name="ce4" table:formula="of:=[.$E9]/[.$AE9]" office:value-type="percentage" office:value="0.00483525236534202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9]/[.$AE9]" office:value-type="percentage" office:value="0.900651890482399" calcext:value-type="percentage">
            <text:p>90.1%</text:p>
          </table:table-cell>
          <table:table-cell table:style-name="ce4" table:formula="of:=[.H9]/[.$AE9]" office:value-type="percentage" office:value="0.00484613823723634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9]/[.$AE9]" office:value-type="percentage" office:value="0.902868318122555" calcext:value-type="percentage">
            <text:p>90.3%</text:p>
          </table:table-cell>
          <table:table-cell table:style-name="ce4" table:formula="of:=[.K9]/[.$AE9]" office:value-type="percentage" office:value="0.0048520975400074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9]/[.$AE9]" office:value-type="percentage" office:value="0.904432855280313" calcext:value-type="percentage">
            <text:p>90.4%</text:p>
          </table:table-cell>
          <table:table-cell table:style-name="ce4" table:formula="of:=[.N9]/[.$AE9]" office:value-type="percentage" office:value="0.00485629970379156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9]/[.$AE9]" office:value-type="percentage" office:value="0.905736636245111" calcext:value-type="percentage">
            <text:p>90.6%</text:p>
          </table:table-cell>
          <table:table-cell table:style-name="ce4" table:formula="of:=[.Q9]/[.$AE9]" office:value-type="percentage" office:value="0.00485979873133954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9]/[.$AE9]" office:value-type="percentage" office:value="0.906779661016949" calcext:value-type="percentage">
            <text:p>90.7%</text:p>
          </table:table-cell>
          <table:table-cell table:style-name="ce4" table:formula="of:=[.T9]/[.$AE9]" office:value-type="percentage" office:value="0.00486259614054016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9]/[.$AE9]" office:value-type="percentage" office:value="0.911734028683181" calcext:value-type="percentage">
            <text:p>91.2%</text:p>
          </table:table-cell>
          <table:table-cell table:style-name="ce4" table:formula="of:=[.W9]/[.$AE9]" office:value-type="percentage" office:value="0.00487586191673974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9]/[.$AE9]" office:value-type="percentage" office:value="0.916558018252934" calcext:value-type="percentage">
            <text:p>91.7%</text:p>
          </table:table-cell>
          <table:table-cell table:style-name="ce4" table:formula="of:=[.Z9]/[.$AE9]" office:value-type="percentage" office:value="0.00488874400502026" calcext:value-type="percentage">
            <text:p>0.5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9]/[.$AE9]" office:value-type="percentage" office:value="0.91877444589309" calcext:value-type="percentage">
            <text:p>91.9%</text:p>
          </table:table-cell>
          <table:table-cell table:style-name="ce4" table:formula="of:=[.AC9]/[.$AE9]" office:value-type="percentage" office:value="0.00489465143498117" calcext:value-type="percentage">
            <text:p>0.5%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\hline</text:p>
          </table:table-cell>
          <table:table-cell table:number-columns-repeated="5"/>
          <table:table-cell office:value-type="string" calcext:value-type="string">
            <text:p>47K</text:p>
          </table:table-cell>
          <table:table-cell office:value-type="string" calcext:value-type="string">
            <text:p>\rpd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34]*100" office:value-type="float" office:value="15.3940142594358" calcext:value-type="float">
            <text:p>15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32]*100*10" office:value-type="float" office:value="4.83525236534202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34]*100" office:value-type="float" office:value="15.246317655115" calcext:value-type="float">
            <text:p>15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32]*100*10" office:value-type="float" office:value="4.84613823723634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34]*100" office:value-type="float" office:value="15.9498905702432" calcext:value-type="float">
            <text:p>15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32]*100*10" office:value-type="float" office:value="4.8520975400074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34]*100" office:value-type="float" office:value="15.8303905903836" calcext:value-type="float">
            <text:p>15.8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32]*100*10" office:value-type="float" office:value="4.85629970379156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34]*100" office:value-type="float" office:value="15.7229748781503" calcext:value-type="float">
            <text:p>15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32]*100*10" office:value-type="float" office:value="4.85979873133954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34]*100" office:value-type="float" office:value="26.2524000698202" calcext:value-type="float">
            <text:p>26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32]*100*10" office:value-type="float" office:value="4.86259614054016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34]*100" office:value-type="float" office:value="54.1979403037179" calcext:value-type="float">
            <text:p>54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32]*100*10" office:value-type="float" office:value="4.87586191673974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34]*100" office:value-type="float" office:value="72.8882742323133" calcext:value-type="float">
            <text:p>72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32]*100*10" office:value-type="float" office:value="4.88874400502025" calcext:value-type="float">
            <text:p>5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34]*100" office:value-type="float" office:value="82.9974354498704" calcext:value-type="float">
            <text:p>83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32]*100*10" office:value-type="float" office:value="4.89465143498117" calcext:value-type="float">
            <text:p>5</text:p>
          </table:table-cell>
          <table:table-cell table:style-name="ce6" office:value-type="string" calcext:value-type="string">
            <text:p>)\\</text:p>
          </table:table-cell>
          <table:table-cell/>
        </table:table-row>
        <table:table-row table:style-name="ro1">
          <table:table-cell table:number-columns-repeated="3"/>
          <table:table-cell table:style-name="ce3" table:number-columns-repeated="26"/>
          <table:table-cell table:number-columns-repeated="7"/>
          <table:table-cell office:value-type="string" calcext:value-type="string">
            <text:p>94Kr</text:p>
          </table:table-cell>
          <table:table-cell office:value-type="string" calcext:value-type="string">
            <text:p>\rpd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35]*100" office:value-type="float" office:value="51.7508650519031" calcext:value-type="float">
            <text:p>51.8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33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35]*100" office:value-type="float" office:value="52.3072664359862" calcext:value-type="float">
            <text:p>52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33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35]*100" office:value-type="float" office:value="52.3044982698962" calcext:value-type="float">
            <text:p>52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33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35]*100" office:value-type="float" office:value="52.083044982699" calcext:value-type="float">
            <text:p>52.1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33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35]*100" office:value-type="float" office:value="52.7335640138408" calcext:value-type="float">
            <text:p>52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33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35]*100" office:value-type="float" office:value="52.6920415224914" calcext:value-type="float">
            <text:p>52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33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35]*100" office:value-type="float" office:value="52.9688581314879" calcext:value-type="float">
            <text:p>53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33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35]*100" office:value-type="float" office:value="53.1100346020761" calcext:value-type="float">
            <text:p>53.1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33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35]*100" office:value-type="float" office:value="53.3010380622837" calcext:value-type="float">
            <text:p>53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33]*100*10" office:value-type="float" office:value="0" calcext:value-type="float">
            <text:p>0</text:p>
          </table:table-cell>
          <table:table-cell table:style-name="ce6" office:value-type="string" calcext:value-type="string">
            <text:p>)\\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\rpd</text:p>
          </table:table-cell>
          <table:table-cell office:value-type="string" calcext:value-type="string">
            <text:p>&amp;</text:p>
          </table:table-cell>
          <table:table-cell table:style-name="ce4" table:formula="of:=[.$D11]/[.$AE11]" office:value-type="percentage" office:value="0.153940142594358" calcext:value-type="percentage">
            <text:p>15.4%</text:p>
          </table:table-cell>
          <table:table-cell table:style-name="ce4" table:formula="of:=[.$E11]/[.$AE11]" office:value-type="percentage" office:value="0.00143768868579353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11]/[.$AE11]" office:value-type="percentage" office:value="0.15246317655115" calcext:value-type="percentage">
            <text:p>15.2%</text:p>
          </table:table-cell>
          <table:table-cell table:style-name="ce4" table:formula="of:=[.H11]/[.$AE11]" office:value-type="percentage" office:value="0.00143077517008238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11]/[.$AE11]" office:value-type="percentage" office:value="0.159498905702432" calcext:value-type="percentage">
            <text:p>15.9%</text:p>
          </table:table-cell>
          <table:table-cell table:style-name="ce4" table:formula="of:=[.K11]/[.$AE11]" office:value-type="percentage" office:value="0.0014634158908381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11]/[.$AE11]" office:value-type="percentage" office:value="0.158303905903836" calcext:value-type="percentage">
            <text:p>15.8%</text:p>
          </table:table-cell>
          <table:table-cell table:style-name="ce4" table:formula="of:=[.N11]/[.$AE11]" office:value-type="percentage" office:value="0.00145792347201315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11]/[.$AE11]" office:value-type="percentage" office:value="0.157229748781503" calcext:value-type="percentage">
            <text:p>15.7%</text:p>
          </table:table-cell>
          <table:table-cell table:style-name="ce4" table:formula="of:=[.Q11]/[.$AE11]" office:value-type="percentage" office:value="0.00145296874749722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11]/[.$AE11]" office:value-type="percentage" office:value="0.262524000698202" calcext:value-type="percentage">
            <text:p>26.3%</text:p>
          </table:table-cell>
          <table:table-cell table:style-name="ce4" table:formula="of:=[.T11]/[.$AE11]" office:value-type="percentage" office:value="0.00187747178784844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11]/[.$AE11]" office:value-type="percentage" office:value="0.541979403037179" calcext:value-type="percentage">
            <text:p>54.2%</text:p>
          </table:table-cell>
          <table:table-cell table:style-name="ce4" table:formula="of:=[.W11]/[.$AE11]" office:value-type="percentage" office:value="0.00269761708719522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11]/[.$AE11]" office:value-type="percentage" office:value="0.728882742323133" calcext:value-type="percentage">
            <text:p>72.9%</text:p>
          </table:table-cell>
          <table:table-cell table:style-name="ce4" table:formula="of:=[.Z11]/[.$AE11]" office:value-type="percentage" office:value="0.00312836736376191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11]/[.$AE11]" office:value-type="percentage" office:value="0.829974354498704" calcext:value-type="percentage">
            <text:p>83.0%</text:p>
          </table:table-cell>
          <table:table-cell table:style-name="ce4" table:formula="of:=[.AC11]/[.$AE11]" office:value-type="percentage" office:value="0.00333826838390537" calcext:value-type="percentage">
            <text:p>0.3%</text:p>
          </table:table-cell>
          <table:table-cell office:value-type="string" calcext:value-type="string">
            <text:p>\\</text:p>
          </table:table-cell>
          <table:table-cell table:number-columns-repeated="6"/>
          <table:table-cell office:value-type="string" calcext:value-type="string">
            <text:p>132Sn</text:p>
          </table:table-cell>
          <table:table-cell office:value-type="string" calcext:value-type="string">
            <text:p>\rpd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36]*100" office:value-type="float" office:value="28.0257443357229" calcext:value-type="float">
            <text:p>28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34]*100*10" office:value-type="float" office:value="1.43768868579353" calcext:value-type="float">
            <text:p>1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36]*100" office:value-type="float" office:value="34.0400816283816" calcext:value-type="float">
            <text:p>34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34]*100*10" office:value-type="float" office:value="1.43077517008238" calcext:value-type="float">
            <text:p>1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36]*100" office:value-type="float" office:value="28.549003191879" calcext:value-type="float">
            <text:p>28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34]*100*10" office:value-type="float" office:value="1.4634158908381" calcext:value-type="float">
            <text:p>1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36]*100" office:value-type="float" office:value="28.6955156716027" calcext:value-type="float">
            <text:p>28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34]*100*10" office:value-type="float" office:value="1.45792347201315" calcext:value-type="float">
            <text:p>1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36]*100" office:value-type="float" office:value="28.7373763800952" calcext:value-type="float">
            <text:p>28.7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34]*100*10" office:value-type="float" office:value="1.45296874749722" calcext:value-type="float">
            <text:p>1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36]*100" office:value-type="float" office:value="29.0565642823505" calcext:value-type="float">
            <text:p>29.1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34]*100*10" office:value-type="float" office:value="1.87747178784844" calcext:value-type="float">
            <text:p>2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36]*100" office:value-type="float" office:value="29.1716812307048" calcext:value-type="float">
            <text:p>29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34]*100*10" office:value-type="float" office:value="2.69761708719522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36]*100" office:value-type="float" office:value="37.2298676155094" calcext:value-type="float">
            <text:p>37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34]*100*10" office:value-type="float" office:value="3.12836736376191" calcext:value-type="float">
            <text:p>3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36]*100" office:value-type="float" office:value="53.9971744021768" calcext:value-type="float">
            <text:p>54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34]*100*10" office:value-type="float" office:value="3.33826838390537" calcext:value-type="float">
            <text:p>3</text:p>
          </table:table-cell>
          <table:table-cell table:style-name="ce6" office:value-type="string" calcext:value-type="string">
            <text:p>)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office:value-type="string" calcext:value-type="string">
            <text:p>94Kr</text:p>
          </table:table-cell>
          <table:table-cell office:value-type="string" calcext:value-type="string">
            <text:p>\rpd</text:p>
          </table:table-cell>
          <table:table-cell office:value-type="string" calcext:value-type="string">
            <text:p>&amp;</text:p>
          </table:table-cell>
          <table:table-cell table:style-name="ce4" table:formula="of:=[.$D12]/[.$AE12]" office:value-type="percentage" office:value="0.517508650519031" calcext:value-type="percentage">
            <text:p>51.8%</text:p>
          </table:table-cell>
          <table:table-cell table:style-name="ce4" table:formula="of:=[.$E12]/[.$AE12]" office:value-type="percentage" office:value="0.00378490409076708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12]/[.$AE12]" office:value-type="percentage" office:value="0.523072664359862" calcext:value-type="percentage">
            <text:p>52.3%</text:p>
          </table:table-cell>
          <table:table-cell table:style-name="ce4" table:formula="of:=[.H12]/[.$AE12]" office:value-type="percentage" office:value="0.00380519646282399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12]/[.$AE12]" office:value-type="percentage" office:value="0.523044982698962" calcext:value-type="percentage">
            <text:p>52.3%</text:p>
          </table:table-cell>
          <table:table-cell table:style-name="ce4" table:formula="of:=[.K12]/[.$AE12]" office:value-type="percentage" office:value="0.00380509577360913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12]/[.$AE12]" office:value-type="percentage" office:value="0.52083044982699" calcext:value-type="percentage">
            <text:p>52.1%</text:p>
          </table:table-cell>
          <table:table-cell table:style-name="ce4" table:formula="of:=[.N12]/[.$AE12]" office:value-type="percentage" office:value="0.00379703198542295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12]/[.$AE12]" office:value-type="percentage" office:value="0.527335640138408" calcext:value-type="percentage">
            <text:p>52.7%</text:p>
          </table:table-cell>
          <table:table-cell table:style-name="ce4" table:formula="of:=[.Q12]/[.$AE12]" office:value-type="percentage" office:value="0.00382067093199786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12]/[.$AE12]" office:value-type="percentage" office:value="0.526920415224914" calcext:value-type="percentage">
            <text:p>52.7%</text:p>
          </table:table-cell>
          <table:table-cell table:style-name="ce4" table:formula="of:=[.T12]/[.$AE12]" office:value-type="percentage" office:value="0.00381916643462431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12]/[.$AE12]" office:value-type="percentage" office:value="0.529688581314879" calcext:value-type="percentage">
            <text:p>53.0%</text:p>
          </table:table-cell>
          <table:table-cell table:style-name="ce4" table:formula="of:=[.W12]/[.$AE12]" office:value-type="percentage" office:value="0.00382918525150942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12]/[.$AE12]" office:value-type="percentage" office:value="0.531100346020761" calcext:value-type="percentage">
            <text:p>53.1%</text:p>
          </table:table-cell>
          <table:table-cell table:style-name="ce4" table:formula="of:=[.Z12]/[.$AE12]" office:value-type="percentage" office:value="0.00383428476801549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12]/[.$AE12]" office:value-type="percentage" office:value="0.533010380622837" calcext:value-type="percentage">
            <text:p>53.3%</text:p>
          </table:table-cell>
          <table:table-cell table:style-name="ce4" table:formula="of:=[.AC12]/[.$AE12]" office:value-type="percentage" office:value="0.0038411733379785" calcext:value-type="percentage">
            <text:p>0.4%</text:p>
          </table:table-cell>
          <table:table-cell office:value-type="string" calcext:value-type="string">
            <text:p>\\</text:p>
          </table:table-cell>
          <table:table-cell table:number-columns-repeated="6"/>
          <table:table-cell office:value-type="string" calcext:value-type="string">
            <text:p>47K</text:p>
          </table:table-cell>
          <table:table-cell office:value-type="string" calcext:value-type="string">
            <text:p>\rpt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38]*100" office:value-type="float" office:value="0.00169831764653934" calcext:value-type="float">
            <text:p>0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35]*100*10" office:value-type="float" office:value="3.78490409076708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38]*100" office:value-type="float" office:value="33.5424528462105" calcext:value-type="float">
            <text:p>33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35]*100*10" office:value-type="float" office:value="3.80519646282399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38]*100" office:value-type="float" office:value="39.0297171621791" calcext:value-type="float">
            <text:p>39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35]*100*10" office:value-type="float" office:value="3.80509577360913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38]*100" office:value-type="float" office:value="48.6180789310109" calcext:value-type="float">
            <text:p>48.6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35]*100*10" office:value-type="float" office:value="3.79703198542295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38]*100" office:value-type="float" office:value="43.3186485467496" calcext:value-type="float">
            <text:p>43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35]*100*10" office:value-type="float" office:value="3.82067093199786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38]*100" office:value-type="float" office:value="46.1888053694011" calcext:value-type="float">
            <text:p>46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35]*100*10" office:value-type="float" office:value="3.8191664346243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38]*100" office:value-type="float" office:value="55.4178031242251" calcext:value-type="float">
            <text:p>55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35]*100*10" office:value-type="float" office:value="3.82918525150942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38]*100" office:value-type="float" office:value="63.4443919852994" calcext:value-type="float">
            <text:p>63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35]*100*10" office:value-type="float" office:value="3.83428476801549" calcext:value-type="float">
            <text:p>4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38]*100" office:value-type="float" office:value="69.8103658515874" calcext:value-type="float">
            <text:p>69.8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35]*100*10" office:value-type="float" office:value="3.8411733379785" calcext:value-type="float">
            <text:p>4</text:p>
          </table:table-cell>
          <table:table-cell table:style-name="ce6" office:value-type="string" calcext:value-type="string">
            <text:p>)\\</text:p>
          </table:table-cell>
          <table:table-cell/>
        </table:table-row>
        <table:table-row table:style-name="ro1">
          <table:table-cell office:value-type="string" calcext:value-type="string">
            <text:p>132Sn</text:p>
          </table:table-cell>
          <table:table-cell office:value-type="string" calcext:value-type="string">
            <text:p>\rpd</text:p>
          </table:table-cell>
          <table:table-cell office:value-type="string" calcext:value-type="string">
            <text:p>&amp;</text:p>
          </table:table-cell>
          <table:table-cell table:style-name="ce4" table:formula="of:=[.$D13]/[.$AE13]" office:value-type="percentage" office:value="0.280257443357229" calcext:value-type="percentage">
            <text:p>28.0%</text:p>
          </table:table-cell>
          <table:table-cell table:style-name="ce4" table:formula="of:=[.$E13]/[.$AE13]" office:value-type="percentage" office:value="0.00171258394971077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13]/[.$AE13]" office:value-type="percentage" office:value="0.340400816283816" calcext:value-type="percentage">
            <text:p>34.0%</text:p>
          </table:table-cell>
          <table:table-cell table:style-name="ce4" table:formula="of:=[.H13]/[.$AE13]" office:value-type="percentage" office:value="0.00188742015334841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13]/[.$AE13]" office:value-type="percentage" office:value="0.28549003191879" calcext:value-type="percentage">
            <text:p>28.5%</text:p>
          </table:table-cell>
          <table:table-cell table:style-name="ce4" table:formula="of:=[.K13]/[.$AE13]" office:value-type="percentage" office:value="0.00172849754148397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13]/[.$AE13]" office:value-type="percentage" office:value="0.286955156716027" calcext:value-type="percentage">
            <text:p>28.7%</text:p>
          </table:table-cell>
          <table:table-cell table:style-name="ce4" table:formula="of:=[.N13]/[.$AE13]" office:value-type="percentage" office:value="0.00173292715987334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13]/[.$AE13]" office:value-type="percentage" office:value="0.287373763800952" calcext:value-type="percentage">
            <text:p>28.7%</text:p>
          </table:table-cell>
          <table:table-cell table:style-name="ce4" table:formula="of:=[.Q13]/[.$AE13]" office:value-type="percentage" office:value="0.00173419068695326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13]/[.$AE13]" office:value-type="percentage" office:value="0.290565642823505" calcext:value-type="percentage">
            <text:p>29.1%</text:p>
          </table:table-cell>
          <table:table-cell table:style-name="ce4" table:formula="of:=[.T13]/[.$AE13]" office:value-type="percentage" office:value="0.00174379497591948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13]/[.$AE13]" office:value-type="percentage" office:value="0.291716812307048" calcext:value-type="percentage">
            <text:p>29.2%</text:p>
          </table:table-cell>
          <table:table-cell table:style-name="ce4" table:formula="of:=[.W13]/[.$AE13]" office:value-type="percentage" office:value="0.001747245864378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13]/[.$AE13]" office:value-type="percentage" office:value="0.372298676155094" calcext:value-type="percentage">
            <text:p>37.2%</text:p>
          </table:table-cell>
          <table:table-cell table:style-name="ce4" table:formula="of:=[.Z13]/[.$AE13]" office:value-type="percentage" office:value="0.00197387223210298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13]/[.$AE13]" office:value-type="percentage" office:value="0.539971744021768" calcext:value-type="percentage">
            <text:p>54.0%</text:p>
          </table:table-cell>
          <table:table-cell table:style-name="ce4" table:formula="of:=[.AC13]/[.$AE13]" office:value-type="percentage" office:value="0.00237716216162662" calcext:value-type="percentage">
            <text:p>0.2%</text:p>
          </table:table-cell>
          <table:table-cell office:value-type="string" calcext:value-type="string">
            <text:p>\\</text:p>
          </table:table-cell>
          <table:table-cell office:value-type="string" calcext:value-type="string">
            <text:p>\\hline</text:p>
          </table:table-cell>
          <table:table-cell table:number-columns-repeated="5"/>
          <table:table-cell office:value-type="string" calcext:value-type="string">
            <text:p>94Kr</text:p>
          </table:table-cell>
          <table:table-cell office:value-type="string" calcext:value-type="string">
            <text:p>\rpt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39]*100" office:value-type="float" office:value="23.3720930232558" calcext:value-type="float">
            <text:p>23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36]*100*10" office:value-type="float" office:value="1.71258394971077" calcext:value-type="float">
            <text:p>2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39]*100" office:value-type="float" office:value="23.4883720930233" calcext:value-type="float">
            <text:p>23.5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36]*100*10" office:value-type="float" office:value="1.88742015334841" calcext:value-type="float">
            <text:p>2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39]*100" office:value-type="float" office:value="78.046511627907" calcext:value-type="float">
            <text:p>78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36]*100*10" office:value-type="float" office:value="1.72849754148397" calcext:value-type="float">
            <text:p>2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39]*100" office:value-type="float" office:value="24.9147286821705" calcext:value-type="float">
            <text:p>24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36]*100*10" office:value-type="float" office:value="1.73292715987334" calcext:value-type="float">
            <text:p>2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39]*100" office:value-type="float" office:value="24.3410852713178" calcext:value-type="float">
            <text:p>24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36]*100*10" office:value-type="float" office:value="1.73419068695326" calcext:value-type="float">
            <text:p>2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39]*100" office:value-type="float" office:value="24.7674418604651" calcext:value-type="float">
            <text:p>24.8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36]*100*10" office:value-type="float" office:value="1.74379497591948" calcext:value-type="float">
            <text:p>2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39]*100" office:value-type="float" office:value="24.8914728682171" calcext:value-type="float">
            <text:p>24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36]*100*10" office:value-type="float" office:value="1.747245864378" calcext:value-type="float">
            <text:p>2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39]*100" office:value-type="float" office:value="24.8062015503876" calcext:value-type="float">
            <text:p>24.8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36]*100*10" office:value-type="float" office:value="1.97387223210298" calcext:value-type="float">
            <text:p>2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39]*100" office:value-type="float" office:value="24.9302325581395" calcext:value-type="float">
            <text:p>24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36]*100*10" office:value-type="float" office:value="2.37716216162662" calcext:value-type="float">
            <text:p>2</text:p>
          </table:table-cell>
          <table:table-cell table:style-name="ce6" office:value-type="string" calcext:value-type="string">
            <text:p>)\\</text:p>
          </table:table-cell>
          <table:table-cell/>
        </table:table-row>
        <table:table-row table:style-name="ro1">
          <table:table-cell table:number-columns-repeated="36"/>
          <table:table-cell office:value-type="string" calcext:value-type="string">
            <text:p>132Sn</text:p>
          </table:table-cell>
          <table:table-cell office:value-type="string" calcext:value-type="string">
            <text:p>\rpt</text:p>
          </table:table-cell>
          <table:table-cell table:style-name="ce6" office:value-type="string" calcext:value-type="string">
            <text:p>&amp;</text:p>
          </table:table-cell>
          <table:table-cell table:style-name="ce6" table:formula="of:=[.D40]*100" office:value-type="float" office:value="29.210963082582" calcext:value-type="float">
            <text:p>29.2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E37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G40]*100" office:value-type="float" office:value="29.376934463733" calcext:value-type="float">
            <text:p>29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H37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J40]*100" office:value-type="float" office:value="29.4217915937738" calcext:value-type="float">
            <text:p>29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K37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M40]*100" office:value-type="float" office:value="104.389718745795" calcext:value-type="float">
            <text:p>104.4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N37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P40]*100" office:value-type="float" office:value="29.9035571704122" calcext:value-type="float">
            <text:p>29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Q37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S40]*100" office:value-type="float" office:value="29.8569057551698" calcext:value-type="float">
            <text:p>29.9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T37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V40]*100" office:value-type="float" office:value="29.9959628582963" calcext:value-type="float">
            <text:p>30.0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W37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Y40]*100" office:value-type="float" office:value="30.0578656977527" calcext:value-type="float">
            <text:p>30.1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Z37]*100*10" office:value-type="float" office:value="0" calcext:value-type="float">
            <text:p>0</text:p>
          </table:table-cell>
          <table:table-cell table:style-name="ce6" office:value-type="string" calcext:value-type="string">
            <text:p>)&amp;</text:p>
          </table:table-cell>
          <table:table-cell table:style-name="ce6" table:formula="of:=[.AB40]*100" office:value-type="float" office:value="30.2965056295698" calcext:value-type="float">
            <text:p>30.3</text:p>
          </table:table-cell>
          <table:table-cell table:style-name="ce6" office:value-type="string" calcext:value-type="string">
            <text:p>(</text:p>
          </table:table-cell>
          <table:table-cell table:style-name="ce3" table:formula="of:=[.AC37]*100*10" office:value-type="float" office:value="0" calcext:value-type="float">
            <text:p>0</text:p>
          </table:table-cell>
          <table:table-cell table:style-name="ce6" office:value-type="string" calcext:value-type="string">
            <text:p>)\\</text:p>
          </table:table-cell>
          <table:table-cell/>
        </table:table-row>
        <table:table-row table:style-name="ro1">
          <table:table-cell office:value-type="string" calcext:value-type="string">
            <text:p>47K</text:p>
          </table:table-cell>
          <table:table-cell office:value-type="string" calcext:value-type="string">
            <text:p>\rpt</text:p>
          </table:table-cell>
          <table:table-cell office:value-type="string" calcext:value-type="string">
            <text:p>&amp;</text:p>
          </table:table-cell>
          <table:table-cell table:style-name="ce4" table:formula="of:=[.$D15]/[.$AE15]" office:value-type="percentage" office:value="0.0000169831764653934" calcext:value-type="percentage">
            <text:p>0.0%</text:p>
          </table:table-cell>
          <table:table-cell table:style-name="ce4" table:formula="of:=[.$E15]/[.$AE15]" office:value-type="percentage" office:value="0.00000759510741009884" calcext:value-type="percentage">
            <text:p>0.0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15]/[.$AE15]" office:value-type="percentage" office:value="0.335424528462105" calcext:value-type="percentage">
            <text:p>33.5%</text:p>
          </table:table-cell>
          <table:table-cell table:style-name="ce4" table:formula="of:=[.H15]/[.$AE15]" office:value-type="percentage" office:value="0.00106738689871043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15]/[.$AE15]" office:value-type="percentage" office:value="0.390297171621791" calcext:value-type="percentage">
            <text:p>39.0%</text:p>
          </table:table-cell>
          <table:table-cell table:style-name="ce4" table:formula="of:=[.K15]/[.$AE15]" office:value-type="percentage" office:value="0.00115138922520552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7" table:formula="of:=[.M15]/[.$AE15]" office:value-type="percentage" office:value="0.486180789310109" calcext:value-type="percentage">
            <text:p>48.6%</text:p>
          </table:table-cell>
          <table:table-cell table:style-name="ce7" table:formula="of:=[.N15]/[.$AE15]" office:value-type="percentage" office:value="0.0012850598537763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15]/[.$AE15]" office:value-type="percentage" office:value="0.433186485467496" calcext:value-type="percentage">
            <text:p>43.3%</text:p>
          </table:table-cell>
          <table:table-cell table:style-name="ce4" table:formula="of:=[.Q15]/[.$AE15]" office:value-type="percentage" office:value="0.00121300309357545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15]/[.$AE15]" office:value-type="percentage" office:value="0.461888053694011" calcext:value-type="percentage">
            <text:p>46.2%</text:p>
          </table:table-cell>
          <table:table-cell table:style-name="ce4" table:formula="of:=[.T15]/[.$AE15]" office:value-type="percentage" office:value="0.00125254351805775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15]/[.$AE15]" office:value-type="percentage" office:value="0.554178031242251" calcext:value-type="percentage">
            <text:p>55.4%</text:p>
          </table:table-cell>
          <table:table-cell table:style-name="ce4" table:formula="of:=[.W15]/[.$AE15]" office:value-type="percentage" office:value="0.00137198420529038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15]/[.$AE15]" office:value-type="percentage" office:value="0.634443919852994" calcext:value-type="percentage">
            <text:p>63.4%</text:p>
          </table:table-cell>
          <table:table-cell table:style-name="ce4" table:formula="of:=[.Z15]/[.$AE15]" office:value-type="percentage" office:value="0.00146798317757795" calcext:value-type="percentage">
            <text:p>0.1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15]/[.$AE15]" office:value-type="percentage" office:value="0.698103658515874" calcext:value-type="percentage">
            <text:p>69.8%</text:p>
          </table:table-cell>
          <table:table-cell table:style-name="ce4" table:formula="of:=[.AC15]/[.$AE15]" office:value-type="percentage" office:value="0.00153987126888658" calcext:value-type="percentage">
            <text:p>0.2%</text:p>
          </table:table-cell>
          <table:table-cell office:value-type="string" calcext:value-type="string">
            <text:p>\\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94Kr</text:p>
          </table:table-cell>
          <table:table-cell office:value-type="string" calcext:value-type="string">
            <text:p>\rpt</text:p>
          </table:table-cell>
          <table:table-cell office:value-type="string" calcext:value-type="string">
            <text:p>&amp;</text:p>
          </table:table-cell>
          <table:table-cell table:style-name="ce4" table:formula="of:=[.$D16]/[.$AE16]" office:value-type="percentage" office:value="0.233720930232558" calcext:value-type="percentage">
            <text:p>23.4%</text:p>
          </table:table-cell>
          <table:table-cell table:style-name="ce4" table:formula="of:=[.$E16]/[.$AE16]" office:value-type="percentage" office:value="0.00425651284133096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16]/[.$AE16]" office:value-type="percentage" office:value="0.234883720930233" calcext:value-type="percentage">
            <text:p>23.5%</text:p>
          </table:table-cell>
          <table:table-cell table:style-name="ce4" table:formula="of:=[.H16]/[.$AE16]" office:value-type="percentage" office:value="0.0042670880448133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7" table:formula="of:=[.J16]/[.$AE16]" office:value-type="percentage" office:value="0.78046511627907" calcext:value-type="percentage">
            <text:p>78.0%</text:p>
          </table:table-cell>
          <table:table-cell table:style-name="ce7" table:formula="of:=[.K16]/[.$AE16]" office:value-type="percentage" office:value="0.00777824991913856" calcext:value-type="percentage">
            <text:p>0.8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M16]/[.$AE16]" office:value-type="percentage" office:value="0.249147286821705" calcext:value-type="percentage">
            <text:p>24.9%</text:p>
          </table:table-cell>
          <table:table-cell table:style-name="ce4" table:formula="of:=[.N16]/[.$AE16]" office:value-type="percentage" office:value="0.00439474039784756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16]/[.$AE16]" office:value-type="percentage" office:value="0.243410852713178" calcext:value-type="percentage">
            <text:p>24.3%</text:p>
          </table:table-cell>
          <table:table-cell table:style-name="ce4" table:formula="of:=[.Q16]/[.$AE16]" office:value-type="percentage" office:value="0.00434385293833237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16]/[.$AE16]" office:value-type="percentage" office:value="0.247674418604651" calcext:value-type="percentage">
            <text:p>24.8%</text:p>
          </table:table-cell>
          <table:table-cell table:style-name="ce4" table:formula="of:=[.T16]/[.$AE16]" office:value-type="percentage" office:value="0.00438173108870157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16]/[.$AE16]" office:value-type="percentage" office:value="0.248914728682171" calcext:value-type="percentage">
            <text:p>24.9%</text:p>
          </table:table-cell>
          <table:table-cell table:style-name="ce4" table:formula="of:=[.W16]/[.$AE16]" office:value-type="percentage" office:value="0.00439268885783169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16]/[.$AE16]" office:value-type="percentage" office:value="0.248062015503876" calcext:value-type="percentage">
            <text:p>24.8%</text:p>
          </table:table-cell>
          <table:table-cell table:style-name="ce4" table:formula="of:=[.Z16]/[.$AE16]" office:value-type="percentage" office:value="0.00438515833293983" calcext:value-type="percentage">
            <text:p>0.4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16]/[.$AE16]" office:value-type="percentage" office:value="0.249302325581395" calcext:value-type="percentage">
            <text:p>24.9%</text:p>
          </table:table-cell>
          <table:table-cell table:style-name="ce4" table:formula="of:=[.AC16]/[.$AE16]" office:value-type="percentage" office:value="0.00439610755930475" calcext:value-type="percentage">
            <text:p>0.4%</text:p>
          </table:table-cell>
          <table:table-cell office:value-type="string" calcext:value-type="string">
            <text:p>\\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132Sn</text:p>
          </table:table-cell>
          <table:table-cell office:value-type="string" calcext:value-type="string">
            <text:p>\rpt</text:p>
          </table:table-cell>
          <table:table-cell office:value-type="string" calcext:value-type="string">
            <text:p>&amp;</text:p>
          </table:table-cell>
          <table:table-cell table:style-name="ce4" table:formula="of:=[.$D17]/[.$AE17]" office:value-type="percentage" office:value="0.29210963082582" calcext:value-type="percentage">
            <text:p>29.2%</text:p>
          </table:table-cell>
          <table:table-cell table:style-name="ce4" table:formula="of:=[.$E17]/[.$AE17]" office:value-type="percentage" office:value="0.00161883907144161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G17]/[.$AE17]" office:value-type="percentage" office:value="0.29376934463733" calcext:value-type="percentage">
            <text:p>29.4%</text:p>
          </table:table-cell>
          <table:table-cell table:style-name="ce4" table:formula="of:=[.H17]/[.$AE17]" office:value-type="percentage" office:value="0.00162343153193494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J17]/[.$AE17]" office:value-type="percentage" office:value="0.294217915937738" calcext:value-type="percentage">
            <text:p>29.4%</text:p>
          </table:table-cell>
          <table:table-cell table:style-name="ce4" table:formula="of:=[.K17]/[.$AE17]" office:value-type="percentage" office:value="0.0016246705090915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7" table:formula="of:=[.M17]/[.$AE17]" office:value-type="percentage" office:value="1.04389718745795" calcext:value-type="percentage">
            <text:p>104.4%</text:p>
          </table:table-cell>
          <table:table-cell table:style-name="ce7" table:formula="of:=[.N17]/[.$AE17]" office:value-type="percentage" office:value="0.00306026900409253" calcext:value-type="percentage">
            <text:p>0.3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P17]/[.$AE17]" office:value-type="percentage" office:value="0.299035571704122" calcext:value-type="percentage">
            <text:p>29.9%</text:p>
          </table:table-cell>
          <table:table-cell table:style-name="ce4" table:formula="of:=[.Q17]/[.$AE17]" office:value-type="percentage" office:value="0.0016379180398764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S17]/[.$AE17]" office:value-type="percentage" office:value="0.298569057551698" calcext:value-type="percentage">
            <text:p>29.9%</text:p>
          </table:table-cell>
          <table:table-cell table:style-name="ce4" table:formula="of:=[.T17]/[.$AE17]" office:value-type="percentage" office:value="0.00163663991401662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V17]/[.$AE17]" office:value-type="percentage" office:value="0.299959628582963" calcext:value-type="percentage">
            <text:p>30.0%</text:p>
          </table:table-cell>
          <table:table-cell table:style-name="ce4" table:formula="of:=[.W17]/[.$AE17]" office:value-type="percentage" office:value="0.00164044677245816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Y17]/[.$AE17]" office:value-type="percentage" office:value="0.300578656977527" calcext:value-type="percentage">
            <text:p>30.1%</text:p>
          </table:table-cell>
          <table:table-cell table:style-name="ce4" table:formula="of:=[.Z17]/[.$AE17]" office:value-type="percentage" office:value="0.00164213859972512" calcext:value-type="percentage">
            <text:p>0.2%</text:p>
          </table:table-cell>
          <table:table-cell table:style-name="ce3" office:value-type="string" calcext:value-type="string">
            <text:p>&amp;</text:p>
          </table:table-cell>
          <table:table-cell table:style-name="ce4" table:formula="of:=[.AB17]/[.$AE17]" office:value-type="percentage" office:value="0.302965056295698" calcext:value-type="percentage">
            <text:p>30.3%</text:p>
          </table:table-cell>
          <table:table-cell table:style-name="ce4" table:formula="of:=[.AC17]/[.$AE17]" office:value-type="percentage" office:value="0.00164864446913702" calcext:value-type="percentage">
            <text:p>0.2%</text:p>
          </table:table-cell>
          <table:table-cell office:value-type="string" calcext:value-type="string">
            <text:p>\\</text:p>
          </table:table-cell>
          <table:table-cell table:number-columns-repeated="46"/>
        </table:table-row>
        <table:table-row table:style-name="ro1">
          <table:table-cell table:number-columns-repeated="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style-name="ce3"/>
          <table:table-cell table:style-name="ce4" table:number-columns-repeated="2"/>
          <table:table-cell table:number-columns-repeated="47"/>
        </table:table-row>
        <table:table-row table:style-name="ro1" table:number-rows-repeated="3">
          <table:table-cell table:number-columns-repeated="76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76"/>
        </table:table-row>
        <table:table-row table:style-name="ro1">
          <table:table-cell table:number-columns-repeated="3"/>
          <table:table-cell table:style-name="ce5" office:value-type="float" office:value="0.5" calcext:value-type="float" table:number-columns-spanned="2" table:number-rows-spanned="1">
            <text:p>0.5</text:p>
          </table:table-cell>
          <table:covered-table-cell table:style-name="ce6"/>
          <table:table-cell table:style-name="ce6"/>
          <table:table-cell table:style-name="ce5" table:formula="of:=[.D47]+0.5" office:value-type="float" office:value="1" calcext:value-type="float" table:number-columns-spanned="2" table:number-rows-spanned="1">
            <text:p>1.0</text:p>
          </table:table-cell>
          <table:covered-table-cell table:style-name="ce6"/>
          <table:table-cell table:style-name="ce6"/>
          <table:table-cell table:style-name="ce5" table:formula="of:=[.G47]+0.5" office:value-type="float" office:value="1.5" calcext:value-type="float" table:number-columns-spanned="2" table:number-rows-spanned="1">
            <text:p>1.5</text:p>
          </table:table-cell>
          <table:covered-table-cell table:style-name="ce6"/>
          <table:table-cell table:style-name="ce6"/>
          <table:table-cell table:style-name="ce5" table:formula="of:=[.J47]+0.5" office:value-type="float" office:value="2" calcext:value-type="float" table:number-columns-spanned="2" table:number-rows-spanned="1">
            <text:p>2.0</text:p>
          </table:table-cell>
          <table:covered-table-cell table:style-name="ce6"/>
          <table:table-cell table:style-name="ce6"/>
          <table:table-cell table:style-name="ce5" table:formula="of:=[.M47]+0.5" office:value-type="float" office:value="2.5" calcext:value-type="float" table:number-columns-spanned="2" table:number-rows-spanned="1">
            <text:p>2.5</text:p>
          </table:table-cell>
          <table:covered-table-cell table:style-name="ce6"/>
          <table:table-cell table:style-name="ce6"/>
          <table:table-cell table:style-name="ce5" table:formula="of:=[.P47]+0.5" office:value-type="float" office:value="3" calcext:value-type="float" table:number-columns-spanned="2" table:number-rows-spanned="1">
            <text:p>3.0</text:p>
          </table:table-cell>
          <table:covered-table-cell table:style-name="ce6"/>
          <table:table-cell table:style-name="ce6"/>
          <table:table-cell table:style-name="ce5" table:formula="of:=[.S47]+0.5" office:value-type="float" office:value="3.5" calcext:value-type="float" table:number-columns-spanned="2" table:number-rows-spanned="1">
            <text:p>3.5</text:p>
          </table:table-cell>
          <table:covered-table-cell table:style-name="ce6"/>
          <table:table-cell table:style-name="ce6"/>
          <table:table-cell table:style-name="ce5" table:formula="of:=[.V47]+0.5" office:value-type="float" office:value="4" calcext:value-type="float" table:number-columns-spanned="2" table:number-rows-spanned="1">
            <text:p>4.0</text:p>
          </table:table-cell>
          <table:covered-table-cell table:style-name="ce6"/>
          <table:table-cell table:style-name="ce6"/>
          <table:table-cell table:style-name="ce5" table:formula="of:=[.Y47]+0.5" office:value-type="float" office:value="4.5" calcext:value-type="float" table:number-columns-spanned="2" table:number-rows-spanned="1">
            <text:p>4.5</text:p>
          </table:table-cell>
          <table:covered-table-cell table:style-name="ce6"/>
          <table:table-cell table:number-columns-repeated="47"/>
        </table:table-row>
        <table:table-row table:style-name="ro1">
          <table:table-cell office:value-type="string" calcext:value-type="string">
            <text:p>47K(d,p)</text:p>
          </table:table-cell>
          <table:table-cell office:value-type="string" calcext:value-type="string">
            <text:p>\rdp</text:p>
          </table:table-cell>
          <table:table-cell/>
          <table:table-cell table:formula="of:=[.D26]" office:value-type="percentage" office:value="0.90270551508845" calcext:value-type="percentage">
            <text:p>90.27%</text:p>
          </table:table-cell>
          <table:table-cell table:number-columns-repeated="2"/>
          <table:table-cell table:formula="of:=[.G26]" office:value-type="percentage" office:value="0.905195480897874" calcext:value-type="percentage">
            <text:p>90.52%</text:p>
          </table:table-cell>
          <table:table-cell table:number-columns-repeated="2"/>
          <table:table-cell table:formula="of:=[.J26]" office:value-type="percentage" office:value="0.908874684108815" calcext:value-type="percentage">
            <text:p>90.89%</text:p>
          </table:table-cell>
          <table:table-cell table:number-columns-repeated="2"/>
          <table:table-cell table:formula="of:=[.M26]" office:value-type="percentage" office:value="0.9076668648729" calcext:value-type="percentage">
            <text:p>90.77%</text:p>
          </table:table-cell>
          <table:table-cell table:number-columns-repeated="2"/>
          <table:table-cell table:formula="of:=[.P26]" office:value-type="percentage" office:value="0.909339229968783" calcext:value-type="percentage">
            <text:p>90.93%</text:p>
          </table:table-cell>
          <table:table-cell table:number-columns-repeated="2"/>
          <table:table-cell table:formula="of:=[.S26]" office:value-type="percentage" office:value="0.913613051880482" calcext:value-type="percentage">
            <text:p>91.36%</text:p>
          </table:table-cell>
          <table:table-cell table:number-columns-repeated="2"/>
          <table:table-cell table:formula="of:=[.V26]" office:value-type="percentage" office:value="0.915452653485952" calcext:value-type="percentage">
            <text:p>91.55%</text:p>
          </table:table-cell>
          <table:table-cell table:number-columns-repeated="2"/>
          <table:table-cell table:formula="of:=[.Y26]" office:value-type="percentage" office:value="0.920636985283187" calcext:value-type="percentage">
            <text:p>92.06%</text:p>
          </table:table-cell>
          <table:table-cell table:number-columns-repeated="2"/>
          <table:table-cell table:formula="of:=[.AB26]" office:value-type="percentage" office:value="0.919206184034488" calcext:value-type="percentage">
            <text:p>91.92%</text:p>
          </table:table-cell>
          <table:table-cell table:number-columns-repeated="4"/>
          <table:table-cell>
            <draw:frame draw:z-index="4" draw:style-name="gr1" draw:text-style-name="P1" svg:width="11.962cm" svg:height="12.272cm" svg:x="2.157cm" svg:y="0cm">
              <draw:object draw:notify-on-update-of-ranges="Sheet1.D47:Sheet1.AB47 Sheet1.A60:Sheet1.A60 Sheet1.D60:Sheet1.AB60 Sheet1.D47:Sheet1.AB47 Sheet1.A61:Sheet1.A61 Sheet1.D61:Sheet1.AB61 Sheet1.D47:Sheet1.AB47 Sheet1.A62:Sheet1.A62 Sheet1.D62:Sheet1.AB6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  <draw:frame draw:z-index="5" draw:style-name="gr1" draw:text-style-name="P1" svg:width="13.53cm" svg:height="13.881cm" svg:x="2.157cm" svg:y="0cm">
              <draw:object draw:notify-on-update-of-ranges="Sheet1.D47:Sheet1.AB47 Sheet1.A60:Sheet1.A60 Sheet1.D60:Sheet1.AB60 Sheet1.D47:Sheet1.AB47 Sheet1.A61:Sheet1.A61 Sheet1.D61:Sheet1.AB61 Sheet1.D47:Sheet1.AB47 Sheet1.A62:Sheet1.A62 Sheet1.D62:Sheet1.AB62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8"/>
          <table:table-cell>
            <draw:frame draw:z-index="6" draw:style-name="gr1" draw:text-style-name="P1" svg:width="13.53cm" svg:height="13.881cm" svg:x="0.441cm" svg:y="0.001cm">
              <draw:object draw:notify-on-update-of-ranges="Sheet1.D47:Sheet1.AB47 Sheet1.A56:Sheet1.A56 Sheet1.D56:Sheet1.AB56 Sheet1.D47:Sheet1.AB47 Sheet1.A57:Sheet1.A57 Sheet1.D57:Sheet1.AB57 Sheet1.D47:Sheet1.AB47 Sheet1.A58:Sheet1.A58 Sheet1.D58:Sheet1.AB5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34"/>
        </table:table-row>
        <table:table-row table:style-name="ro1">
          <table:table-cell office:value-type="string" calcext:value-type="string">
            <text:p>94Kr(d,p)</text:p>
          </table:table-cell>
          <table:table-cell office:value-type="string" calcext:value-type="string">
            <text:p>\rdp</text:p>
          </table:table-cell>
          <table:table-cell/>
          <table:table-cell table:formula="of:=[.D27]" office:value-type="percentage" office:value="0.886788128795692" calcext:value-type="percentage">
            <text:p>88.68%</text:p>
          </table:table-cell>
          <table:table-cell table:number-columns-repeated="2"/>
          <table:table-cell table:formula="of:=[.G27]" office:value-type="percentage" office:value="0.893250830755128" calcext:value-type="percentage">
            <text:p>89.33%</text:p>
          </table:table-cell>
          <table:table-cell table:number-columns-repeated="2"/>
          <table:table-cell table:formula="of:=[.J27]" office:value-type="percentage" office:value="0.899530193651885" calcext:value-type="percentage">
            <text:p>89.95%</text:p>
          </table:table-cell>
          <table:table-cell table:number-columns-repeated="2"/>
          <table:table-cell table:formula="of:=[.M27]" office:value-type="percentage" office:value="0.893204995989458" calcext:value-type="percentage">
            <text:p>89.32%</text:p>
          </table:table-cell>
          <table:table-cell table:number-columns-repeated="2"/>
          <table:table-cell table:formula="of:=[.P27]" office:value-type="percentage" office:value="0.900423971582445" calcext:value-type="percentage">
            <text:p>90.04%</text:p>
          </table:table-cell>
          <table:table-cell table:number-columns-repeated="2"/>
          <table:table-cell table:formula="of:=[.S27]" office:value-type="percentage" office:value="0.901684427638364" calcext:value-type="percentage">
            <text:p>90.17%</text:p>
          </table:table-cell>
          <table:table-cell table:number-columns-repeated="2"/>
          <table:table-cell table:formula="of:=[.V27]" office:value-type="percentage" office:value="0.904778274321073" calcext:value-type="percentage">
            <text:p>90.48%</text:p>
          </table:table-cell>
          <table:table-cell table:number-columns-repeated="2"/>
          <table:table-cell table:formula="of:=[.Y27]" office:value-type="percentage" office:value="0.906382491119514" calcext:value-type="percentage">
            <text:p>90.64%</text:p>
          </table:table-cell>
          <table:table-cell table:number-columns-repeated="2"/>
          <table:table-cell table:formula="of:=[.AB27]" office:value-type="percentage" office:value="0.906840838776212" calcext:value-type="percentage">
            <text:p>90.68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2Sn(d,p)</text:p>
          </table:table-cell>
          <table:table-cell office:value-type="string" calcext:value-type="string">
            <text:p>\rdp</text:p>
          </table:table-cell>
          <table:table-cell/>
          <table:table-cell table:formula="of:=[.D28]" office:value-type="percentage" office:value="0.896" calcext:value-type="percentage">
            <text:p>89.60%</text:p>
          </table:table-cell>
          <table:table-cell table:number-columns-repeated="2"/>
          <table:table-cell table:formula="of:=[.G28]" office:value-type="percentage" office:value="0.897111111111111" calcext:value-type="percentage">
            <text:p>89.71%</text:p>
          </table:table-cell>
          <table:table-cell table:number-columns-repeated="2"/>
          <table:table-cell table:formula="of:=[.J28]" office:value-type="percentage" office:value="0.904666666666667" calcext:value-type="percentage">
            <text:p>90.47%</text:p>
          </table:table-cell>
          <table:table-cell table:number-columns-repeated="2"/>
          <table:table-cell table:formula="of:=[.M28]" office:value-type="percentage" office:value="0.904711111111111" calcext:value-type="percentage">
            <text:p>90.47%</text:p>
          </table:table-cell>
          <table:table-cell table:number-columns-repeated="2"/>
          <table:table-cell table:formula="of:=[.P28]" office:value-type="percentage" office:value="0.911466666666667" calcext:value-type="percentage">
            <text:p>91.15%</text:p>
          </table:table-cell>
          <table:table-cell table:number-columns-repeated="2"/>
          <table:table-cell table:formula="of:=[.S28]" office:value-type="percentage" office:value="0.911688888888889" calcext:value-type="percentage">
            <text:p>91.17%</text:p>
          </table:table-cell>
          <table:table-cell table:number-columns-repeated="2"/>
          <table:table-cell table:formula="of:=[.V28]" office:value-type="percentage" office:value="0.915155555555556" calcext:value-type="percentage">
            <text:p>91.52%</text:p>
          </table:table-cell>
          <table:table-cell table:number-columns-repeated="2"/>
          <table:table-cell table:formula="of:=[.Y28]" office:value-type="percentage" office:value="0.911866666666667" calcext:value-type="percentage">
            <text:p>91.19%</text:p>
          </table:table-cell>
          <table:table-cell table:number-columns-repeated="2"/>
          <table:table-cell table:formula="of:=[.AB28]" office:value-type="percentage" office:value="0.918666666666667" calcext:value-type="percentage">
            <text:p>91.87%</text:p>
          </table:table-cell>
          <table:table-cell table:number-columns-repeated="48"/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47K(d,t)</text:p>
          </table:table-cell>
          <table:table-cell office:value-type="string" calcext:value-type="string">
            <text:p>\rdt</text:p>
          </table:table-cell>
          <table:table-cell/>
          <table:table-cell table:formula="of:=[.D30]" office:value-type="percentage" office:value="0.904249291784703" calcext:value-type="percentage">
            <text:p>90.42%</text:p>
          </table:table-cell>
          <table:table-cell table:number-columns-repeated="2"/>
          <table:table-cell table:formula="of:=[.G30]" office:value-type="percentage" office:value="0.905013305863164" calcext:value-type="percentage">
            <text:p>90.50%</text:p>
          </table:table-cell>
          <table:table-cell table:number-columns-repeated="2"/>
          <table:table-cell table:formula="of:=[.J30]" office:value-type="percentage" office:value="0.907760322774487" calcext:value-type="percentage">
            <text:p>90.78%</text:p>
          </table:table-cell>
          <table:table-cell table:number-columns-repeated="2"/>
          <table:table-cell table:formula="of:=[.M30]" office:value-type="percentage" office:value="0.909262597647867" calcext:value-type="percentage">
            <text:p>90.93%</text:p>
          </table:table-cell>
          <table:table-cell table:number-columns-repeated="2"/>
          <table:table-cell table:formula="of:=[.P30]" office:value-type="percentage" office:value="0.913554811571809" calcext:value-type="percentage">
            <text:p>91.36%</text:p>
          </table:table-cell>
          <table:table-cell table:number-columns-repeated="2"/>
          <table:table-cell table:formula="of:=[.S30]" office:value-type="percentage" office:value="0.914112799381921" calcext:value-type="percentage">
            <text:p>91.41%</text:p>
          </table:table-cell>
          <table:table-cell table:number-columns-repeated="2"/>
          <table:table-cell table:formula="of:=[.V30]" office:value-type="percentage" office:value="0.919435144647609" calcext:value-type="percentage">
            <text:p>91.94%</text:p>
          </table:table-cell>
          <table:table-cell table:number-columns-repeated="2"/>
          <table:table-cell table:formula="of:=[.Y30]" office:value-type="percentage" office:value="0.918259078032449" calcext:value-type="percentage">
            <text:p>91.83%</text:p>
          </table:table-cell>
          <table:table-cell table:number-columns-repeated="2"/>
          <table:table-cell table:formula="of:=[.AB30]" office:value-type="percentage" office:value="0.921152030217186" calcext:value-type="percentage">
            <text:p>92.12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94Kr(d,t)</text:p>
          </table:table-cell>
          <table:table-cell office:value-type="string" calcext:value-type="string">
            <text:p>\rdt</text:p>
          </table:table-cell>
          <table:table-cell/>
          <table:table-cell table:formula="of:=[.D31]" office:value-type="percentage" office:value="0.890666000249906" calcext:value-type="percentage">
            <text:p>89.07%</text:p>
          </table:table-cell>
          <table:table-cell table:number-columns-repeated="2"/>
          <table:table-cell table:formula="of:=[.G31]" office:value-type="percentage" office:value="0.898737973260028" calcext:value-type="percentage">
            <text:p>89.87%</text:p>
          </table:table-cell>
          <table:table-cell table:number-columns-repeated="2"/>
          <table:table-cell table:formula="of:=[.J31]" office:value-type="percentage" office:value="0.892915156816194" calcext:value-type="percentage">
            <text:p>89.29%</text:p>
          </table:table-cell>
          <table:table-cell table:number-columns-repeated="2"/>
          <table:table-cell table:formula="of:=[.M31]" office:value-type="percentage" office:value="0.894289641384481" calcext:value-type="percentage">
            <text:p>89.43%</text:p>
          </table:table-cell>
          <table:table-cell table:number-columns-repeated="2"/>
          <table:table-cell table:formula="of:=[.P31]" office:value-type="percentage" office:value="0.899287767087342" calcext:value-type="percentage">
            <text:p>89.93%</text:p>
          </table:table-cell>
          <table:table-cell table:number-columns-repeated="2"/>
          <table:table-cell table:formula="of:=[.S31]" office:value-type="percentage" office:value="0.902761464450831" calcext:value-type="percentage">
            <text:p>90.28%</text:p>
          </table:table-cell>
          <table:table-cell table:number-columns-repeated="2"/>
          <table:table-cell table:formula="of:=[.V31]" office:value-type="percentage" office:value="0.907409721354492" calcext:value-type="percentage">
            <text:p>90.74%</text:p>
          </table:table-cell>
          <table:table-cell table:number-columns-repeated="2"/>
          <table:table-cell table:formula="of:=[.Y31]" office:value-type="percentage" office:value="0.905610396101462" calcext:value-type="percentage">
            <text:p>90.56%</text:p>
          </table:table-cell>
          <table:table-cell table:number-columns-repeated="2"/>
          <table:table-cell table:formula="of:=[.AB31]" office:value-type="percentage" office:value="0.908784205922779" calcext:value-type="percentage">
            <text:p>90.88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2Sn(d,t)</text:p>
          </table:table-cell>
          <table:table-cell office:value-type="string" calcext:value-type="string">
            <text:p>\rdt</text:p>
          </table:table-cell>
          <table:table-cell/>
          <table:table-cell table:formula="of:=[.D32]" office:value-type="percentage" office:value="0.896610169491525" calcext:value-type="percentage">
            <text:p>89.66%</text:p>
          </table:table-cell>
          <table:table-cell table:number-columns-repeated="2"/>
          <table:table-cell table:formula="of:=[.G32]" office:value-type="percentage" office:value="0.900651890482399" calcext:value-type="percentage">
            <text:p>90.07%</text:p>
          </table:table-cell>
          <table:table-cell table:number-columns-repeated="2"/>
          <table:table-cell table:formula="of:=[.J32]" office:value-type="percentage" office:value="0.902868318122555" calcext:value-type="percentage">
            <text:p>90.29%</text:p>
          </table:table-cell>
          <table:table-cell table:number-columns-repeated="2"/>
          <table:table-cell table:formula="of:=[.M32]" office:value-type="percentage" office:value="0.904432855280313" calcext:value-type="percentage">
            <text:p>90.44%</text:p>
          </table:table-cell>
          <table:table-cell table:number-columns-repeated="2"/>
          <table:table-cell table:formula="of:=[.P32]" office:value-type="percentage" office:value="0.905736636245111" calcext:value-type="percentage">
            <text:p>90.57%</text:p>
          </table:table-cell>
          <table:table-cell table:number-columns-repeated="2"/>
          <table:table-cell table:formula="of:=[.S32]" office:value-type="percentage" office:value="0.906779661016949" calcext:value-type="percentage">
            <text:p>90.68%</text:p>
          </table:table-cell>
          <table:table-cell table:number-columns-repeated="2"/>
          <table:table-cell table:formula="of:=[.V32]" office:value-type="percentage" office:value="0.911734028683181" calcext:value-type="percentage">
            <text:p>91.17%</text:p>
          </table:table-cell>
          <table:table-cell table:number-columns-repeated="2"/>
          <table:table-cell table:formula="of:=[.Y32]" office:value-type="percentage" office:value="0.916558018252934" calcext:value-type="percentage">
            <text:p>91.66%</text:p>
          </table:table-cell>
          <table:table-cell table:number-columns-repeated="2"/>
          <table:table-cell table:formula="of:=[.AB32]" office:value-type="percentage" office:value="0.91877444589309" calcext:value-type="percentage">
            <text:p>91.88%</text:p>
          </table:table-cell>
          <table:table-cell table:number-columns-repeated="48"/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47K(p,d)</text:p>
          </table:table-cell>
          <table:table-cell office:value-type="string" calcext:value-type="string">
            <text:p>\rpd</text:p>
          </table:table-cell>
          <table:table-cell/>
          <table:table-cell table:formula="of:=[.D34]" office:value-type="percentage" office:value="0.153940142594358" calcext:value-type="percentage">
            <text:p>15.39%</text:p>
          </table:table-cell>
          <table:table-cell table:number-columns-repeated="2"/>
          <table:table-cell table:formula="of:=[.G34]" office:value-type="percentage" office:value="0.15246317655115" calcext:value-type="percentage">
            <text:p>15.25%</text:p>
          </table:table-cell>
          <table:table-cell table:number-columns-repeated="2"/>
          <table:table-cell table:formula="of:=[.J34]" office:value-type="percentage" office:value="0.159498905702432" calcext:value-type="percentage">
            <text:p>15.95%</text:p>
          </table:table-cell>
          <table:table-cell table:number-columns-repeated="2"/>
          <table:table-cell table:formula="of:=[.M34]" office:value-type="percentage" office:value="0.158303905903836" calcext:value-type="percentage">
            <text:p>15.83%</text:p>
          </table:table-cell>
          <table:table-cell table:number-columns-repeated="2"/>
          <table:table-cell table:formula="of:=[.P34]" office:value-type="percentage" office:value="0.157229748781503" calcext:value-type="percentage">
            <text:p>15.72%</text:p>
          </table:table-cell>
          <table:table-cell table:number-columns-repeated="2"/>
          <table:table-cell table:formula="of:=[.S34]" office:value-type="percentage" office:value="0.262524000698202" calcext:value-type="percentage">
            <text:p>26.25%</text:p>
          </table:table-cell>
          <table:table-cell table:number-columns-repeated="2"/>
          <table:table-cell table:formula="of:=[.V34]" office:value-type="percentage" office:value="0.541979403037179" calcext:value-type="percentage">
            <text:p>54.20%</text:p>
          </table:table-cell>
          <table:table-cell table:number-columns-repeated="2"/>
          <table:table-cell table:formula="of:=[.Y34]" office:value-type="percentage" office:value="0.728882742323133" calcext:value-type="percentage">
            <text:p>72.89%</text:p>
          </table:table-cell>
          <table:table-cell table:number-columns-repeated="2"/>
          <table:table-cell table:formula="of:=[.AB34]" office:value-type="percentage" office:value="0.829974354498704" calcext:value-type="percentage">
            <text:p>83.0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94Kr(p,d)</text:p>
          </table:table-cell>
          <table:table-cell office:value-type="string" calcext:value-type="string">
            <text:p>\rpd</text:p>
          </table:table-cell>
          <table:table-cell/>
          <table:table-cell table:formula="of:=[.D35]" office:value-type="percentage" office:value="0.517508650519031" calcext:value-type="percentage">
            <text:p>51.75%</text:p>
          </table:table-cell>
          <table:table-cell table:number-columns-repeated="2"/>
          <table:table-cell table:formula="of:=[.G35]" office:value-type="percentage" office:value="0.523072664359862" calcext:value-type="percentage">
            <text:p>52.31%</text:p>
          </table:table-cell>
          <table:table-cell table:number-columns-repeated="2"/>
          <table:table-cell table:formula="of:=[.J35]" office:value-type="percentage" office:value="0.523044982698962" calcext:value-type="percentage">
            <text:p>52.30%</text:p>
          </table:table-cell>
          <table:table-cell table:number-columns-repeated="2"/>
          <table:table-cell table:formula="of:=[.M35]" office:value-type="percentage" office:value="0.52083044982699" calcext:value-type="percentage">
            <text:p>52.08%</text:p>
          </table:table-cell>
          <table:table-cell table:number-columns-repeated="2"/>
          <table:table-cell table:formula="of:=[.P35]" office:value-type="percentage" office:value="0.527335640138408" calcext:value-type="percentage">
            <text:p>52.73%</text:p>
          </table:table-cell>
          <table:table-cell table:number-columns-repeated="2"/>
          <table:table-cell table:formula="of:=[.S35]" office:value-type="percentage" office:value="0.526920415224914" calcext:value-type="percentage">
            <text:p>52.69%</text:p>
          </table:table-cell>
          <table:table-cell table:number-columns-repeated="2"/>
          <table:table-cell table:formula="of:=[.V35]" office:value-type="percentage" office:value="0.529688581314879" calcext:value-type="percentage">
            <text:p>52.97%</text:p>
          </table:table-cell>
          <table:table-cell table:number-columns-repeated="2"/>
          <table:table-cell table:formula="of:=[.Y35]" office:value-type="percentage" office:value="0.531100346020761" calcext:value-type="percentage">
            <text:p>53.11%</text:p>
          </table:table-cell>
          <table:table-cell table:number-columns-repeated="2"/>
          <table:table-cell table:formula="of:=[.AB35]" office:value-type="percentage" office:value="0.533010380622837" calcext:value-type="percentage">
            <text:p>53.3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2Sn(p,d)</text:p>
          </table:table-cell>
          <table:table-cell office:value-type="string" calcext:value-type="string">
            <text:p>\rpd</text:p>
          </table:table-cell>
          <table:table-cell/>
          <table:table-cell table:formula="of:=[.D36]" office:value-type="percentage" office:value="0.280257443357229" calcext:value-type="percentage">
            <text:p>28.03%</text:p>
          </table:table-cell>
          <table:table-cell table:number-columns-repeated="5"/>
          <table:table-cell table:formula="of:=[.J36]" office:value-type="percentage" office:value="0.28549003191879" calcext:value-type="percentage">
            <text:p>28.55%</text:p>
          </table:table-cell>
          <table:table-cell table:number-columns-repeated="2"/>
          <table:table-cell table:formula="of:=[.M36]" office:value-type="percentage" office:value="0.286955156716027" calcext:value-type="percentage">
            <text:p>28.70%</text:p>
          </table:table-cell>
          <table:table-cell table:number-columns-repeated="2"/>
          <table:table-cell table:formula="of:=[.P36]" office:value-type="percentage" office:value="0.287373763800952" calcext:value-type="percentage">
            <text:p>28.74%</text:p>
          </table:table-cell>
          <table:table-cell table:number-columns-repeated="2"/>
          <table:table-cell table:formula="of:=[.S36]" office:value-type="percentage" office:value="0.290565642823505" calcext:value-type="percentage">
            <text:p>29.06%</text:p>
          </table:table-cell>
          <table:table-cell table:number-columns-repeated="2"/>
          <table:table-cell table:formula="of:=[.V36]" office:value-type="percentage" office:value="0.291716812307048" calcext:value-type="percentage">
            <text:p>29.17%</text:p>
          </table:table-cell>
          <table:table-cell table:number-columns-repeated="2"/>
          <table:table-cell table:formula="of:=[.Y36]" office:value-type="percentage" office:value="0.372298676155094" calcext:value-type="percentage">
            <text:p>37.23%</text:p>
          </table:table-cell>
          <table:table-cell table:number-columns-repeated="2"/>
          <table:table-cell table:formula="of:=[.AB36]" office:value-type="percentage" office:value="0.539971744021768" calcext:value-type="percentage">
            <text:p>54.00%</text:p>
          </table:table-cell>
          <table:table-cell table:number-columns-repeated="48"/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47K(p,t)</text:p>
          </table:table-cell>
          <table:table-cell office:value-type="string" calcext:value-type="string">
            <text:p>\rpt</text:p>
          </table:table-cell>
          <table:table-cell/>
          <table:table-cell table:formula="of:=[.D38]" office:value-type="percentage" office:value="0.0000169831764653934" calcext:value-type="percentage">
            <text:p>0.00%</text:p>
          </table:table-cell>
          <table:table-cell table:number-columns-repeated="2"/>
          <table:table-cell table:formula="of:=[.G38]" office:value-type="percentage" office:value="0.335424528462105" calcext:value-type="percentage">
            <text:p>33.54%</text:p>
          </table:table-cell>
          <table:table-cell table:number-columns-repeated="2"/>
          <table:table-cell table:formula="of:=[.J38]" office:value-type="percentage" office:value="0.390297171621791" calcext:value-type="percentage">
            <text:p>39.03%</text:p>
          </table:table-cell>
          <table:table-cell table:number-columns-repeated="5"/>
          <table:table-cell table:formula="of:=[.P38]" office:value-type="percentage" office:value="0.433186485467496" calcext:value-type="percentage">
            <text:p>43.32%</text:p>
          </table:table-cell>
          <table:table-cell table:number-columns-repeated="2"/>
          <table:table-cell table:formula="of:=[.S38]" office:value-type="percentage" office:value="0.461888053694011" calcext:value-type="percentage">
            <text:p>46.19%</text:p>
          </table:table-cell>
          <table:table-cell table:number-columns-repeated="2"/>
          <table:table-cell table:formula="of:=[.V38]" office:value-type="percentage" office:value="0.554178031242251" calcext:value-type="percentage">
            <text:p>55.42%</text:p>
          </table:table-cell>
          <table:table-cell table:number-columns-repeated="2"/>
          <table:table-cell table:formula="of:=[.Y38]" office:value-type="percentage" office:value="0.634443919852994" calcext:value-type="percentage">
            <text:p>63.44%</text:p>
          </table:table-cell>
          <table:table-cell table:number-columns-repeated="2"/>
          <table:table-cell table:formula="of:=[.AB38]" office:value-type="percentage" office:value="0.698103658515874" calcext:value-type="percentage">
            <text:p>69.8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94Kr(p,t)</text:p>
          </table:table-cell>
          <table:table-cell office:value-type="string" calcext:value-type="string">
            <text:p>\rpt</text:p>
          </table:table-cell>
          <table:table-cell/>
          <table:table-cell table:formula="of:=[.D39]" office:value-type="percentage" office:value="0.233720930232558" calcext:value-type="percentage">
            <text:p>23.37%</text:p>
          </table:table-cell>
          <table:table-cell table:number-columns-repeated="2"/>
          <table:table-cell table:formula="of:=[.G39]" office:value-type="percentage" office:value="0.234883720930233" calcext:value-type="percentage">
            <text:p>23.49%</text:p>
          </table:table-cell>
          <table:table-cell table:number-columns-repeated="5"/>
          <table:table-cell table:formula="of:=[.M39]" office:value-type="percentage" office:value="0.249147286821705" calcext:value-type="percentage">
            <text:p>24.91%</text:p>
          </table:table-cell>
          <table:table-cell table:number-columns-repeated="2"/>
          <table:table-cell table:formula="of:=[.P39]" office:value-type="percentage" office:value="0.243410852713178" calcext:value-type="percentage">
            <text:p>24.34%</text:p>
          </table:table-cell>
          <table:table-cell table:number-columns-repeated="2"/>
          <table:table-cell table:formula="of:=[.S39]" office:value-type="percentage" office:value="0.247674418604651" calcext:value-type="percentage">
            <text:p>24.77%</text:p>
          </table:table-cell>
          <table:table-cell table:number-columns-repeated="2"/>
          <table:table-cell table:formula="of:=[.V39]" office:value-type="percentage" office:value="0.248914728682171" calcext:value-type="percentage">
            <text:p>24.89%</text:p>
          </table:table-cell>
          <table:table-cell table:number-columns-repeated="2"/>
          <table:table-cell table:formula="of:=[.Y39]" office:value-type="percentage" office:value="0.248062015503876" calcext:value-type="percentage">
            <text:p>24.81%</text:p>
          </table:table-cell>
          <table:table-cell table:number-columns-repeated="2"/>
          <table:table-cell table:formula="of:=[.AB39]" office:value-type="percentage" office:value="0.249302325581395" calcext:value-type="percentage">
            <text:p>24.93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32Sn(p,t)</text:p>
          </table:table-cell>
          <table:table-cell office:value-type="string" calcext:value-type="string">
            <text:p>\rpt</text:p>
          </table:table-cell>
          <table:table-cell/>
          <table:table-cell table:formula="of:=[.D40]" office:value-type="percentage" office:value="0.29210963082582" calcext:value-type="percentage">
            <text:p>29.21%</text:p>
          </table:table-cell>
          <table:table-cell table:number-columns-repeated="2"/>
          <table:table-cell table:formula="of:=[.G40]" office:value-type="percentage" office:value="0.29376934463733" calcext:value-type="percentage">
            <text:p>29.38%</text:p>
          </table:table-cell>
          <table:table-cell table:number-columns-repeated="2"/>
          <table:table-cell table:formula="of:=[.J40]" office:value-type="percentage" office:value="0.294217915937738" calcext:value-type="percentage">
            <text:p>29.42%</text:p>
          </table:table-cell>
          <table:table-cell table:number-columns-repeated="5"/>
          <table:table-cell table:formula="of:=[.P40]" office:value-type="percentage" office:value="0.299035571704122" calcext:value-type="percentage">
            <text:p>29.90%</text:p>
          </table:table-cell>
          <table:table-cell table:number-columns-repeated="2"/>
          <table:table-cell table:formula="of:=[.S40]" office:value-type="percentage" office:value="0.298569057551698" calcext:value-type="percentage">
            <text:p>29.86%</text:p>
          </table:table-cell>
          <table:table-cell table:number-columns-repeated="2"/>
          <table:table-cell table:formula="of:=[.V40]" office:value-type="percentage" office:value="0.299959628582963" calcext:value-type="percentage">
            <text:p>30.00%</text:p>
          </table:table-cell>
          <table:table-cell table:number-columns-repeated="2"/>
          <table:table-cell table:formula="of:=[.Y40]" office:value-type="percentage" office:value="0.300578656977527" calcext:value-type="percentage">
            <text:p>30.06%</text:p>
          </table:table-cell>
          <table:table-cell table:number-columns-repeated="2"/>
          <table:table-cell table:formula="of:=[.AB40]" office:value-type="percentage" office:value="0.302965056295698" calcext:value-type="percentage">
            <text:p>30.30%</text:p>
          </table:table-cell>
          <table:table-cell table:number-columns-repeated="48"/>
        </table:table-row>
        <table:table-row table:style-name="ro1" table:number-rows-repeated="2">
          <table:table-cell table:number-columns-repeated="76"/>
        </table:table-row>
        <table:table-row table:style-name="ro1">
          <table:table-cell office:value-type="string" calcext:value-type="string">
            <text:p>47K(d,p)</text:p>
          </table:table-cell>
          <table:table-cell table:number-columns-repeated="3"/>
          <table:table-cell table:formula="of:=[.E26]" office:value-type="percentage" office:value="0.00409559817269216" calcext:value-type="percentage">
            <text:p>0.41%</text:p>
          </table:table-cell>
          <table:table-cell table:number-columns-repeated="2"/>
          <table:table-cell table:formula="of:=[.H26]" office:value-type="percentage" office:value="0.00410124280243057" calcext:value-type="percentage">
            <text:p>0.41%</text:p>
          </table:table-cell>
          <table:table-cell table:number-columns-repeated="2"/>
          <table:table-cell table:formula="of:=[.K26]" office:value-type="percentage" office:value="0.00410956918292823" calcext:value-type="percentage">
            <text:p>0.41%</text:p>
          </table:table-cell>
          <table:table-cell table:number-columns-repeated="2"/>
          <table:table-cell table:formula="of:=[.N26]" office:value-type="percentage" office:value="0.00410683763646045" calcext:value-type="percentage">
            <text:p>0.41%</text:p>
          </table:table-cell>
          <table:table-cell table:number-columns-repeated="2"/>
          <table:table-cell table:formula="of:=[.Q26]" office:value-type="percentage" office:value="0.00411061929440247" calcext:value-type="percentage">
            <text:p>0.41%</text:p>
          </table:table-cell>
          <table:table-cell table:number-columns-repeated="2"/>
          <table:table-cell table:formula="of:=[.T26]" office:value-type="percentage" office:value="0.00412026776247935" calcext:value-type="percentage">
            <text:p>0.41%</text:p>
          </table:table-cell>
          <table:table-cell table:number-columns-repeated="2"/>
          <table:table-cell table:formula="of:=[.W26]" office:value-type="percentage" office:value="0.0041244138501027" calcext:value-type="percentage">
            <text:p>0.41%</text:p>
          </table:table-cell>
          <table:table-cell table:number-columns-repeated="2"/>
          <table:table-cell table:formula="of:=[.Z26]" office:value-type="percentage" office:value="0.00413607591828814" calcext:value-type="percentage">
            <text:p>0.41%</text:p>
          </table:table-cell>
          <table:table-cell table:number-columns-repeated="2"/>
          <table:table-cell table:formula="of:=[.AC26]" office:value-type="percentage" office:value="0.00413286064245848" calcext:value-type="percentage">
            <text:p>0.41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94Kr(d,p)</text:p>
          </table:table-cell>
          <table:table-cell table:number-columns-repeated="3"/>
          <table:table-cell table:formula="of:=[.E27]" office:value-type="percentage" office:value="0.00450808862391124" calcext:value-type="percentage">
            <text:p>0.45%</text:p>
          </table:table-cell>
          <table:table-cell table:number-columns-repeated="2"/>
          <table:table-cell table:formula="of:=[.H27]" office:value-type="percentage" office:value="0.00452448574492064" calcext:value-type="percentage">
            <text:p>0.45%</text:p>
          </table:table-cell>
          <table:table-cell table:number-columns-repeated="2"/>
          <table:table-cell table:formula="of:=[.K27]" office:value-type="percentage" office:value="0.0045403609789811" calcext:value-type="percentage">
            <text:p>0.45%</text:p>
          </table:table-cell>
          <table:table-cell table:number-columns-repeated="2"/>
          <table:table-cell table:formula="of:=[.N27]" office:value-type="percentage" office:value="0.00452436966251854" calcext:value-type="percentage">
            <text:p>0.45%</text:p>
          </table:table-cell>
          <table:table-cell table:number-columns-repeated="2"/>
          <table:table-cell table:formula="of:=[.Q27]" office:value-type="percentage" office:value="0.00454261608222159" calcext:value-type="percentage">
            <text:p>0.45%</text:p>
          </table:table-cell>
          <table:table-cell table:number-columns-repeated="2"/>
          <table:table-cell table:formula="of:=[.T27]" office:value-type="percentage" office:value="0.00454579445470627" calcext:value-type="percentage">
            <text:p>0.45%</text:p>
          </table:table-cell>
          <table:table-cell table:number-columns-repeated="2"/>
          <table:table-cell table:formula="of:=[.W27]" office:value-type="percentage" office:value="0.00455358650881899" calcext:value-type="percentage">
            <text:p>0.46%</text:p>
          </table:table-cell>
          <table:table-cell table:number-columns-repeated="2"/>
          <table:table-cell table:formula="of:=[.Z27]" office:value-type="percentage" office:value="0.00455762158848432" calcext:value-type="percentage">
            <text:p>0.46%</text:p>
          </table:table-cell>
          <table:table-cell table:number-columns-repeated="2"/>
          <table:table-cell table:formula="of:=[.AC27]" office:value-type="percentage" office:value="0.00455877381239061" calcext:value-type="percentage">
            <text:p>0.46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32Sn(d,p)</text:p>
          </table:table-cell>
          <table:table-cell table:number-columns-repeated="3"/>
          <table:table-cell table:formula="of:=[.E28]" office:value-type="percentage" office:value="0.00631048510197292" calcext:value-type="percentage">
            <text:p>0.63%</text:p>
          </table:table-cell>
          <table:table-cell table:number-columns-repeated="2"/>
          <table:table-cell table:formula="of:=[.H28]" office:value-type="percentage" office:value="0.00631439664087327" calcext:value-type="percentage">
            <text:p>0.63%</text:p>
          </table:table-cell>
          <table:table-cell table:number-columns-repeated="2"/>
          <table:table-cell table:formula="of:=[.K28]" office:value-type="percentage" office:value="0.00634093111517602" calcext:value-type="percentage">
            <text:p>0.63%</text:p>
          </table:table-cell>
          <table:table-cell table:number-columns-repeated="2"/>
          <table:table-cell table:formula="of:=[.N28]" office:value-type="percentage" office:value="0.00634108687182642" calcext:value-type="percentage">
            <text:p>0.63%</text:p>
          </table:table-cell>
          <table:table-cell table:number-columns-repeated="2"/>
          <table:table-cell table:formula="of:=[.Q28]" office:value-type="percentage" office:value="0.00636471756086864" calcext:value-type="percentage">
            <text:p>0.64%</text:p>
          </table:table-cell>
          <table:table-cell table:number-columns-repeated="2"/>
          <table:table-cell table:formula="of:=[.T28]" office:value-type="percentage" office:value="0.00636549339586803" calcext:value-type="percentage">
            <text:p>0.64%</text:p>
          </table:table-cell>
          <table:table-cell table:number-columns-repeated="2"/>
          <table:table-cell table:formula="of:=[.W28]" office:value-type="percentage" office:value="0.00637758420147579" calcext:value-type="percentage">
            <text:p>0.64%</text:p>
          </table:table-cell>
          <table:table-cell table:number-columns-repeated="2"/>
          <table:table-cell table:formula="of:=[.Z28]" office:value-type="percentage" office:value="0.00636611399579111" calcext:value-type="percentage">
            <text:p>0.64%</text:p>
          </table:table-cell>
          <table:table-cell table:number-columns-repeated="2"/>
          <table:table-cell table:formula="of:=[.AC28]" office:value-type="percentage" office:value="0.00638980669736023" calcext:value-type="percentage">
            <text:p>0.64%</text:p>
          </table:table-cell>
          <table:table-cell table:number-columns-repeated="47"/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47K(d,t)</text:p>
          </table:table-cell>
          <table:table-cell table:number-columns-repeated="3"/>
          <table:table-cell table:formula="of:=[.E30]" office:value-type="percentage" office:value="0.00278611966753511" calcext:value-type="percentage">
            <text:p>0.28%</text:p>
          </table:table-cell>
          <table:table-cell table:number-columns-repeated="2"/>
          <table:table-cell table:formula="of:=[.H30]" office:value-type="percentage" office:value="0.00278729643661331" calcext:value-type="percentage">
            <text:p>0.28%</text:p>
          </table:table-cell>
          <table:table-cell table:number-columns-repeated="2"/>
          <table:table-cell table:formula="of:=[.K30]" office:value-type="percentage" office:value="0.00279152341814097" calcext:value-type="percentage">
            <text:p>0.28%</text:p>
          </table:table-cell>
          <table:table-cell table:number-columns-repeated="2"/>
          <table:table-cell table:formula="of:=[.N30]" office:value-type="percentage" office:value="0.00279383234362544" calcext:value-type="percentage">
            <text:p>0.28%</text:p>
          </table:table-cell>
          <table:table-cell table:number-columns-repeated="2"/>
          <table:table-cell table:formula="of:=[.Q30]" office:value-type="percentage" office:value="0.00280041878386526" calcext:value-type="percentage">
            <text:p>0.28%</text:p>
          </table:table-cell>
          <table:table-cell table:number-columns-repeated="2"/>
          <table:table-cell table:formula="of:=[.T30]" office:value-type="percentage" office:value="0.00280127388363246" calcext:value-type="percentage">
            <text:p>0.28%</text:p>
          </table:table-cell>
          <table:table-cell table:number-columns-repeated="2"/>
          <table:table-cell table:formula="of:=[.W30]" office:value-type="percentage" office:value="0.00280941713884502" calcext:value-type="percentage">
            <text:p>0.28%</text:p>
          </table:table-cell>
          <table:table-cell table:number-columns-repeated="2"/>
          <table:table-cell table:formula="of:=[.Z30]" office:value-type="percentage" office:value="0.00280761977501121" calcext:value-type="percentage">
            <text:p>0.28%</text:p>
          </table:table-cell>
          <table:table-cell table:number-columns-repeated="2"/>
          <table:table-cell table:formula="of:=[.AC30]" office:value-type="percentage" office:value="0.0028120389649383" calcext:value-type="percentage">
            <text:p>0.28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94Kr(d,t)</text:p>
          </table:table-cell>
          <table:table-cell table:number-columns-repeated="3"/>
          <table:table-cell table:formula="of:=[.E31]" office:value-type="percentage" office:value="0.00471787061528495" calcext:value-type="percentage">
            <text:p>0.47%</text:p>
          </table:table-cell>
          <table:table-cell table:number-columns-repeated="2"/>
          <table:table-cell table:formula="of:=[.H31]" office:value-type="percentage" office:value="0.00473920107417301" calcext:value-type="percentage">
            <text:p>0.47%</text:p>
          </table:table-cell>
          <table:table-cell table:number-columns-repeated="2"/>
          <table:table-cell table:formula="of:=[.K31]" office:value-type="percentage" office:value="0.0047238237666945" calcext:value-type="percentage">
            <text:p>0.47%</text:p>
          </table:table-cell>
          <table:table-cell table:number-columns-repeated="2"/>
          <table:table-cell table:formula="of:=[.N31]" office:value-type="percentage" office:value="0.00472745811319704" calcext:value-type="percentage">
            <text:p>0.47%</text:p>
          </table:table-cell>
          <table:table-cell table:number-columns-repeated="2"/>
          <table:table-cell table:formula="of:=[.Q31]" office:value-type="percentage" office:value="0.00474065043161174" calcext:value-type="percentage">
            <text:p>0.47%</text:p>
          </table:table-cell>
          <table:table-cell table:number-columns-repeated="2"/>
          <table:table-cell table:formula="of:=[.T31]" office:value-type="percentage" office:value="0.00474979751096008" calcext:value-type="percentage">
            <text:p>0.47%</text:p>
          </table:table-cell>
          <table:table-cell table:number-columns-repeated="2"/>
          <table:table-cell table:formula="of:=[.W31]" office:value-type="percentage" office:value="0.00476201000173677" calcext:value-type="percentage">
            <text:p>0.48%</text:p>
          </table:table-cell>
          <table:table-cell table:number-columns-repeated="2"/>
          <table:table-cell table:formula="of:=[.Z31]" office:value-type="percentage" office:value="0.00475728630499218" calcext:value-type="percentage">
            <text:p>0.48%</text:p>
          </table:table-cell>
          <table:table-cell table:number-columns-repeated="2"/>
          <table:table-cell table:formula="of:=[.AC31]" office:value-type="percentage" office:value="0.00476561522679767" calcext:value-type="percentage">
            <text:p>0.48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32Sn(d,t)</text:p>
          </table:table-cell>
          <table:table-cell table:number-columns-repeated="3"/>
          <table:table-cell table:formula="of:=[.E32]" office:value-type="percentage" office:value="0.00483525236534202" calcext:value-type="percentage">
            <text:p>0.48%</text:p>
          </table:table-cell>
          <table:table-cell table:number-columns-repeated="2"/>
          <table:table-cell table:formula="of:=[.H32]" office:value-type="percentage" office:value="0.00484613823723634" calcext:value-type="percentage">
            <text:p>0.48%</text:p>
          </table:table-cell>
          <table:table-cell table:number-columns-repeated="2"/>
          <table:table-cell table:formula="of:=[.K32]" office:value-type="percentage" office:value="0.0048520975400074" calcext:value-type="percentage">
            <text:p>0.49%</text:p>
          </table:table-cell>
          <table:table-cell table:number-columns-repeated="2"/>
          <table:table-cell table:formula="of:=[.N32]" office:value-type="percentage" office:value="0.00485629970379156" calcext:value-type="percentage">
            <text:p>0.49%</text:p>
          </table:table-cell>
          <table:table-cell table:number-columns-repeated="2"/>
          <table:table-cell table:formula="of:=[.Q32]" office:value-type="percentage" office:value="0.00485979873133954" calcext:value-type="percentage">
            <text:p>0.49%</text:p>
          </table:table-cell>
          <table:table-cell table:number-columns-repeated="2"/>
          <table:table-cell table:formula="of:=[.T32]" office:value-type="percentage" office:value="0.00486259614054016" calcext:value-type="percentage">
            <text:p>0.49%</text:p>
          </table:table-cell>
          <table:table-cell table:number-columns-repeated="2"/>
          <table:table-cell table:formula="of:=[.W32]" office:value-type="percentage" office:value="0.00487586191673974" calcext:value-type="percentage">
            <text:p>0.49%</text:p>
          </table:table-cell>
          <table:table-cell table:number-columns-repeated="2"/>
          <table:table-cell table:formula="of:=[.Z32]" office:value-type="percentage" office:value="0.00488874400502026" calcext:value-type="percentage">
            <text:p>0.49%</text:p>
          </table:table-cell>
          <table:table-cell table:number-columns-repeated="2"/>
          <table:table-cell table:formula="of:=[.AC32]" office:value-type="percentage" office:value="0.00489465143498117" calcext:value-type="percentage">
            <text:p>0.49%</text:p>
          </table:table-cell>
          <table:table-cell table:number-columns-repeated="47"/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47K(p,d)</text:p>
          </table:table-cell>
          <table:table-cell table:number-columns-repeated="3"/>
          <table:table-cell table:formula="of:=[.E34]" office:value-type="percentage" office:value="0.00143768868579353" calcext:value-type="percentage">
            <text:p>0.14%</text:p>
          </table:table-cell>
          <table:table-cell table:number-columns-repeated="2"/>
          <table:table-cell table:formula="of:=[.H34]" office:value-type="percentage" office:value="0.00143077517008238" calcext:value-type="percentage">
            <text:p>0.14%</text:p>
          </table:table-cell>
          <table:table-cell table:number-columns-repeated="2"/>
          <table:table-cell table:formula="of:=[.K34]" office:value-type="percentage" office:value="0.0014634158908381" calcext:value-type="percentage">
            <text:p>0.15%</text:p>
          </table:table-cell>
          <table:table-cell table:number-columns-repeated="2"/>
          <table:table-cell table:formula="of:=[.N34]" office:value-type="percentage" office:value="0.00145792347201315" calcext:value-type="percentage">
            <text:p>0.15%</text:p>
          </table:table-cell>
          <table:table-cell table:number-columns-repeated="2"/>
          <table:table-cell table:formula="of:=[.Q34]" office:value-type="percentage" office:value="0.00145296874749722" calcext:value-type="percentage">
            <text:p>0.15%</text:p>
          </table:table-cell>
          <table:table-cell table:number-columns-repeated="2"/>
          <table:table-cell table:formula="of:=[.T34]" office:value-type="percentage" office:value="0.00187747178784844" calcext:value-type="percentage">
            <text:p>0.19%</text:p>
          </table:table-cell>
          <table:table-cell table:number-columns-repeated="2"/>
          <table:table-cell table:formula="of:=[.W34]" office:value-type="percentage" office:value="0.00269761708719522" calcext:value-type="percentage">
            <text:p>0.27%</text:p>
          </table:table-cell>
          <table:table-cell table:number-columns-repeated="2"/>
          <table:table-cell table:formula="of:=[.Z34]" office:value-type="percentage" office:value="0.00312836736376191" calcext:value-type="percentage">
            <text:p>0.31%</text:p>
          </table:table-cell>
          <table:table-cell table:number-columns-repeated="2"/>
          <table:table-cell table:formula="of:=[.AC34]" office:value-type="percentage" office:value="0.00333826838390537" calcext:value-type="percentage">
            <text:p>0.33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94Kr(p,d)</text:p>
          </table:table-cell>
          <table:table-cell table:number-columns-repeated="3"/>
          <table:table-cell table:formula="of:=[.E35]" office:value-type="percentage" office:value="0.00378490409076708" calcext:value-type="percentage">
            <text:p>0.38%</text:p>
          </table:table-cell>
          <table:table-cell table:number-columns-repeated="2"/>
          <table:table-cell table:formula="of:=[.H35]" office:value-type="percentage" office:value="0.00380519646282399" calcext:value-type="percentage">
            <text:p>0.38%</text:p>
          </table:table-cell>
          <table:table-cell table:number-columns-repeated="2"/>
          <table:table-cell table:formula="of:=[.K35]" office:value-type="percentage" office:value="0.00380509577360913" calcext:value-type="percentage">
            <text:p>0.38%</text:p>
          </table:table-cell>
          <table:table-cell table:number-columns-repeated="2"/>
          <table:table-cell table:formula="of:=[.N35]" office:value-type="percentage" office:value="0.00379703198542295" calcext:value-type="percentage">
            <text:p>0.38%</text:p>
          </table:table-cell>
          <table:table-cell table:number-columns-repeated="2"/>
          <table:table-cell table:formula="of:=[.Q35]" office:value-type="percentage" office:value="0.00382067093199786" calcext:value-type="percentage">
            <text:p>0.38%</text:p>
          </table:table-cell>
          <table:table-cell table:number-columns-repeated="2"/>
          <table:table-cell table:formula="of:=[.T35]" office:value-type="percentage" office:value="0.00381916643462431" calcext:value-type="percentage">
            <text:p>0.38%</text:p>
          </table:table-cell>
          <table:table-cell table:number-columns-repeated="2"/>
          <table:table-cell table:formula="of:=[.W35]" office:value-type="percentage" office:value="0.00382918525150942" calcext:value-type="percentage">
            <text:p>0.38%</text:p>
          </table:table-cell>
          <table:table-cell table:number-columns-repeated="2"/>
          <table:table-cell table:formula="of:=[.Z35]" office:value-type="percentage" office:value="0.00383428476801549" calcext:value-type="percentage">
            <text:p>0.38%</text:p>
          </table:table-cell>
          <table:table-cell table:number-columns-repeated="2"/>
          <table:table-cell table:formula="of:=[.AC35]" office:value-type="percentage" office:value="0.0038411733379785" calcext:value-type="percentage">
            <text:p>0.38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32Sn(p,d)</text:p>
          </table:table-cell>
          <table:table-cell table:number-columns-repeated="3"/>
          <table:table-cell table:formula="of:=[.E36]" office:value-type="percentage" office:value="0.00171258394971077" calcext:value-type="percentage">
            <text:p>0.17%</text:p>
          </table:table-cell>
          <table:table-cell table:number-columns-repeated="2"/>
          <table:table-cell table:formula="of:=[.H36]" office:value-type="percentage" office:value="0.00188742015334841" calcext:value-type="percentage">
            <text:p>0.19%</text:p>
          </table:table-cell>
          <table:table-cell table:number-columns-repeated="2"/>
          <table:table-cell table:formula="of:=[.K36]" office:value-type="percentage" office:value="0.00172849754148397" calcext:value-type="percentage">
            <text:p>0.17%</text:p>
          </table:table-cell>
          <table:table-cell table:number-columns-repeated="2"/>
          <table:table-cell table:formula="of:=[.N36]" office:value-type="percentage" office:value="0.00173292715987334" calcext:value-type="percentage">
            <text:p>0.17%</text:p>
          </table:table-cell>
          <table:table-cell table:number-columns-repeated="2"/>
          <table:table-cell table:formula="of:=[.Q36]" office:value-type="percentage" office:value="0.00173419068695326" calcext:value-type="percentage">
            <text:p>0.17%</text:p>
          </table:table-cell>
          <table:table-cell table:number-columns-repeated="2"/>
          <table:table-cell table:formula="of:=[.T36]" office:value-type="percentage" office:value="0.00174379497591948" calcext:value-type="percentage">
            <text:p>0.17%</text:p>
          </table:table-cell>
          <table:table-cell table:number-columns-repeated="2"/>
          <table:table-cell table:formula="of:=[.W36]" office:value-type="percentage" office:value="0.001747245864378" calcext:value-type="percentage">
            <text:p>0.17%</text:p>
          </table:table-cell>
          <table:table-cell table:number-columns-repeated="2"/>
          <table:table-cell table:formula="of:=[.Z36]" office:value-type="percentage" office:value="0.00197387223210298" calcext:value-type="percentage">
            <text:p>0.20%</text:p>
          </table:table-cell>
          <table:table-cell table:number-columns-repeated="2"/>
          <table:table-cell table:formula="of:=[.AC36]" office:value-type="percentage" office:value="0.00237716216162662" calcext:value-type="percentage">
            <text:p>0.24%</text:p>
          </table:table-cell>
          <table:table-cell table:number-columns-repeated="47"/>
        </table:table-row>
        <table:table-row table:style-name="ro1">
          <table:table-cell table:number-columns-repeated="76"/>
        </table:table-row>
        <table:table-row table:style-name="ro1">
          <table:table-cell office:value-type="string" calcext:value-type="string">
            <text:p>47K(p,t)</text:p>
          </table:table-cell>
          <table:table-cell table:number-columns-repeated="3"/>
          <table:table-cell table:formula="of:=[.E38]" office:value-type="percentage" office:value="0.00000759510741009884" calcext:value-type="percentage">
            <text:p>0.00%</text:p>
          </table:table-cell>
          <table:table-cell table:number-columns-repeated="2"/>
          <table:table-cell table:formula="of:=[.H38]" office:value-type="percentage" office:value="0.00106738689871043" calcext:value-type="percentage">
            <text:p>0.11%</text:p>
          </table:table-cell>
          <table:table-cell table:number-columns-repeated="2"/>
          <table:table-cell table:formula="of:=[.K38]" office:value-type="percentage" office:value="0.00115138922520552" calcext:value-type="percentage">
            <text:p>0.12%</text:p>
          </table:table-cell>
          <table:table-cell table:number-columns-repeated="2"/>
          <table:table-cell table:formula="of:=[.N38]" office:value-type="percentage" office:value="0.0012850598537763" calcext:value-type="percentage">
            <text:p>0.13%</text:p>
          </table:table-cell>
          <table:table-cell table:number-columns-repeated="2"/>
          <table:table-cell table:formula="of:=[.Q38]" office:value-type="percentage" office:value="0.00121300309357545" calcext:value-type="percentage">
            <text:p>0.12%</text:p>
          </table:table-cell>
          <table:table-cell table:number-columns-repeated="2"/>
          <table:table-cell table:formula="of:=[.T38]" office:value-type="percentage" office:value="0.00125254351805775" calcext:value-type="percentage">
            <text:p>0.13%</text:p>
          </table:table-cell>
          <table:table-cell table:number-columns-repeated="2"/>
          <table:table-cell table:formula="of:=[.W38]" office:value-type="percentage" office:value="0.00137198420529038" calcext:value-type="percentage">
            <text:p>0.14%</text:p>
          </table:table-cell>
          <table:table-cell table:number-columns-repeated="2"/>
          <table:table-cell table:formula="of:=[.Z38]" office:value-type="percentage" office:value="0.00146798317757795" calcext:value-type="percentage">
            <text:p>0.15%</text:p>
          </table:table-cell>
          <table:table-cell table:number-columns-repeated="2"/>
          <table:table-cell table:formula="of:=[.AC38]" office:value-type="percentage" office:value="0.00153987126888658" calcext:value-type="percentage">
            <text:p>0.15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94Kr(p,t)</text:p>
          </table:table-cell>
          <table:table-cell table:number-columns-repeated="3"/>
          <table:table-cell table:formula="of:=[.E39]" office:value-type="percentage" office:value="0.00425651284133096" calcext:value-type="percentage">
            <text:p>0.43%</text:p>
          </table:table-cell>
          <table:table-cell table:number-columns-repeated="2"/>
          <table:table-cell table:formula="of:=[.H39]" office:value-type="percentage" office:value="0.0042670880448133" calcext:value-type="percentage">
            <text:p>0.43%</text:p>
          </table:table-cell>
          <table:table-cell table:number-columns-repeated="2"/>
          <table:table-cell table:formula="of:=[.K39]" office:value-type="percentage" office:value="0.00777824991913856" calcext:value-type="percentage">
            <text:p>0.78%</text:p>
          </table:table-cell>
          <table:table-cell table:number-columns-repeated="2"/>
          <table:table-cell table:formula="of:=[.N39]" office:value-type="percentage" office:value="0.00439474039784756" calcext:value-type="percentage">
            <text:p>0.44%</text:p>
          </table:table-cell>
          <table:table-cell table:number-columns-repeated="2"/>
          <table:table-cell table:formula="of:=[.Q39]" office:value-type="percentage" office:value="0.00434385293833237" calcext:value-type="percentage">
            <text:p>0.43%</text:p>
          </table:table-cell>
          <table:table-cell table:number-columns-repeated="2"/>
          <table:table-cell table:formula="of:=[.T39]" office:value-type="percentage" office:value="0.00438173108870157" calcext:value-type="percentage">
            <text:p>0.44%</text:p>
          </table:table-cell>
          <table:table-cell table:number-columns-repeated="2"/>
          <table:table-cell table:formula="of:=[.W39]" office:value-type="percentage" office:value="0.00439268885783169" calcext:value-type="percentage">
            <text:p>0.44%</text:p>
          </table:table-cell>
          <table:table-cell table:number-columns-repeated="2"/>
          <table:table-cell table:formula="of:=[.Z39]" office:value-type="percentage" office:value="0.00438515833293983" calcext:value-type="percentage">
            <text:p>0.44%</text:p>
          </table:table-cell>
          <table:table-cell table:number-columns-repeated="2"/>
          <table:table-cell table:formula="of:=[.AC39]" office:value-type="percentage" office:value="0.00439610755930475" calcext:value-type="percentage">
            <text:p>0.44%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32Sn(p,t)</text:p>
          </table:table-cell>
          <table:table-cell table:number-columns-repeated="3"/>
          <table:table-cell table:formula="of:=[.E40]" office:value-type="percentage" office:value="0.00161883907144161" calcext:value-type="percentage">
            <text:p>0.16%</text:p>
          </table:table-cell>
          <table:table-cell table:number-columns-repeated="2"/>
          <table:table-cell table:formula="of:=[.H40]" office:value-type="percentage" office:value="0.00162343153193494" calcext:value-type="percentage">
            <text:p>0.16%</text:p>
          </table:table-cell>
          <table:table-cell table:number-columns-repeated="2"/>
          <table:table-cell table:formula="of:=[.K40]" office:value-type="percentage" office:value="0.0016246705090915" calcext:value-type="percentage">
            <text:p>0.16%</text:p>
          </table:table-cell>
          <table:table-cell table:number-columns-repeated="2"/>
          <table:table-cell table:formula="of:=[.N40]" office:value-type="percentage" office:value="0.00306026900409253" calcext:value-type="percentage">
            <text:p>0.31%</text:p>
          </table:table-cell>
          <table:table-cell table:number-columns-repeated="2"/>
          <table:table-cell table:formula="of:=[.Q40]" office:value-type="percentage" office:value="0.0016379180398764" calcext:value-type="percentage">
            <text:p>0.16%</text:p>
          </table:table-cell>
          <table:table-cell table:number-columns-repeated="2"/>
          <table:table-cell table:formula="of:=[.T40]" office:value-type="percentage" office:value="0.00163663991401662" calcext:value-type="percentage">
            <text:p>0.16%</text:p>
          </table:table-cell>
          <table:table-cell table:number-columns-repeated="2"/>
          <table:table-cell table:formula="of:=[.W40]" office:value-type="percentage" office:value="0.00164044677245816" calcext:value-type="percentage">
            <text:p>0.16%</text:p>
          </table:table-cell>
          <table:table-cell table:number-columns-repeated="2"/>
          <table:table-cell table:formula="of:=[.Z40]" office:value-type="percentage" office:value="0.00164213859972512" calcext:value-type="percentage">
            <text:p>0.16%</text:p>
          </table:table-cell>
          <table:table-cell table:number-columns-repeated="2"/>
          <table:table-cell table:formula="of:=[.AC40]" office:value-type="percentage" office:value="0.00164864446913702" calcext:value-type="percentage">
            <text:p>0.16%</text:p>
          </table:table-cell>
          <table:table-cell table:number-columns-repeated="3"/>
          <table:table-cell>
            <draw:frame draw:z-index="7" draw:style-name="gr1" draw:text-style-name="P1" svg:width="13.53cm" svg:height="13.881cm" svg:x="2.242cm" svg:y="0.379cm">
              <draw:object draw:notify-on-update-of-ranges="Sheet1.D47:Sheet1.AB47 Sheet1.A52:Sheet1.A52 Sheet1.D52:Sheet1.AB52 Sheet1.E69:Sheet1.AD69 Sheet1.E69:Sheet1.AD69 Sheet1.D47:Sheet1.AB47 Sheet1.A53:Sheet1.A53 Sheet1.D53:Sheet1.AB53 Sheet1.E70:Sheet1.AC70 Sheet1.E70:Sheet1.AC70 Sheet1.D47:Sheet1.AB47 Sheet1.A54:Sheet1.A54 Sheet1.D54:Sheet1.AB54 Sheet1.E71:Sheet1.AC71 Sheet1.E71:Sheet1.AC7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3"/>
        </table:table-row>
        <table:table-row table:style-name="ro1">
          <table:table-cell table:number-columns-repeated="41"/>
          <table:table-cell>
            <draw:frame draw:z-index="8" draw:style-name="gr1" draw:text-style-name="P1" svg:width="13.53cm" svg:height="13.881cm" svg:x="0.347cm" svg:y="0.415cm">
              <draw:object draw:notify-on-update-of-ranges="Sheet1.D47:Sheet1.AB47 Sheet1.A48:Sheet1.A48 Sheet1.D48:Sheet1.AB48 Sheet1.E65:Sheet1.AC65 Sheet1.E65:Sheet1.AC65 Sheet1.D47:Sheet1.AB47 Sheet1.A49:Sheet1.A49 Sheet1.D49:Sheet1.AB49 Sheet1.E66:Sheet1.AC66 Sheet1.E66:Sheet1.AC66 Sheet1.D47:Sheet1.AB47 Sheet1.A50:Sheet1.A50 Sheet1.D50:Sheet1.AB50 Sheet1.E67:Sheet1.AC68 Sheet1.E67:Sheet1.AC68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34"/>
        </table:table-row>
        <table:table-row table:style-name="ro1" table:number-rows-repeated="2">
          <table:table-cell table:number-columns-repeated="76"/>
        </table:table-row>
        <table:table-row table:style-name="ro1">
          <table:table-cell>
            <draw:frame draw:z-index="1" draw:style-name="gr1" draw:text-style-name="P1" svg:width="14.163cm" svg:height="11.061cm" svg:x="1.086cm" svg:y="0.066cm">
              <draw:object draw:notify-on-update-of-ranges="Sheet1.D47:Sheet1.AB47 Sheet1.A56:Sheet1.A56 Sheet1.D56:Sheet1.AB56 Sheet1.D47:Sheet1.AB47 Sheet1.A57:Sheet1.A57 Sheet1.D57:Sheet1.AB57 Sheet1.D47:Sheet1.AB47 Sheet1.A58:Sheet1.A58 Sheet1.D58:Sheet1.AB5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5"/>
        </table:table-row>
        <table:table-row table:style-name="ro1" table:number-rows-repeated="16">
          <table:table-cell table:number-columns-repeated="76"/>
        </table:table-row>
        <table:table-row table:style-name="ro1">
          <table:table-cell table:number-columns-repeated="18"/>
          <table:table-cell>
            <draw:frame draw:z-index="3" draw:style-name="gr1" draw:text-style-name="P1" svg:width="15.999cm" svg:height="8.999cm" svg:x="0.798cm" svg:y="0.249cm">
              <draw:object draw:notify-on-update-of-ranges="Sheet1.D47:Sheet1.AB47 Sheet1.A48:Sheet1.A48 Sheet1.D48:Sheet1.AB48 Sheet1.D47:Sheet1.AB47 Sheet1.A49:Sheet1.A49 Sheet1.D49:Sheet1.AB49 Sheet1.D47:Sheet1.AB47 Sheet1.A50:Sheet1.A50 Sheet1.D50:Sheet1.AB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1" table:number-rows-repeated="6">
          <table:table-cell table:number-columns-repeated="76"/>
        </table:table-row>
        <table:table-row table:style-name="ro1">
          <table:table-cell>
            <draw:frame draw:z-index="2" draw:style-name="gr1" draw:text-style-name="P1" svg:width="15.999cm" svg:height="8.999cm" svg:x="0.63cm" svg:y="0.001cm">
              <draw:object draw:notify-on-update-of-ranges="Sheet1.D47:Sheet1.AB47 Sheet1.A52:Sheet1.A52 Sheet1.D52:Sheet1.AB52 Sheet1.D47:Sheet1.AB47 Sheet1.A53:Sheet1.A53 Sheet1.D53:Sheet1.AB53 Sheet1.D47:Sheet1.AB47 Sheet1.A54:Sheet1.A54 Sheet1.D54:Sheet1.AB5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5"/>
        </table:table-row>
        <table:table-row table:style-name="ro1" table:number-rows-repeated="1048468">
          <table:table-cell table:number-columns-repeated="76"/>
        </table:table-row>
        <table:table-row table:style-name="ro1">
          <table:table-cell table:number-columns-repeated="76"/>
        </table:table-row>
      </table:table>
      <table:table table:name="Sheet2" table:style-name="ta1">
        <table:table-column table:style-name="co14" table:number-columns-repeated="46" table:default-cell-style-name="Default"/>
        <table:table-column table:style-name="co1" table:number-columns-repeated="16338" table:default-cell-style-name="Default"/>
        <table:table-row table:style-name="ro1"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PEAK</text:p>
          </table:table-cell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AREA</text:p>
          </table:table-cell>
          <table:table-cell table:formula="of:#ERR520!" office:value-type="string" office:string-value="" calcext:value-type="error">
            <text:p>Err:520</text:p>
          </table:table-cell>
          <table:table-cell table:number-columns-repeated="10"/>
          <table:table-cell table:formula="of:#ERR520!" office:value-type="string" office:string-value="" calcext:value-type="error">
            <text:p>Err:520</text:p>
          </table:table-cell>
          <table:table-cell office:value-type="string" calcext:value-type="string">
            <text:p>PEAK</text:p>
          </table:table-cell>
          <table:table-cell table:formula="of:===========" office:value-type="string" office:string-value="" calcext:value-type="error">
            <text:p>Err:510</text:p>
          </table:table-cell>
          <table:table-cell office:value-type="string" calcext:value-type="string">
            <text:p>AREA</text:p>
          </table:table-cell>
          <table:table-cell table:formula="of:#ERR520!" office:value-type="string" office:string-value="" calcext:value-type="error">
            <text:p>Err:52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4.7328" calcext:value-type="float">
            <text:p>14.7328</text:p>
          </table:table-cell>
          <table:table-cell office:value-type="string" calcext:value-type="string">
            <text:p>/</text:p>
          </table:table-cell>
          <table:table-cell office:value-type="float" office:value="9.69835" calcext:value-type="float">
            <text:p>9.69835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103.403" calcext:value-type="float">
            <text:p>103.403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2.879221" calcext:value-type="float">
            <text:p>2.879221</text:p>
          </table:table-cell>
          <table:table-cell office:value-type="string" calcext:value-type="string">
            <text:p>/</text:p>
          </table:table-cell>
          <table:table-cell office:value-type="float" office:value="12.884136" calcext:value-type="float">
            <text:p>12.884136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20.207985" calcext:value-type="float">
            <text:p>20.207985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+-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QRT:</text:p>
          </table:table-cell>
          <table:table-cell office:value-type="float" office:value="8.25" calcext:value-type="float">
            <text:p>8.25</text:p>
          </table:table-cell>
          <table:table-cell table:number-columns-repeated="8"/>
          <table:table-cell office:value-type="string" calcext:value-type="string">
            <text:p>#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+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QRT:</text:p>
          </table:table-cell>
          <table:table-cell office:value-type="float" office:value="9.509" calcext:value-type="float">
            <text:p>9.50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4.727" calcext:value-type="float">
            <text:p>14.727</text:p>
          </table:table-cell>
          <table:table-cell office:value-type="string" calcext:value-type="string">
            <text:p>/</text:p>
          </table:table-cell>
          <table:table-cell office:value-type="float" office:value="21.526" calcext:value-type="float">
            <text:p>21.526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103.365" calcext:value-type="float">
            <text:p>103.365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3.141" calcext:value-type="float">
            <text:p>3.141</text:p>
          </table:table-cell>
          <table:table-cell office:value-type="string" calcext:value-type="string">
            <text:p>/</text:p>
          </table:table-cell>
          <table:table-cell office:value-type="float" office:value="17.316" calcext:value-type="float">
            <text:p>17.316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22.046" calcext:value-type="float">
            <text:p>22.046</text:p>
          </table:table-cell>
          <table:table-cell table:number-columns-repeated="16358"/>
        </table:table-row>
        <table:table-row table:style-name="ro1">
          <table:table-cell table:style-name="ce8"/>
          <table:table-cell table:style-name="ce8" office:value-type="string" calcext:value-type="string">
            <text:p>#1</text:p>
          </table:table-cell>
          <table:table-cell table:style-name="ce8" office:value-type="float" office:value="0.141" calcext:value-type="float">
            <text:p>0.141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103" calcext:value-type="float">
            <text:p>103</text:p>
          </table:table-cell>
          <table:table-cell table:style-name="ce8" office:value-type="string" calcext:value-type="string">
            <text:p>SQRT:</text:p>
          </table:table-cell>
          <table:table-cell table:style-name="ce8" office:value-type="float" office:value="12.291" calcext:value-type="float">
            <text:p>12.291</text:p>
          </table:table-cell>
          <table:table-cell table:style-name="ce8" table:number-columns-repeated="8"/>
          <table:table-cell table:style-name="ce8" office:value-type="string" calcext:value-type="string">
            <text:p>#1</text:p>
          </table:table-cell>
          <table:table-cell table:style-name="ce8" office:value-type="float" office:value="0.141" calcext:value-type="float">
            <text:p>0.141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22" calcext:value-type="float">
            <text:p>22</text:p>
          </table:table-cell>
          <table:table-cell table:style-name="ce8" office:value-type="string" calcext:value-type="string">
            <text:p>SQRT:</text:p>
          </table:table-cell>
          <table:table-cell table:style-name="ce8" office:value-type="float" office:value="11.024" calcext:value-type="float">
            <text:p>11.024</text:p>
          </table:table-cell>
          <table:table-cell table:style-name="ce8"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.097" calcext:value-type="float">
            <text:p>1.097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7.701" calcext:value-type="float">
            <text:p>7.701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0.001" calcext:value-type="float">
            <text:p>0.00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QRT: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#2</text:p>
          </table:table-cell>
          <table:table-cell office:value-type="float" office:value="0.276" calcext:value-type="float">
            <text:p>0.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RT:</text:p>
          </table:table-cell>
          <table:table-cell office:value-type="float" office:value="0.001" calcext:value-type="float">
            <text:p>0.00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0.687" calcext:value-type="float">
            <text:p>10.687</text:p>
          </table:table-cell>
          <table:table-cell office:value-type="string" calcext:value-type="string">
            <text:p>/</text:p>
          </table:table-cell>
          <table:table-cell office:value-type="float" office:value="2.082" calcext:value-type="float">
            <text:p>2.082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75.006" calcext:value-type="float">
            <text:p>75.006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0.897" calcext:value-type="float">
            <text:p>0.897</text:p>
          </table:table-cell>
          <table:table-cell office:value-type="string" calcext:value-type="string">
            <text:p>/</text:p>
          </table:table-cell>
          <table:table-cell office:value-type="float" office:value="2.955" calcext:value-type="float">
            <text:p>2.955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6.297" calcext:value-type="float">
            <text:p>6.29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office:value-type="float" office:value="0.72" calcext:value-type="float">
            <text:p>0.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QRT:</text:p>
          </table:table-cell>
          <table:table-cell office:value-type="float" office:value="3.823" calcext:value-type="float">
            <text:p>3.823</text:p>
          </table:table-cell>
          <table:table-cell table:number-columns-repeated="8"/>
          <table:table-cell office:value-type="string" calcext:value-type="string">
            <text:p>#3</text:p>
          </table:table-cell>
          <table:table-cell office:value-type="float" office:value="0.72" calcext:value-type="float">
            <text:p>0.7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+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QRT:</text:p>
          </table:table-cell>
          <table:table-cell office:value-type="float" office:value="4.554" calcext:value-type="float">
            <text:p>4.5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0.726" calcext:value-type="float">
            <text:p>10.726</text:p>
          </table:table-cell>
          <table:table-cell office:value-type="string" calcext:value-type="string">
            <text:p>/</text:p>
          </table:table-cell>
          <table:table-cell office:value-type="float" office:value="4.359" calcext:value-type="float">
            <text:p>4.359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75.279" calcext:value-type="float">
            <text:p>75.279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/</text:p>
          </table:table-cell>
          <table:table-cell office:value-type="float" office:value="4.111" calcext:value-type="float">
            <text:p>4.111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7.507" calcext:value-type="float">
            <text:p>7.50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4</text:p>
          </table:table-cell>
          <table:table-cell office:value-type="float" office:value="0.956" calcext:value-type="float">
            <text:p>0.956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75" calcext:value-type="float">
            <text:p>75</text:p>
          </table:table-cell>
          <table:table-cell office:value-type="string" calcext:value-type="string">
            <text:p>SQRT:</text:p>
          </table:table-cell>
          <table:table-cell office:value-type="float" office:value="5.531" calcext:value-type="float">
            <text:p>5.531</text:p>
          </table:table-cell>
          <table:table-cell table:number-columns-repeated="8"/>
          <table:table-cell office:value-type="string" calcext:value-type="string">
            <text:p>#4</text:p>
          </table:table-cell>
          <table:table-cell office:value-type="float" office:value="0.956" calcext:value-type="float">
            <text:p>0.956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SQRT:</text:p>
          </table:table-cell>
          <table:table-cell office:value-type="float" office:value="5.371" calcext:value-type="float">
            <text:p>5.37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/</text:p>
          </table:table-cell>
          <table:table-cell office:value-type="float" office:value="10.048" calcext:value-type="float">
            <text:p>10.048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65.414" calcext:value-type="float">
            <text:p>65.414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.247" calcext:value-type="float">
            <text:p>1.247</text:p>
          </table:table-cell>
          <table:table-cell office:value-type="string" calcext:value-type="string">
            <text:p>/</text:p>
          </table:table-cell>
          <table:table-cell office:value-type="float" office:value="9.633" calcext:value-type="float">
            <text:p>9.633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8.753" calcext:value-type="float">
            <text:p>8.75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5</text:p>
          </table:table-cell>
          <table:table-cell office:value-type="float" office:value="1.394" calcext:value-type="float">
            <text:p>1.39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+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QRT:</text:p>
          </table:table-cell>
          <table:table-cell office:value-type="float" office:value="8.398" calcext:value-type="float">
            <text:p>8.398</text:p>
          </table:table-cell>
          <table:table-cell table:number-columns-repeated="8"/>
          <table:table-cell office:value-type="string" calcext:value-type="string">
            <text:p>#5</text:p>
          </table:table-cell>
          <table:table-cell office:value-type="float" office:value="1.394" calcext:value-type="float">
            <text:p>1.39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+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RT:</text:p>
          </table:table-cell>
          <table:table-cell office:value-type="float" office:value="8.222" calcext:value-type="float">
            <text:p>8.2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9.322" calcext:value-type="float">
            <text:p>9.322</text:p>
          </table:table-cell>
          <table:table-cell office:value-type="string" calcext:value-type="string">
            <text:p>/</text:p>
          </table:table-cell>
          <table:table-cell office:value-type="float" office:value="24.583" calcext:value-type="float">
            <text:p>24.583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65.425" calcext:value-type="float">
            <text:p>65.425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.903" calcext:value-type="float">
            <text:p>1.903</text:p>
          </table:table-cell>
          <table:table-cell office:value-type="string" calcext:value-type="string">
            <text:p>/</text:p>
          </table:table-cell>
          <table:table-cell office:value-type="float" office:value="24.124" calcext:value-type="float">
            <text:p>24.124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13.36" calcext:value-type="float">
            <text:p>13.36</text:p>
          </table:table-cell>
          <table:table-cell table:number-columns-repeated="16358"/>
        </table:table-row>
        <table:table-row table:style-name="ro1">
          <table:table-cell table:style-name="ce8"/>
          <table:table-cell table:style-name="ce8" office:value-type="string" calcext:value-type="string">
            <text:p>#6</text:p>
          </table:table-cell>
          <table:table-cell table:style-name="ce8" office:value-type="float" office:value="1.956" calcext:value-type="float">
            <text:p>1.956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65" calcext:value-type="float">
            <text:p>65</text:p>
          </table:table-cell>
          <table:table-cell table:style-name="ce8" office:value-type="string" calcext:value-type="string">
            <text:p>SQRT:</text:p>
          </table:table-cell>
          <table:table-cell table:style-name="ce8" office:value-type="float" office:value="13.135" calcext:value-type="float">
            <text:p>13.135</text:p>
          </table:table-cell>
          <table:table-cell table:style-name="ce8" table:number-columns-repeated="8"/>
          <table:table-cell table:style-name="ce8" office:value-type="string" calcext:value-type="string">
            <text:p>#6</text:p>
          </table:table-cell>
          <table:table-cell table:style-name="ce8" office:value-type="float" office:value="1.956" calcext:value-type="float">
            <text:p>1.956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SQRT:</text:p>
          </table:table-cell>
          <table:table-cell table:style-name="ce8" office:value-type="float" office:value="13.012" calcext:value-type="float">
            <text:p>13.012</text:p>
          </table:table-cell>
          <table:table-cell table:style-name="ce8"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9.329" calcext:value-type="float">
            <text:p>9.329</text:p>
          </table:table-cell>
          <table:table-cell office:value-type="string" calcext:value-type="string">
            <text:p>/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65.479" calcext:value-type="float">
            <text:p>65.479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0.969" calcext:value-type="float">
            <text:p>0.969</text:p>
          </table:table-cell>
          <table:table-cell office:value-type="string" calcext:value-type="string">
            <text:p>/</text:p>
          </table:table-cell>
          <table:table-cell office:value-type="float" office:value="5.163" calcext:value-type="float">
            <text:p>5.163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6.802" calcext:value-type="float">
            <text:p>6.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7</text:p>
          </table:table-cell>
          <table:table-cell office:value-type="float" office:value="2.381" calcext:value-type="float">
            <text:p>2.38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+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QRT:</text:p>
          </table:table-cell>
          <table:table-cell office:value-type="float" office:value="5.742" calcext:value-type="float">
            <text:p>5.742</text:p>
          </table:table-cell>
          <table:table-cell table:number-columns-repeated="8"/>
          <table:table-cell office:value-type="string" calcext:value-type="string">
            <text:p>#7</text:p>
          </table:table-cell>
          <table:table-cell office:value-type="float" office:value="2.381" calcext:value-type="float">
            <text:p>2.38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+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RT:</text:p>
          </table:table-cell>
          <table:table-cell office:value-type="float" office:value="6.02" calcext:value-type="float">
            <text:p>6.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9.548" calcext:value-type="float">
            <text:p>9.548</text:p>
          </table:table-cell>
          <table:table-cell office:value-type="string" calcext:value-type="string">
            <text:p>/</text:p>
          </table:table-cell>
          <table:table-cell office:value-type="float" office:value="6.066" calcext:value-type="float">
            <text:p>6.066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67.014" calcext:value-type="float">
            <text:p>67.014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/</text:p>
          </table:table-cell>
          <table:table-cell office:value-type="float" office:value="6.383" calcext:value-type="float">
            <text:p>6.383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7.79" calcext:value-type="float">
            <text:p>7.7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8</text:p>
          </table:table-cell>
          <table:table-cell office:value-type="float" office:value="2.877" calcext:value-type="float">
            <text:p>2.877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67" calcext:value-type="float">
            <text:p>67</text:p>
          </table:table-cell>
          <table:table-cell office:value-type="string" calcext:value-type="string">
            <text:p>SQRT:</text:p>
          </table:table-cell>
          <table:table-cell office:value-type="float" office:value="6.525" calcext:value-type="float">
            <text:p>6.525</text:p>
          </table:table-cell>
          <table:table-cell table:number-columns-repeated="8"/>
          <table:table-cell office:value-type="string" calcext:value-type="string">
            <text:p>#8</text:p>
          </table:table-cell>
          <table:table-cell office:value-type="float" office:value="2.877" calcext:value-type="float">
            <text:p>2.877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SQRT:</text:p>
          </table:table-cell>
          <table:table-cell office:value-type="float" office:value="6.693" calcext:value-type="float">
            <text:p>6.69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9.862" calcext:value-type="float">
            <text:p>9.862</text:p>
          </table:table-cell>
          <table:table-cell office:value-type="string" calcext:value-type="string">
            <text:p>/</text:p>
          </table:table-cell>
          <table:table-cell office:value-type="float" office:value="5.988" calcext:value-type="float">
            <text:p>5.988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69.219" calcext:value-type="float">
            <text:p>69.219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.222" calcext:value-type="float">
            <text:p>1.222</text:p>
          </table:table-cell>
          <table:table-cell office:value-type="string" calcext:value-type="string">
            <text:p>/</text:p>
          </table:table-cell>
          <table:table-cell office:value-type="float" office:value="4.932" calcext:value-type="float">
            <text:p>4.932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8.577" calcext:value-type="float">
            <text:p>8.57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9</text:p>
          </table:table-cell>
          <table:table-cell office:value-type="float" office:value="3.218" calcext:value-type="float">
            <text:p>3.2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+-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QRT:</text:p>
          </table:table-cell>
          <table:table-cell office:value-type="float" office:value="6.483" calcext:value-type="float">
            <text:p>6.483</text:p>
          </table:table-cell>
          <table:table-cell table:number-columns-repeated="8"/>
          <table:table-cell office:value-type="string" calcext:value-type="string">
            <text:p>#9</text:p>
          </table:table-cell>
          <table:table-cell office:value-type="float" office:value="3.218" calcext:value-type="float">
            <text:p>3.2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+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RT:</text:p>
          </table:table-cell>
          <table:table-cell office:value-type="float" office:value="5.883" calcext:value-type="float">
            <text:p>5.88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1.347" calcext:value-type="float">
            <text:p>11.347</text:p>
          </table:table-cell>
          <table:table-cell office:value-type="string" calcext:value-type="string">
            <text:p>/</text:p>
          </table:table-cell>
          <table:table-cell office:value-type="float" office:value="29.128" calcext:value-type="float">
            <text:p>29.128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79.642" calcext:value-type="float">
            <text:p>79.642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3.054" calcext:value-type="float">
            <text:p>3.054</text:p>
          </table:table-cell>
          <table:table-cell office:value-type="string" calcext:value-type="string">
            <text:p>/</text:p>
          </table:table-cell>
          <table:table-cell office:value-type="float" office:value="30.499" calcext:value-type="float">
            <text:p>30.499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21.437" calcext:value-type="float">
            <text:p>21.437</text:p>
          </table:table-cell>
          <table:table-cell table:number-columns-repeated="16358"/>
        </table:table-row>
        <table:table-row table:style-name="ro1">
          <table:table-cell table:style-name="ce8"/>
          <table:table-cell table:style-name="ce8" office:value-type="string" calcext:value-type="string">
            <text:p>#10</text:p>
          </table:table-cell>
          <table:table-cell table:style-name="ce8" office:value-type="float" office:value="3.561" calcext:value-type="float">
            <text:p>3.561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80" calcext:value-type="float">
            <text:p>80</text:p>
          </table:table-cell>
          <table:table-cell table:style-name="ce8" office:value-type="string" calcext:value-type="string">
            <text:p>SQRT:</text:p>
          </table:table-cell>
          <table:table-cell table:style-name="ce8" office:value-type="float" office:value="14.298" calcext:value-type="float">
            <text:p>14.298</text:p>
          </table:table-cell>
          <table:table-cell table:style-name="ce8" table:number-columns-repeated="8"/>
          <table:table-cell table:style-name="ce8" office:value-type="string" calcext:value-type="string">
            <text:p>#10</text:p>
          </table:table-cell>
          <table:table-cell table:style-name="ce8" office:value-type="float" office:value="3.561" calcext:value-type="float">
            <text:p>3.561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string" calcext:value-type="string">
            <text:p>+-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string" calcext:value-type="string">
            <text:p>SQRT:</text:p>
          </table:table-cell>
          <table:table-cell table:style-name="ce8" office:value-type="float" office:value="14.631" calcext:value-type="float">
            <text:p>14.631</text:p>
          </table:table-cell>
          <table:table-cell table:style-name="ce8"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1.405" calcext:value-type="float">
            <text:p>11.405</text:p>
          </table:table-cell>
          <table:table-cell office:value-type="string" calcext:value-type="string">
            <text:p>/</text:p>
          </table:table-cell>
          <table:table-cell office:value-type="float" office:value="25.79" calcext:value-type="float">
            <text:p>25.79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80.045" calcext:value-type="float">
            <text:p>80.045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2.843" calcext:value-type="float">
            <text:p>2.843</text:p>
          </table:table-cell>
          <table:table-cell office:value-type="string" calcext:value-type="string">
            <text:p>/</text:p>
          </table:table-cell>
          <table:table-cell office:value-type="float" office:value="26.726" calcext:value-type="float">
            <text:p>26.726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19.954" calcext:value-type="float">
            <text:p>19.954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11</text:p>
          </table:table-cell>
          <table:table-cell office:value-type="float" office:value="3.788" calcext:value-type="float">
            <text:p>3.78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+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QRT:</text:p>
          </table:table-cell>
          <table:table-cell office:value-type="float" office:value="13.454" calcext:value-type="float">
            <text:p>13.454</text:p>
          </table:table-cell>
          <table:table-cell table:number-columns-repeated="8"/>
          <table:table-cell office:value-type="string" calcext:value-type="string">
            <text:p>#11</text:p>
          </table:table-cell>
          <table:table-cell office:value-type="float" office:value="3.788" calcext:value-type="float">
            <text:p>3.78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+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QRT:</text:p>
          </table:table-cell>
          <table:table-cell office:value-type="float" office:value="13.696" calcext:value-type="float">
            <text:p>13.69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1.549" calcext:value-type="float">
            <text:p>11.549</text:p>
          </table:table-cell>
          <table:table-cell office:value-type="string" calcext:value-type="string">
            <text:p>/</text:p>
          </table:table-cell>
          <table:table-cell office:value-type="float" office:value="16.812" calcext:value-type="float">
            <text:p>16.812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81.055" calcext:value-type="float">
            <text:p>81.055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12</text:p>
          </table:table-cell>
          <table:table-cell office:value-type="float" office:value="4.134" calcext:value-type="float">
            <text:p>4.13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+-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QRT:</text:p>
          </table:table-cell>
          <table:table-cell office:value-type="float" office:value="10.863" calcext:value-type="float">
            <text:p>10.863</text:p>
          </table:table-cell>
          <table:table-cell table:number-columns-repeated="8"/>
          <table:table-cell office:value-type="string" calcext:value-type="string">
            <text:p>#12</text:p>
          </table:table-cell>
          <table:table-cell office:value-type="float" office:value="4.134" calcext:value-type="float">
            <text:p>4.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RT: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2.45" calcext:value-type="float">
            <text:p>2.45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17.195" calcext:value-type="float">
            <text:p>17.195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13</text:p>
          </table:table-cell>
          <table:table-cell office:value-type="float" office:value="4.253" calcext:value-type="float">
            <text:p>4.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RT: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#13</text:p>
          </table:table-cell>
          <table:table-cell office:value-type="float" office:value="4.253" calcext:value-type="float">
            <text:p>4.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QRT:</text:p>
          </table:table-cell>
          <table:table-cell office:value-type="float" office:value="0" calcext:value-type="float">
            <text:p>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4"/>
          <table:table-cell office:value-type="string" calcext:value-type="string">
            <text:p>-------------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11.194" calcext:value-type="float">
            <text:p>11.194</text:p>
          </table:table-cell>
          <table:table-cell office:value-type="string" calcext:value-type="string">
            <text:p>/</text:p>
          </table:table-cell>
          <table:table-cell office:value-type="float" office:value="40.644" calcext:value-type="float">
            <text:p>40.644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78.563" calcext:value-type="float">
            <text:p>78.563</text:p>
          </table:table-cell>
          <table:table-cell table:number-columns-repeated="4"/>
          <table:table-cell office:value-type="string" calcext:value-type="string">
            <text:p>DELTAAREA</text:p>
          </table:table-cell>
          <table:table-cell office:value-type="string" calcext:value-type="string">
            <text:p>=</text:p>
          </table:table-cell>
          <table:table-cell office:value-type="float" office:value="6.403" calcext:value-type="float">
            <text:p>6.403</text:p>
          </table:table-cell>
          <table:table-cell office:value-type="string" calcext:value-type="string">
            <text:p>/</text:p>
          </table:table-cell>
          <table:table-cell office:value-type="float" office:value="285.136" calcext:value-type="float">
            <text:p>285.136</text:p>
          </table:table-cell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=</text:p>
          </table:table-cell>
          <table:table-cell office:value-type="float" office:value="44.938" calcext:value-type="float">
            <text:p>44.93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#14</text:p>
          </table:table-cell>
          <table:table-cell office:value-type="float" office:value="4.352" calcext:value-type="float">
            <text:p>4.35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+-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RT:</text:p>
          </table:table-cell>
          <table:table-cell office:value-type="float" office:value="16.89" calcext:value-type="float">
            <text:p>16.89</text:p>
          </table:table-cell>
          <table:table-cell table:number-columns-repeated="8"/>
          <table:table-cell office:value-type="string" calcext:value-type="string">
            <text:p>#14</text:p>
          </table:table-cell>
          <table:table-cell office:value-type="float" office:value="4.352" calcext:value-type="float">
            <text:p>4.35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+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QRT:</text:p>
          </table:table-cell>
          <table:table-cell office:value-type="float" office:value="44.735" calcext:value-type="float">
            <text:p>44.73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40:28.765274791</meta:creation-date>
    <dc:date>2023-05-05T10:10:40.709246449</dc:date>
    <meta:editing-duration>P1DT22H20M26S</meta:editing-duration>
    <meta:editing-cycles>4</meta:editing-cycles>
    <meta:generator>LibreOffice/7.5.2.2$Linux_X86_64 LibreOffice_project/50$Build-2</meta:generator>
    <meta:document-statistic meta:table-count="2" meta:cell-count="2057" meta:object-count="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2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83cm" svg:height="10.545cm" xlink:href=".." xlink:type="simple" chart:class="chart:scatter" chart:style-name="ch1">
        <chart:legend chart:legend-position="end" svg:x="2.019cm" svg:y="0.644cm" style:legend-expansion="custom" svg:width="2.272cm" svg:height="1.595cm" style:legend-expansion-aspect-ratio="1.42445141065831" chart:style-name="ch2"/>
        <chart:plot-area chart:style-name="ch3" table:cell-range-address="Sheet1.D47:Sheet1.AB47 Sheet1.A60:Sheet1.A62 Sheet1.D60:Sheet1.AB62" chart:data-source-has-labels="column" svg:x="0.204cm" svg:y="0.209cm" svg:width="14.261cm" svg:height="10.123cm">
          <chart:coordinate-region svg:x="1.804cm" svg:y="0.408cm" svg:width="12.421cm" svg:height="9.2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0:Sheet1.AB60" chart:label-cell-address="Sheet1.A60:Sheet1.A60" chart:class="chart:scatter">
            <chart:domain table:cell-range-address="Sheet1.D47:Sheet1.AB47"/>
            <chart:data-point chart:repeated="25"/>
          </chart:series>
          <chart:series chart:style-name="ch8" chart:values-cell-range-address="Sheet1.D61:Sheet1.AB61" chart:label-cell-address="Sheet1.A61:Sheet1.A61" chart:class="chart:scatter">
            <chart:data-point chart:repeated="25"/>
          </chart:series>
          <chart:series chart:style-name="ch9" chart:values-cell-range-address="Sheet1.D62:Sheet1.AB62" chart:label-cell-address="Sheet1.A62:Sheet1.A62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D47:Sheet1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K(p,t)</text:p>
                <draw:g>
                  <svg:desc>Sheet1.A60:Sheet1.A60</svg:desc>
                </draw:g>
              </table:table-cell>
              <table:table-cell office:value-type="float" office:value="0.0000169831764653934">
                <text:p>0.0000169831764653934</text:p>
                <draw:g>
                  <svg:desc>Sheet1.D60:Sheet1.AB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424528462105">
                <text:p>0.33542452846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297171621791">
                <text:p>0.39029717162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186485467496">
                <text:p>0.43318648546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888053694011">
                <text:p>0.46188805369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78031242251">
                <text:p>0.55417803124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443919852994">
                <text:p>0.63444391985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103658515874">
                <text:p>0.698103658515874</text:p>
              </table:table-cell>
            </table:table-row>
            <table:table-row>
              <table:table-cell office:value-type="string">
                <text:p>94Kr(p,t)</text:p>
                <draw:g>
                  <svg:desc>Sheet1.A61:Sheet1.A61</svg:desc>
                </draw:g>
              </table:table-cell>
              <table:table-cell office:value-type="float" office:value="0.233720930232558">
                <text:p>0.233720930232558</text:p>
                <draw:g>
                  <svg:desc>Sheet1.D61:Sheet1.AB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883720930233">
                <text:p>0.23488372093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147286821705">
                <text:p>0.24914728682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410852713178">
                <text:p>0.24341085271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674418604651">
                <text:p>0.24767441860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14728682171">
                <text:p>0.24891472868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062015503876">
                <text:p>0.24806201550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302325581395">
                <text:p>0.249302325581395</text:p>
              </table:table-cell>
            </table:table-row>
            <table:table-row>
              <table:table-cell office:value-type="string">
                <text:p>132Sn(p,t)</text:p>
                <draw:g>
                  <svg:desc>Sheet1.A62:Sheet1.A62</svg:desc>
                </draw:g>
              </table:table-cell>
              <table:table-cell office:value-type="float" office:value="0.29210963082582">
                <text:p>0.29210963082582</text:p>
                <draw:g>
                  <svg:desc>Sheet1.D62:Sheet1.AB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76934463733">
                <text:p>0.2937693446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217915937738">
                <text:p>0.29421791593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035571704122">
                <text:p>0.29903557170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69057551698">
                <text:p>0.29856905755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59628582963">
                <text:p>0.29995962858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578656977527">
                <text:p>0.30057865697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965056295698">
                <text:p>0.302965056295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64cm" svg:height="11.062cm" xlink:href=".." xlink:type="simple" chart:class="chart:scatter" chart:style-name="ch1">
        <chart:legend chart:legend-position="end" svg:x="2.503cm" svg:y="1.174cm" style:legend-expansion="custom" svg:width="2.093cm" svg:height="1.594cm" style:legend-expansion-aspect-ratio="1.31304893350063" chart:style-name="ch2"/>
        <chart:plot-area chart:style-name="ch3" table:cell-range-address="Sheet1.D47:Sheet1.AB47 Sheet1.A56:Sheet1.A58 Sheet1.D56:Sheet1.AB58" chart:data-source-has-labels="column" svg:x="0.032cm" svg:y="0.22cm" svg:width="13.695cm" svg:height="10.619cm">
          <chart:coordinate-region svg:x="1.632cm" svg:y="0.419cm" svg:width="11.855cm" svg:height="9.7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6:Sheet1.AB56" chart:label-cell-address="Sheet1.A56:Sheet1.A56" chart:class="chart:scatter">
            <chart:domain table:cell-range-address="Sheet1.D47:Sheet1.AB47"/>
            <chart:data-point chart:repeated="25"/>
          </chart:series>
          <chart:series chart:style-name="ch8" chart:values-cell-range-address="Sheet1.D57:Sheet1.AB57" chart:label-cell-address="Sheet1.A57:Sheet1.A57" chart:class="chart:scatter">
            <chart:data-point chart:repeated="25"/>
          </chart:series>
          <chart:series chart:style-name="ch9" chart:values-cell-range-address="Sheet1.D58:Sheet1.AB58" chart:label-cell-address="Sheet1.A58:Sheet1.A58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D47:Sheet1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K(p,d)</text:p>
                <draw:g>
                  <svg:desc>Sheet1.A56:Sheet1.A56</svg:desc>
                </draw:g>
              </table:table-cell>
              <table:table-cell office:value-type="float" office:value="0.153940142594358">
                <text:p>0.153940142594358</text:p>
                <draw:g>
                  <svg:desc>Sheet1.D56:Sheet1.AB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46317655115">
                <text:p>0.15246317655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498905702432">
                <text:p>0.15949890570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303905903836">
                <text:p>0.15830390590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229748781503">
                <text:p>0.15722974878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524000698202">
                <text:p>0.26252400069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979403037179">
                <text:p>0.54197940303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882742323133">
                <text:p>0.72888274232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974354498704">
                <text:p>0.829974354498704</text:p>
              </table:table-cell>
            </table:table-row>
            <table:table-row>
              <table:table-cell office:value-type="string">
                <text:p>94Kr(p,d)</text:p>
                <draw:g>
                  <svg:desc>Sheet1.A57:Sheet1.A57</svg:desc>
                </draw:g>
              </table:table-cell>
              <table:table-cell office:value-type="float" office:value="0.517508650519031">
                <text:p>0.517508650519031</text:p>
                <draw:g>
                  <svg:desc>Sheet1.D57:Sheet1.AB5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72664359862">
                <text:p>0.523072664359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44982698962">
                <text:p>0.52304498269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3044982699">
                <text:p>0.5208304498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335640138408">
                <text:p>0.52733564013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920415224914">
                <text:p>0.52692041522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88581314879">
                <text:p>0.529688581314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100346020761">
                <text:p>0.53110034602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010380622837">
                <text:p>0.533010380622837</text:p>
              </table:table-cell>
            </table:table-row>
            <table:table-row>
              <table:table-cell office:value-type="string">
                <text:p>132Sn(p,d)</text:p>
                <draw:g>
                  <svg:desc>Sheet1.A58:Sheet1.A58</svg:desc>
                </draw:g>
              </table:table-cell>
              <table:table-cell office:value-type="float" office:value="0.280257443357229">
                <text:p>0.280257443357229</text:p>
                <draw:g>
                  <svg:desc>Sheet1.D58:Sheet1.AB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49003191879">
                <text:p>0.2854900319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955156716027">
                <text:p>0.28695515671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373763800952">
                <text:p>0.28737376380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565642823505">
                <text:p>0.29056564282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716812307048">
                <text:p>0.29171681230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2298676155094">
                <text:p>0.37229867615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971744021768">
                <text:p>0.5399717440217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703cm" style:legend-expansion="high" chart:style-name="ch2"/>
        <chart:plot-area chart:style-name="ch3" table:cell-range-address="Sheet1.D47:Sheet1.AB47 Sheet1.A52:Sheet1.A54 Sheet1.D52:Sheet1.AB54" chart:data-source-has-labels="column" svg:x="0.32cm" svg:y="0.18cm" svg:width="12.428cm" svg:height="8.64cm">
          <chart:coordinate-region svg:x="1.92cm" svg:y="0.379cm" svg:width="10.58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52:Sheet1.AB52" chart:label-cell-address="Sheet1.A52:Sheet1.A52" chart:class="chart:scatter">
            <chart:domain table:cell-range-address="Sheet1.D47:Sheet1.AB47"/>
            <chart:data-point chart:repeated="25"/>
          </chart:series>
          <chart:series chart:style-name="ch8" chart:values-cell-range-address="Sheet1.D53:Sheet1.AB53" chart:label-cell-address="Sheet1.A53:Sheet1.A53" chart:class="chart:scatter">
            <chart:data-point chart:repeated="25"/>
          </chart:series>
          <chart:series chart:style-name="ch9" chart:values-cell-range-address="Sheet1.D54:Sheet1.AB54" chart:label-cell-address="Sheet1.A54:Sheet1.A54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D47:Sheet1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K(d,t)</text:p>
                <draw:g>
                  <svg:desc>Sheet1.A52:Sheet1.A52</svg:desc>
                </draw:g>
              </table:table-cell>
              <table:table-cell office:value-type="float" office:value="0.904249291784703">
                <text:p>0.904249291784703</text:p>
                <draw:g>
                  <svg:desc>Sheet1.D52:Sheet1.AB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013305863164">
                <text:p>0.90501330586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760322774487">
                <text:p>0.90776032277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262597647867">
                <text:p>0.90926259764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554811571809">
                <text:p>0.91355481157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4112799381921">
                <text:p>0.91411279938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435144647609">
                <text:p>0.919435144647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259078032449">
                <text:p>0.91825907803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152030217186">
                <text:p>0.921152030217186</text:p>
              </table:table-cell>
            </table:table-row>
            <table:table-row>
              <table:table-cell office:value-type="string">
                <text:p>94Kr(d,t)</text:p>
                <draw:g>
                  <svg:desc>Sheet1.A53:Sheet1.A53</svg:desc>
                </draw:g>
              </table:table-cell>
              <table:table-cell office:value-type="float" office:value="0.890666000249906">
                <text:p>0.890666000249906</text:p>
                <draw:g>
                  <svg:desc>Sheet1.D53:Sheet1.AB5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8737973260028">
                <text:p>0.89873797326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2915156816194">
                <text:p>0.892915156816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289641384481">
                <text:p>0.89428964138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287767087342">
                <text:p>0.89928776708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2761464450831">
                <text:p>0.902761464450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409721354492">
                <text:p>0.90740972135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610396101462">
                <text:p>0.90561039610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8784205922779">
                <text:p>0.908784205922779</text:p>
              </table:table-cell>
            </table:table-row>
            <table:table-row>
              <table:table-cell office:value-type="string">
                <text:p>132Sn(d,t)</text:p>
                <draw:g>
                  <svg:desc>Sheet1.A54:Sheet1.A54</svg:desc>
                </draw:g>
              </table:table-cell>
              <table:table-cell office:value-type="float" office:value="0.896610169491525">
                <text:p>0.896610169491525</text:p>
                <draw:g>
                  <svg:desc>Sheet1.D54:Sheet1.AB5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651890482399">
                <text:p>0.90065189048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2868318122555">
                <text:p>0.90286831812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432855280313">
                <text:p>0.90443285528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736636245111">
                <text:p>0.90573663624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779661016949">
                <text:p>0.90677966101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734028683181">
                <text:p>0.91173402868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6558018252934">
                <text:p>0.91655801825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77444589309">
                <text:p>0.918774445893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703cm" style:legend-expansion="high" chart:style-name="ch2"/>
        <chart:plot-area chart:style-name="ch3" table:cell-range-address="Sheet1.D47:Sheet1.AB50 Sheet1.A48:Sheet1.A50" chart:data-source-has-labels="column" svg:x="0.32cm" svg:y="0.18cm" svg:width="12.349cm" svg:height="8.64cm">
          <chart:coordinate-region svg:x="1.919cm" svg:y="0.379cm" svg:width="10.50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8:Sheet1.AB48" chart:label-cell-address="Sheet1.A48:Sheet1.A48" chart:class="chart:scatter">
            <chart:domain table:cell-range-address="Sheet1.D47:Sheet1.AB47"/>
            <chart:data-point chart:repeated="25"/>
          </chart:series>
          <chart:series chart:style-name="ch8" chart:values-cell-range-address="Sheet1.D49:Sheet1.AB49" chart:label-cell-address="Sheet1.A49:Sheet1.A49" chart:class="chart:scatter">
            <chart:data-point chart:repeated="25"/>
          </chart:series>
          <chart:series chart:style-name="ch9" chart:values-cell-range-address="Sheet1.D50:Sheet1.AB50" chart:label-cell-address="Sheet1.A50:Sheet1.A50" chart:class="chart:scatter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D47:Sheet1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K(d,p)</text:p>
                <draw:g>
                  <svg:desc>Sheet1.A48:Sheet1.A48</svg:desc>
                </draw:g>
              </table:table-cell>
              <table:table-cell office:value-type="float" office:value="0.90270551508845">
                <text:p>0.90270551508845</text:p>
                <draw:g>
                  <svg:desc>Sheet1.D48:Sheet1.AB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195480897874">
                <text:p>0.905195480897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8874684108815">
                <text:p>0.90887468410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6668648729">
                <text:p>0.9076668648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339229968783">
                <text:p>0.90933922996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613051880482">
                <text:p>0.91361305188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452653485952">
                <text:p>0.91545265348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636985283187">
                <text:p>0.92063698528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206184034488">
                <text:p>0.919206184034488</text:p>
              </table:table-cell>
            </table:table-row>
            <table:table-row>
              <table:table-cell office:value-type="string">
                <text:p>94Kr(d,p)</text:p>
                <draw:g>
                  <svg:desc>Sheet1.A49:Sheet1.A49</svg:desc>
                </draw:g>
              </table:table-cell>
              <table:table-cell office:value-type="float" office:value="0.886788128795692">
                <text:p>0.886788128795692</text:p>
                <draw:g>
                  <svg:desc>Sheet1.D49:Sheet1.AB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250830755128">
                <text:p>0.89325083075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530193651885">
                <text:p>0.89953019365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204995989458">
                <text:p>0.89320499598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423971582445">
                <text:p>0.90042397158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1684427638364">
                <text:p>0.90168442763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778274321073">
                <text:p>0.90477827432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382491119514">
                <text:p>0.90638249111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840838776212">
                <text:p>0.906840838776212</text:p>
              </table:table-cell>
            </table:table-row>
            <table:table-row>
              <table:table-cell office:value-type="string">
                <text:p>132Sn(d,p)</text:p>
                <draw:g>
                  <svg:desc>Sheet1.A50:Sheet1.A50</svg:desc>
                </draw:g>
              </table:table-cell>
              <table:table-cell office:value-type="float" office:value="0.896">
                <text:p>0.896</text:p>
                <draw:g>
                  <svg:desc>Sheet1.D50:Sheet1.AB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111111111111">
                <text:p>0.897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711111111111">
                <text:p>0.9047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466666666667">
                <text:p>0.9114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688888888889">
                <text:p>0.9116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155555555556">
                <text:p>0.9151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866666666667">
                <text:p>0.9118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666666666667">
                <text:p>0.918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family="'Liberation Serif'" style:font-style-name="Regular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2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erif'" style:font-style-name="Regular" style:font-family-generic="roman" fo:font-size="15pt" style:font-size-asian="9pt" style:font-size-complex="9pt"/>
    </style:style>
    <style:style style:name="ch6" style:family="chart">
      <style:graphic-properties svg:stroke-color="#999999"/>
    </style:style>
    <style:style style:name="ch7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cc0000" draw:fill-color="#cc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a300cc" draw:fill-color="#a300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dash" draw:stroke-dash="Dot" svg:stroke-width="0.08cm" svg:stroke-color="#00cc00" draw:fill-color="#00cc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963cm" svg:height="12.273cm" xlink:href=".." xlink:type="simple" chart:class="chart:scatter" chart:style-name="ch1">
        <chart:legend chart:legend-position="end" svg:x="2.082cm" svg:y="0.67cm" style:legend-expansion="custom" svg:width="3.058cm" svg:height="1.636cm" style:legend-expansion-aspect-ratio="1.86919315403423" chart:style-name="ch2"/>
        <chart:plot-area chart:style-name="ch3" table:cell-range-address="Sheet1.D47:Sheet1.AB47 Sheet1.A60:Sheet1.A62 Sheet1.D60:Sheet1.AB62" chart:data-source-has-labels="column" svg:x="0.52cm" svg:y="0.246cm" svg:width="11.332cm" svg:height="10.817cm">
          <chart:coordinate-region svg:x="1.75cm" svg:y="0.472cm" svg:width="9.836cm" svg:height="9.891cm"/>
          <chart:axis chart:dimension="x" chart:name="primary-x" chart:style-name="ch4">
            <chart:title svg:x="3.392cm" svg:y="11.308cm" chart:style-name="ch5">
              <text:p>Annular Thickness [mm]</text:p>
            </chart:title>
            <chart:grid chart:style-name="ch6" chart:class="major"/>
          </chart:axis>
          <chart:axis chart:dimension="y" chart:name="primary-y" chart:style-name="ch7">
            <chart:title svg:x="0cm" svg:y="8.078cm" chart:style-name="ch8">
              <text:p>Geometric Efficiency</text:p>
            </chart:title>
            <chart:grid chart:style-name="ch6" chart:class="major"/>
          </chart:axis>
          <chart:series chart:style-name="ch9" chart:values-cell-range-address="Sheet1.D60:Sheet1.AB60" chart:label-cell-address="Sheet1.A60:Sheet1.A60" chart:class="chart:scatter">
            <chart:domain table:cell-range-address="Sheet1.D47:Sheet1.AB47"/>
            <chart:data-point chart:repeated="25"/>
          </chart:series>
          <chart:series chart:style-name="ch10" chart:values-cell-range-address="Sheet1.D61:Sheet1.AB61" chart:label-cell-address="Sheet1.A61:Sheet1.A61" chart:class="chart:scatter">
            <chart:data-point chart:repeated="25"/>
          </chart:series>
          <chart:series chart:style-name="ch11" chart:values-cell-range-address="Sheet1.D62:Sheet1.AB62" chart:label-cell-address="Sheet1.A62:Sheet1.A62" chart:class="chart:scatte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D47:Sheet1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K(p,t)</text:p>
                <draw:g>
                  <svg:desc>Sheet1.A60:Sheet1.A60</svg:desc>
                </draw:g>
              </table:table-cell>
              <table:table-cell office:value-type="float" office:value="0.0000169831764653934">
                <text:p>0.0000169831764653934</text:p>
                <draw:g>
                  <svg:desc>Sheet1.D60:Sheet1.AB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424528462105">
                <text:p>0.33542452846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297171621791">
                <text:p>0.39029717162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186485467496">
                <text:p>0.43318648546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888053694011">
                <text:p>0.46188805369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78031242251">
                <text:p>0.55417803124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443919852994">
                <text:p>0.63444391985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103658515874">
                <text:p>0.698103658515874</text:p>
              </table:table-cell>
            </table:table-row>
            <table:table-row>
              <table:table-cell office:value-type="string">
                <text:p>94Kr(p,t)</text:p>
                <draw:g>
                  <svg:desc>Sheet1.A61:Sheet1.A61</svg:desc>
                </draw:g>
              </table:table-cell>
              <table:table-cell office:value-type="float" office:value="0.233720930232558">
                <text:p>0.233720930232558</text:p>
                <draw:g>
                  <svg:desc>Sheet1.D61:Sheet1.AB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883720930233">
                <text:p>0.23488372093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147286821705">
                <text:p>0.24914728682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410852713178">
                <text:p>0.24341085271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674418604651">
                <text:p>0.24767441860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14728682171">
                <text:p>0.24891472868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062015503876">
                <text:p>0.24806201550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302325581395">
                <text:p>0.249302325581395</text:p>
              </table:table-cell>
            </table:table-row>
            <table:table-row>
              <table:table-cell office:value-type="string">
                <text:p>132Sn(p,t)</text:p>
                <draw:g>
                  <svg:desc>Sheet1.A62:Sheet1.A62</svg:desc>
                </draw:g>
              </table:table-cell>
              <table:table-cell office:value-type="float" office:value="0.29210963082582">
                <text:p>0.29210963082582</text:p>
                <draw:g>
                  <svg:desc>Sheet1.D62:Sheet1.AB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76934463733">
                <text:p>0.2937693446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217915937738">
                <text:p>0.29421791593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035571704122">
                <text:p>0.29903557170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69057551698">
                <text:p>0.29856905755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59628582963">
                <text:p>0.29995962858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578656977527">
                <text:p>0.30057865697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965056295698">
                <text:p>0.3029650562956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family="'Liberation Serif'" style:font-style-name="Regular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2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erif'" style:font-style-name="Regular" style:font-family-generic="roman" fo:font-size="15pt" style:font-size-asian="9pt" style:font-size-complex="9pt"/>
    </style:style>
    <style:style style:name="ch6" style:family="chart">
      <style:graphic-properties svg:stroke-color="#999999"/>
    </style:style>
    <style:style style:name="ch7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cc0000" draw:fill-color="#cc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a300cc" draw:fill-color="#a300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dash" draw:stroke-dash="Dot" svg:stroke-width="0.08cm" svg:stroke-color="#00cc00" draw:fill-color="#00cc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31cm" svg:height="13.882cm" xlink:href=".." xlink:type="simple" chart:class="chart:scatter" chart:style-name="ch1">
        <chart:legend chart:legend-position="end" svg:x="2.354cm" svg:y="0.757cm" style:legend-expansion="custom" svg:width="3.929cm" svg:height="1.85cm" style:legend-expansion-aspect-ratio="2.12378378378378" chart:style-name="ch2"/>
        <chart:plot-area chart:style-name="ch3" table:cell-range-address="Sheet1.D47:Sheet1.AB47 Sheet1.A56:Sheet1.A58 Sheet1.D56:Sheet1.AB58" chart:data-source-has-labels="column" svg:x="0.749cm" svg:y="0.307cm" svg:width="12.621cm" svg:height="12.113cm">
          <chart:coordinate-region svg:x="1.979cm" svg:y="0.533cm" svg:width="11.125cm" svg:height="11.187cm"/>
          <chart:axis chart:dimension="x" chart:name="primary-x" chart:style-name="ch4">
            <chart:title svg:x="4.265cm" svg:y="12.697cm" chart:style-name="ch5">
              <text:p>Annular Thickness [mm]</text:p>
            </chart:title>
            <chart:grid chart:style-name="ch6" chart:class="major"/>
          </chart:axis>
          <chart:axis chart:dimension="y" chart:name="primary-y" chart:style-name="ch7">
            <chart:title svg:x="0cm" svg:y="8.787cm" chart:style-name="ch8">
              <text:p>Geometric Efficiency</text:p>
            </chart:title>
            <chart:grid chart:style-name="ch6" chart:class="major"/>
          </chart:axis>
          <chart:series chart:style-name="ch9" chart:values-cell-range-address="Sheet1.D56:Sheet1.AB56" chart:label-cell-address="Sheet1.A56:Sheet1.A56" chart:class="chart:scatter">
            <chart:domain table:cell-range-address="Sheet1.D47:Sheet1.AB47"/>
            <chart:data-point chart:repeated="25"/>
          </chart:series>
          <chart:series chart:style-name="ch10" chart:values-cell-range-address="Sheet1.D57:Sheet1.AB57" chart:label-cell-address="Sheet1.A57:Sheet1.A57" chart:class="chart:scatter">
            <chart:data-point chart:repeated="25"/>
          </chart:series>
          <chart:series chart:style-name="ch11" chart:values-cell-range-address="Sheet1.D58:Sheet1.AB58" chart:label-cell-address="Sheet1.A58:Sheet1.A58" chart:class="chart:scatte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D47:Sheet1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K(p,d)</text:p>
                <draw:g>
                  <svg:desc>Sheet1.A56:Sheet1.A56</svg:desc>
                </draw:g>
              </table:table-cell>
              <table:table-cell office:value-type="float" office:value="0.153940142594358">
                <text:p>0.153940142594358</text:p>
                <draw:g>
                  <svg:desc>Sheet1.D56:Sheet1.AB5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46317655115">
                <text:p>0.15246317655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9498905702432">
                <text:p>0.15949890570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303905903836">
                <text:p>0.15830390590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7229748781503">
                <text:p>0.157229748781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524000698202">
                <text:p>0.26252400069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979403037179">
                <text:p>0.541979403037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8882742323133">
                <text:p>0.728882742323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9974354498704">
                <text:p>0.829974354498704</text:p>
              </table:table-cell>
            </table:table-row>
            <table:table-row>
              <table:table-cell office:value-type="string">
                <text:p>94Kr(p,d)</text:p>
                <draw:g>
                  <svg:desc>Sheet1.A57:Sheet1.A57</svg:desc>
                </draw:g>
              </table:table-cell>
              <table:table-cell office:value-type="float" office:value="0.517508650519031">
                <text:p>0.517508650519031</text:p>
                <draw:g>
                  <svg:desc>Sheet1.D57:Sheet1.AB5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72664359862">
                <text:p>0.523072664359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044982698962">
                <text:p>0.523044982698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3044982699">
                <text:p>0.52083044982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335640138408">
                <text:p>0.52733564013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920415224914">
                <text:p>0.526920415224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688581314879">
                <text:p>0.529688581314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100346020761">
                <text:p>0.53110034602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010380622837">
                <text:p>0.533010380622837</text:p>
              </table:table-cell>
            </table:table-row>
            <table:table-row>
              <table:table-cell office:value-type="string">
                <text:p>132Sn(p,d)</text:p>
                <draw:g>
                  <svg:desc>Sheet1.A58:Sheet1.A58</svg:desc>
                </draw:g>
              </table:table-cell>
              <table:table-cell office:value-type="float" office:value="0.280257443357229">
                <text:p>0.280257443357229</text:p>
                <draw:g>
                  <svg:desc>Sheet1.D58:Sheet1.AB5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49003191879">
                <text:p>0.28549003191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955156716027">
                <text:p>0.286955156716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373763800952">
                <text:p>0.287373763800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565642823505">
                <text:p>0.290565642823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716812307048">
                <text:p>0.291716812307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2298676155094">
                <text:p>0.37229867615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971744021768">
                <text:p>0.5399717440217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family="'Liberation Serif'" style:font-style-name="Regular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2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erif'" style:font-style-name="Regular" style:font-family-generic="roman" fo:font-size="15pt" style:font-size-asian="9pt" style:font-size-complex="9pt"/>
    </style:style>
    <style:style style:name="ch6" style:family="chart">
      <style:graphic-properties svg:stroke-color="#999999"/>
    </style:style>
    <style:style style:name="ch7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dash" draw:stroke-dash="Dot" svg:stroke-width="0.08cm" svg:stroke-color="#cc0000" draw:fill-color="#cc000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Dot" svg:stroke-width="0.08cm" svg:stroke-color="#a300cc" draw:fill-color="#a300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cm" chart:symbol-height="0.2cm" chart:link-data-style-to-source="true"/>
      <style:graphic-properties draw:stroke="dash" draw:stroke-dash="Dot" svg:stroke-width="0.08cm" svg:stroke-color="#00cc00" draw:fill-color="#00cc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31cm" svg:height="13.882cm" xlink:href=".." xlink:type="simple" chart:class="chart:scatter" chart:style-name="ch1">
        <chart:legend chart:legend-position="end" svg:x="2.354cm" svg:y="0.757cm" style:legend-expansion="custom" svg:width="3.929cm" svg:height="1.85cm" style:legend-expansion-aspect-ratio="2.12378378378378" chart:style-name="ch2"/>
        <chart:plot-area chart:style-name="ch3" table:cell-range-address="Sheet1.D47:Sheet1.AB47 Sheet1.A60:Sheet1.A62 Sheet1.D60:Sheet1.AB62" chart:data-source-has-labels="column" svg:x="0.749cm" svg:y="0.307cm" svg:width="12.621cm" svg:height="12.113cm">
          <chart:coordinate-region svg:x="1.979cm" svg:y="0.533cm" svg:width="11.125cm" svg:height="11.187cm"/>
          <chart:axis chart:dimension="x" chart:name="primary-x" chart:style-name="ch4">
            <chart:title svg:x="4.265cm" svg:y="12.697cm" chart:style-name="ch5">
              <text:p>Annular Thickness [mm]</text:p>
            </chart:title>
            <chart:grid chart:style-name="ch6" chart:class="major"/>
          </chart:axis>
          <chart:axis chart:dimension="y" chart:name="primary-y" chart:style-name="ch7">
            <chart:title svg:x="0cm" svg:y="8.787cm" chart:style-name="ch8">
              <text:p>Geometric Efficiency</text:p>
            </chart:title>
            <chart:grid chart:style-name="ch6" chart:class="major"/>
          </chart:axis>
          <chart:series chart:style-name="ch9" chart:values-cell-range-address="Sheet1.D60:Sheet1.AB60" chart:label-cell-address="Sheet1.A60:Sheet1.A60" chart:class="chart:scatter">
            <chart:domain table:cell-range-address="Sheet1.D47:Sheet1.AB47"/>
            <chart:data-point chart:repeated="25"/>
          </chart:series>
          <chart:series chart:style-name="ch10" chart:values-cell-range-address="Sheet1.D61:Sheet1.AB61" chart:label-cell-address="Sheet1.A61:Sheet1.A61" chart:class="chart:scatter">
            <chart:data-point chart:repeated="25"/>
          </chart:series>
          <chart:series chart:style-name="ch11" chart:values-cell-range-address="Sheet1.D62:Sheet1.AB62" chart:label-cell-address="Sheet1.A62:Sheet1.A62" chart:class="chart:scatter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D47:Sheet1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K(p,t)</text:p>
                <draw:g>
                  <svg:desc>Sheet1.A60:Sheet1.A60</svg:desc>
                </draw:g>
              </table:table-cell>
              <table:table-cell office:value-type="float" office:value="0.0000169831764653934">
                <text:p>0.0000169831764653934</text:p>
                <draw:g>
                  <svg:desc>Sheet1.D60:Sheet1.AB6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424528462105">
                <text:p>0.335424528462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297171621791">
                <text:p>0.390297171621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186485467496">
                <text:p>0.433186485467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888053694011">
                <text:p>0.461888053694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78031242251">
                <text:p>0.554178031242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443919852994">
                <text:p>0.634443919852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103658515874">
                <text:p>0.698103658515874</text:p>
              </table:table-cell>
            </table:table-row>
            <table:table-row>
              <table:table-cell office:value-type="string">
                <text:p>94Kr(p,t)</text:p>
                <draw:g>
                  <svg:desc>Sheet1.A61:Sheet1.A61</svg:desc>
                </draw:g>
              </table:table-cell>
              <table:table-cell office:value-type="float" office:value="0.233720930232558">
                <text:p>0.233720930232558</text:p>
                <draw:g>
                  <svg:desc>Sheet1.D61:Sheet1.AB6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883720930233">
                <text:p>0.234883720930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147286821705">
                <text:p>0.249147286821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3410852713178">
                <text:p>0.24341085271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7674418604651">
                <text:p>0.24767441860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914728682171">
                <text:p>0.248914728682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062015503876">
                <text:p>0.24806201550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302325581395">
                <text:p>0.249302325581395</text:p>
              </table:table-cell>
            </table:table-row>
            <table:table-row>
              <table:table-cell office:value-type="string">
                <text:p>132Sn(p,t)</text:p>
                <draw:g>
                  <svg:desc>Sheet1.A62:Sheet1.A62</svg:desc>
                </draw:g>
              </table:table-cell>
              <table:table-cell office:value-type="float" office:value="0.29210963082582">
                <text:p>0.29210963082582</text:p>
                <draw:g>
                  <svg:desc>Sheet1.D62:Sheet1.AB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76934463733">
                <text:p>0.29376934463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217915937738">
                <text:p>0.294217915937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035571704122">
                <text:p>0.29903557170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69057551698">
                <text:p>0.298569057551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59628582963">
                <text:p>0.29995962858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578656977527">
                <text:p>0.300578656977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965056295698">
                <text:p>0.3029650562956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family="'Liberation Serif'" style:font-style-name="Regular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error-category="cell-range"/>
    </style:style>
    <style:style style:name="ch4" style:family="chart" style:data-style-name="N12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erif'" style:font-style-name="Regular" style:font-family-generic="roman" fo:font-size="15pt" style:font-size-asian="9pt" style:font-size-complex="9pt"/>
    </style:style>
    <style:style style:name="ch6" style:family="chart">
      <style:graphic-properties svg:stroke-color="#999999"/>
    </style:style>
    <style:style style:name="ch7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69:Sheet1.AD69" chart:error-lower-range="Sheet1.E69:Sheet1.AD69"/>
      <style:graphic-properties draw:stroke="dash" draw:stroke-dash="Dot" svg:stroke-width="0.08cm" svg:stroke-color="#cc0000" draw:fill-color="#cc000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69:Sheet1.AD69" chart:error-lower-range="Sheet1.E69:Sheet1.AD69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E70:Sheet1.AC70" chart:error-lower-range="Sheet1.E70:Sheet1.AC70"/>
      <style:graphic-properties draw:stroke="dash" draw:stroke-dash="Dot" svg:stroke-width="0.08cm" svg:stroke-color="#a300cc" draw:fill-color="#a300cc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70:Sheet1.AC70" chart:error-lower-range="Sheet1.E70:Sheet1.AC70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circle" chart:symbol-width="0.2cm" chart:symbol-height="0.2cm" chart:link-data-style-to-source="true" chart:error-category="cell-range" chart:error-upper-range="Sheet1.E71:Sheet1.AC71" chart:error-lower-range="Sheet1.E71:Sheet1.AC71"/>
      <style:graphic-properties draw:stroke="dash" draw:stroke-dash="Dot" svg:stroke-width="0.08cm" svg:stroke-color="#00cc00" draw:fill-color="#00cc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E71:Sheet1.AC71" chart:error-lower-range="Sheet1.E71:Sheet1.AC71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531cm" svg:height="13.882cm" xlink:href=".." xlink:type="simple" chart:class="chart:scatter" chart:style-name="ch1">
        <chart:legend chart:legend-position="end" svg:x="2.244cm" svg:y="9.686cm" style:legend-expansion="custom" svg:width="3.929cm" svg:height="1.85cm" style:legend-expansion-aspect-ratio="2.12378378378378" chart:style-name="ch2"/>
        <chart:plot-area chart:style-name="ch3" table:cell-range-address="Sheet1.D47:Sheet1.AB47 Sheet1.A52:Sheet1.A54 Sheet1.D52:Sheet1.AB54" chart:data-source-has-labels="column" svg:x="0.749cm" svg:y="0.307cm" svg:width="12.621cm" svg:height="12.113cm">
          <chart:coordinate-region svg:x="1.979cm" svg:y="0.533cm" svg:width="11.125cm" svg:height="11.187cm"/>
          <chart:axis chart:dimension="x" chart:name="primary-x" chart:style-name="ch4">
            <chart:title svg:x="4.265cm" svg:y="12.697cm" chart:style-name="ch5">
              <text:p>Annular Thickness [mm]</text:p>
            </chart:title>
            <chart:grid chart:style-name="ch6" chart:class="major"/>
          </chart:axis>
          <chart:axis chart:dimension="y" chart:name="primary-y" chart:style-name="ch7">
            <chart:title svg:x="0cm" svg:y="8.787cm" chart:style-name="ch8">
              <text:p>Geometric Efficiency</text:p>
            </chart:title>
            <chart:grid chart:style-name="ch6" chart:class="major"/>
          </chart:axis>
          <chart:series chart:style-name="ch9" chart:values-cell-range-address="Sheet1.D52:Sheet1.AB52" chart:label-cell-address="Sheet1.A52:Sheet1.A52" chart:class="chart:scatter">
            <chart:domain table:cell-range-address="Sheet1.D47:Sheet1.AB47"/>
            <chart:error-indicator chart:style-name="ch10" chart:dimension="y"/>
            <chart:data-point chart:repeated="25"/>
          </chart:series>
          <chart:series chart:style-name="ch11" chart:values-cell-range-address="Sheet1.D53:Sheet1.AB53" chart:label-cell-address="Sheet1.A53:Sheet1.A53" chart:class="chart:scatter">
            <chart:error-indicator chart:style-name="ch12" chart:dimension="y"/>
            <chart:data-point chart:repeated="25"/>
          </chart:series>
          <chart:series chart:style-name="ch13" chart:values-cell-range-address="Sheet1.D54:Sheet1.AB54" chart:label-cell-address="Sheet1.A54:Sheet1.A54" chart:class="chart:scatter">
            <chart:error-indicator chart:style-name="ch14" chart:dimension="y"/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D47:Sheet1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K(d,t)</text:p>
                <draw:g>
                  <svg:desc>Sheet1.A52:Sheet1.A52</svg:desc>
                </draw:g>
              </table:table-cell>
              <table:table-cell office:value-type="float" office:value="0.904249291784703">
                <text:p>0.904249291784703</text:p>
                <draw:g>
                  <svg:desc>Sheet1.D52:Sheet1.AB5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013305863164">
                <text:p>0.90501330586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760322774487">
                <text:p>0.90776032277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262597647867">
                <text:p>0.909262597647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554811571809">
                <text:p>0.913554811571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4112799381921">
                <text:p>0.914112799381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435144647609">
                <text:p>0.919435144647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259078032449">
                <text:p>0.918259078032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1152030217186">
                <text:p>0.921152030217186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0278611966753511">
                <text:p>0.00278611966753511</text:p>
                <draw:g>
                  <svg:desc>Sheet1.E69:Sheet1.AD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8729643661331">
                <text:p>0.0027872964366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9152341814097">
                <text:p>0.00279152341814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9383234362544">
                <text:p>0.0027938323436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041878386526">
                <text:p>0.0028004187838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127388363246">
                <text:p>0.0028012738836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941713884502">
                <text:p>0.0028094171388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761977501121">
                <text:p>0.002807619775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120389649383">
                <text:p>0.002812038964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0278611966753511">
                <text:p>0.00278611966753511</text:p>
                <draw:g>
                  <svg:desc>Sheet1.E69:Sheet1.AD6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8729643661331">
                <text:p>0.0027872964366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9152341814097">
                <text:p>0.00279152341814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9383234362544">
                <text:p>0.0027938323436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041878386526">
                <text:p>0.00280041878386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127388363246">
                <text:p>0.00280127388363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941713884502">
                <text:p>0.0028094171388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761977501121">
                <text:p>0.00280761977501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120389649383">
                <text:p>0.0028120389649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Kr(d,t)</text:p>
                <draw:g>
                  <svg:desc>Sheet1.A53:Sheet1.A53</svg:desc>
                </draw:g>
              </table:table-cell>
              <table:table-cell office:value-type="float" office:value="0.890666000249906">
                <text:p>0.890666000249906</text:p>
                <draw:g>
                  <svg:desc>Sheet1.D53:Sheet1.AB5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8737973260028">
                <text:p>0.89873797326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2915156816194">
                <text:p>0.892915156816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289641384481">
                <text:p>0.894289641384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287767087342">
                <text:p>0.899287767087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2761464450831">
                <text:p>0.902761464450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409721354492">
                <text:p>0.90740972135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610396101462">
                <text:p>0.90561039610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8784205922779">
                <text:p>0.908784205922779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471787061528495">
                <text:p>0.00471787061528495</text:p>
                <draw:g>
                  <svg:desc>Sheet1.E70:Sheet1.AC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3920107417301">
                <text:p>0.00473920107417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38237666945">
                <text:p>0.004723823766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745811319704">
                <text:p>0.0047274581131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065043161174">
                <text:p>0.0047406504316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979751096008">
                <text:p>0.0047497975109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201000173677">
                <text:p>0.0047620100017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5728630499218">
                <text:p>0.0047572863049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561522679767">
                <text:p>0.00476561522679767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471787061528495">
                <text:p>0.00471787061528495</text:p>
                <draw:g>
                  <svg:desc>Sheet1.E70:Sheet1.AC7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3920107417301">
                <text:p>0.00473920107417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38237666945">
                <text:p>0.004723823766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745811319704">
                <text:p>0.0047274581131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065043161174">
                <text:p>0.0047406504316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979751096008">
                <text:p>0.0047497975109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201000173677">
                <text:p>0.00476201000173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5728630499218">
                <text:p>0.00475728630499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561522679767">
                <text:p>0.00476561522679767</text:p>
              </table:table-cell>
            </table:table-row>
            <table:table-row>
              <table:table-cell office:value-type="string">
                <text:p>132Sn(d,t)</text:p>
                <draw:g>
                  <svg:desc>Sheet1.A54:Sheet1.A54</svg:desc>
                </draw:g>
              </table:table-cell>
              <table:table-cell office:value-type="float" office:value="0.896610169491525">
                <text:p>0.896610169491525</text:p>
                <draw:g>
                  <svg:desc>Sheet1.D54:Sheet1.AB5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651890482399">
                <text:p>0.900651890482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2868318122555">
                <text:p>0.902868318122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432855280313">
                <text:p>0.904432855280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736636245111">
                <text:p>0.90573663624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779661016949">
                <text:p>0.906779661016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734028683181">
                <text:p>0.911734028683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6558018252934">
                <text:p>0.91655801825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77444589309">
                <text:p>0.91877444589309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0483525236534202">
                <text:p>0.00483525236534202</text:p>
                <draw:g>
                  <svg:desc>Sheet1.E71:Sheet1.AC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4613823723634">
                <text:p>0.0048461382372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20975400074">
                <text:p>0.004852097540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629970379156">
                <text:p>0.00485629970379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979873133954">
                <text:p>0.0048597987313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259614054016">
                <text:p>0.00486259614054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7586191673974">
                <text:p>0.0048758619167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874400502026">
                <text:p>0.0048887440050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9465143498117">
                <text:p>0.00489465143498117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0483525236534202">
                <text:p>0.00483525236534202</text:p>
                <draw:g>
                  <svg:desc>Sheet1.E71:Sheet1.AC7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4613823723634">
                <text:p>0.00484613823723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20975400074">
                <text:p>0.004852097540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629970379156">
                <text:p>0.00485629970379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5979873133954">
                <text:p>0.00485979873133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259614054016">
                <text:p>0.00486259614054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7586191673974">
                <text:p>0.0048758619167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874400502026">
                <text:p>0.0048887440050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9465143498117">
                <text:p>0.004894651434981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0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family="'Liberation Serif'" style:font-style-name="Regular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 chart:error-category="cell-range"/>
    </style:style>
    <style:style style:name="ch4" style:family="chart" style:data-style-name="N120">
      <style:chart-properties chart:display-label="true" chart:logarithmic="false" chart:origin="0" chart:reverse-direction="false" text:line-break="false" loext:try-staggering-first="false" chart:link-data-style-to-source="false" loext:major-origin="0.5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Liberation Serif'" style:font-style-name="Regular" style:font-family-generic="roman" fo:font-size="15pt" style:font-size-asian="9pt" style:font-size-complex="9pt"/>
    </style:style>
    <style:style style:name="ch6" style:family="chart">
      <style:graphic-properties svg:stroke-color="#999999"/>
    </style:style>
    <style:style style:name="ch7" style:family="chart" style:data-style-name="N10">
      <style:chart-properties chart:display-label="true" chart:logarithmic="false" chart:minimum="0" chart:maximum="1" chart:origin="0" chart:reverse-direction="false" text:line-break="false" loext:try-staggering-first="false" chart:link-data-style-to-source="false" chart:axis-position="0"/>
      <style:text-properties fo:font-family="'Liberation Serif'" style:font-style-name="Regular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Liberation Serif'" style:font-style-name="Regular" style:font-family-generic="roman" fo:font-size="15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E65:Sheet1.AC65" chart:error-lower-range="Sheet1.E65:Sheet1.AC65"/>
      <style:graphic-properties draw:stroke="dash" draw:stroke-dash="Dot" svg:stroke-width="0.08cm" svg:stroke-color="#cc0000" draw:fill-color="#cc0000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65:Sheet1.AC65" chart:error-lower-range="Sheet1.E65:Sheet1.AC6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Sheet1.E66:Sheet1.AC66" chart:error-lower-range="Sheet1.E66:Sheet1.AC66"/>
      <style:graphic-properties draw:stroke="dash" draw:stroke-dash="Dot" svg:stroke-width="0.08cm" svg:stroke-color="#a300cc" draw:fill-color="#a300cc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66:Sheet1.AC66" chart:error-lower-range="Sheet1.E66:Sheet1.AC6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circle" chart:symbol-width="0.2cm" chart:symbol-height="0.2cm" chart:link-data-style-to-source="true" chart:error-category="cell-range" chart:error-upper-range="Sheet1.E67:Sheet1.AC68" chart:error-lower-range="Sheet1.E67:Sheet1.AC68"/>
      <style:graphic-properties draw:stroke="dash" draw:stroke-dash="Dot" svg:stroke-width="0.08cm" svg:stroke-color="#00cc00" draw:fill-color="#00cc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E67:Sheet1.AC68" chart:error-lower-range="Sheet1.E67:Sheet1.AC68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531cm" svg:height="13.882cm" xlink:href=".." xlink:type="simple" chart:class="chart:scatter" chart:style-name="ch1">
        <chart:legend chart:legend-position="end" svg:x="2.281cm" svg:y="9.648cm" style:legend-expansion="custom" svg:width="3.929cm" svg:height="1.85cm" style:legend-expansion-aspect-ratio="2.12378378378378" chart:style-name="ch2"/>
        <chart:plot-area chart:style-name="ch3" table:cell-range-address="Sheet1.D47:Sheet1.AB50 Sheet1.A48:Sheet1.A50" chart:data-source-has-labels="column" svg:x="0.749cm" svg:y="0.307cm" svg:width="12.621cm" svg:height="12.113cm">
          <chart:coordinate-region svg:x="1.979cm" svg:y="0.533cm" svg:width="11.125cm" svg:height="11.187cm"/>
          <chart:axis chart:dimension="x" chart:name="primary-x" chart:style-name="ch4">
            <chart:title svg:x="4.265cm" svg:y="12.697cm" chart:style-name="ch5">
              <text:p>Annular Thickness [mm]</text:p>
            </chart:title>
            <chart:grid chart:style-name="ch6" chart:class="major"/>
          </chart:axis>
          <chart:axis chart:dimension="y" chart:name="primary-y" chart:style-name="ch7">
            <chart:title svg:x="0cm" svg:y="8.787cm" chart:style-name="ch8">
              <text:p>Geometric Efficiency</text:p>
            </chart:title>
            <chart:grid chart:style-name="ch6" chart:class="major"/>
          </chart:axis>
          <chart:series chart:style-name="ch9" chart:values-cell-range-address="Sheet1.D48:Sheet1.AB48" chart:label-cell-address="Sheet1.A48:Sheet1.A48" chart:class="chart:scatter">
            <chart:domain table:cell-range-address="Sheet1.D47:Sheet1.AB47"/>
            <chart:error-indicator chart:style-name="ch10" chart:dimension="y"/>
            <chart:data-point chart:repeated="25"/>
          </chart:series>
          <chart:series chart:style-name="ch11" chart:values-cell-range-address="Sheet1.D49:Sheet1.AB49" chart:label-cell-address="Sheet1.A49:Sheet1.A49" chart:class="chart:scatter">
            <chart:error-indicator chart:style-name="ch12" chart:dimension="y"/>
            <chart:data-point chart:repeated="25"/>
          </chart:series>
          <chart:series chart:style-name="ch13" chart:values-cell-range-address="Sheet1.D50:Sheet1.AB50" chart:label-cell-address="Sheet1.A50:Sheet1.A50" chart:class="chart:scatter">
            <chart:error-indicator chart:style-name="ch14" chart:dimension="y"/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Sheet1.D47:Sheet1.AB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7K(d,p)</text:p>
                <draw:g>
                  <svg:desc>Sheet1.A48:Sheet1.A48</svg:desc>
                </draw:g>
              </table:table-cell>
              <table:table-cell office:value-type="float" office:value="0.90270551508845">
                <text:p>0.90270551508845</text:p>
                <draw:g>
                  <svg:desc>Sheet1.D48:Sheet1.AB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5195480897874">
                <text:p>0.905195480897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8874684108815">
                <text:p>0.90887468410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76668648729">
                <text:p>0.9076668648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9339229968783">
                <text:p>0.909339229968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3613051880482">
                <text:p>0.91361305188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452653485952">
                <text:p>0.91545265348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0636985283187">
                <text:p>0.920636985283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9206184034488">
                <text:p>0.919206184034488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409559817269216">
                <text:p>0.00409559817269216</text:p>
                <draw:g>
                  <svg:desc>Sheet1.E65:Sheet1.AC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124280243057">
                <text:p>0.0041012428024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956918292823">
                <text:p>0.0041095691829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683763646045">
                <text:p>0.0041068376364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1061929440247">
                <text:p>0.0041106192944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026776247935">
                <text:p>0.0041202677624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44138501027">
                <text:p>0.004124413850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3607591828814">
                <text:p>0.0041360759182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3286064245848">
                <text:p>0.00413286064245848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409559817269216">
                <text:p>0.00409559817269216</text:p>
                <draw:g>
                  <svg:desc>Sheet1.E65:Sheet1.AC6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124280243057">
                <text:p>0.0041012428024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956918292823">
                <text:p>0.00410956918292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683763646045">
                <text:p>0.0041068376364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1061929440247">
                <text:p>0.0041106192944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026776247935">
                <text:p>0.0041202677624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44138501027">
                <text:p>0.004124413850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3607591828814">
                <text:p>0.00413607591828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3286064245848">
                <text:p>0.00413286064245848</text:p>
              </table:table-cell>
            </table:table-row>
            <table:table-row>
              <table:table-cell office:value-type="string">
                <text:p>94Kr(d,p)</text:p>
                <draw:g>
                  <svg:desc>Sheet1.A49:Sheet1.A49</svg:desc>
                </draw:g>
              </table:table-cell>
              <table:table-cell office:value-type="float" office:value="0.886788128795692">
                <text:p>0.886788128795692</text:p>
                <draw:g>
                  <svg:desc>Sheet1.D49:Sheet1.AB4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250830755128">
                <text:p>0.893250830755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9530193651885">
                <text:p>0.899530193651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3204995989458">
                <text:p>0.893204995989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423971582445">
                <text:p>0.900423971582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1684427638364">
                <text:p>0.901684427638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778274321073">
                <text:p>0.904778274321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382491119514">
                <text:p>0.906382491119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6840838776212">
                <text:p>0.906840838776212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450808862391124">
                <text:p>0.00450808862391124</text:p>
                <draw:g>
                  <svg:desc>Sheet1.E66:Sheet1.AC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2448574492064">
                <text:p>0.0045244857449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403609789811">
                <text:p>0.004540360978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2436966251854">
                <text:p>0.004524369662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4261608222159">
                <text:p>0.0045426160822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4579445470627">
                <text:p>0.00454579445470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5358650881899">
                <text:p>0.0045535865088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5762158848432">
                <text:p>0.0045576215884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5877381239061">
                <text:p>0.00455877381239061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450808862391124">
                <text:p>0.00450808862391124</text:p>
                <draw:g>
                  <svg:desc>Sheet1.E66:Sheet1.AC6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2448574492064">
                <text:p>0.0045244857449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403609789811">
                <text:p>0.0045403609789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2436966251854">
                <text:p>0.004524369662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4261608222159">
                <text:p>0.00454261608222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4579445470627">
                <text:p>0.00454579445470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5358650881899">
                <text:p>0.00455358650881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5762158848432">
                <text:p>0.00455762158848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5877381239061">
                <text:p>0.00455877381239061</text:p>
              </table:table-cell>
            </table:table-row>
            <table:table-row>
              <table:table-cell office:value-type="string">
                <text:p>132Sn(d,p)</text:p>
                <draw:g>
                  <svg:desc>Sheet1.A50:Sheet1.A50</svg:desc>
                </draw:g>
              </table:table-cell>
              <table:table-cell office:value-type="float" office:value="0.896">
                <text:p>0.896</text:p>
                <draw:g>
                  <svg:desc>Sheet1.D50:Sheet1.AB5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7111111111111">
                <text:p>0.8971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666666666667">
                <text:p>0.904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4711111111111">
                <text:p>0.90471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466666666667">
                <text:p>0.9114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688888888889">
                <text:p>0.9116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155555555556">
                <text:p>0.91515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1866666666667">
                <text:p>0.9118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8666666666667">
                <text:p>0.918666666666667</text:p>
              </table:table-cell>
            </table:table-row>
            <table:table-row>
              <table:table-cell office:value-type="string">
                <text:p>Row 67 Row 68</text:p>
                <draw:g>
                  <svg:desc/>
                </draw:g>
              </table:table-cell>
              <table:table-cell office:value-type="float" office:value="0.00631048510197292">
                <text:p>0.00631048510197292</text:p>
                <draw:g>
                  <svg:desc>Sheet1.E67:Sheet1.AC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1439664087327">
                <text:p>0.00631439664087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4093111517602">
                <text:p>0.0063409311151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4108687182642">
                <text:p>0.0063410868718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6471756086864">
                <text:p>0.0063647175608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6549339586803">
                <text:p>0.00636549339586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7758420147579">
                <text:p>0.0063775842014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6611399579111">
                <text:p>0.0063661139957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8980669736023">
                <text:p>0.00638980669736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67 Row 68</text:p>
                <draw:g>
                  <svg:desc/>
                </draw:g>
              </table:table-cell>
              <table:table-cell office:value-type="float" office:value="0.00631048510197292">
                <text:p>0.00631048510197292</text:p>
                <draw:g>
                  <svg:desc>Sheet1.E67:Sheet1.AC6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1439664087327">
                <text:p>0.00631439664087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4093111517602">
                <text:p>0.00634093111517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4108687182642">
                <text:p>0.0063410868718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6471756086864">
                <text:p>0.00636471756086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6549339586803">
                <text:p>0.00636549339586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7758420147579">
                <text:p>0.0063775842014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6611399579111">
                <text:p>0.00636611399579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8980669736023">
                <text:p>0.006389806697360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